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end="Arrow" draw:textarea-vertical-align="middle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ode loss <text:line-break/>downtree propagat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1" xml:id="id5" draw:id="id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" draw:start-glue-point="10" draw:end-shape="id2" draw:end-glue-point="6" svg:d="M16404 19877h313v2h312" svg:viewBox="0 0 626 3">
          <text:p/>
        </draw:connector>
        <draw:custom-shape draw:style-name="gr2" draw:text-style-name="P1" xml:id="id3" draw:id="id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" draw:start-glue-point="10" draw:end-shape="id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" draw:start-glue-point="8" draw:end-shape="id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" draw:start-glue-point="8" draw:end-shape="id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6" draw:start-glue-point="4" draw:end-shape="id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4" draw:start-glue-point="8" draw:end-shape="id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" draw:start-glue-point="10" draw:end-shape="id6" draw:end-glue-point="6" svg:d="M14889 19877h292v2h292" svg:viewBox="0 0 585 3">
          <text:p/>
        </draw:connector>
        <draw:custom-shape draw:style-name="gr2" draw:text-style-name="P1" xml:id="id11" draw:id="id1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" draw:start-glue-point="10" draw:end-shape="id8" draw:end-glue-point="6" svg:d="M19785 19877h314v2h313" svg:viewBox="0 0 628 3">
          <text:p/>
        </draw:connector>
        <draw:custom-shape draw:style-name="gr2" draw:text-style-name="P1" xml:id="id9" draw:id="id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9" draw:start-glue-point="10" draw:end-shape="id1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9" draw:start-glue-point="8" draw:end-shape="id1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9" draw:start-glue-point="8" draw:end-shape="id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12" draw:start-glue-point="4" draw:end-shape="id1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10" draw:start-glue-point="8" draw:end-shape="id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11" draw:start-glue-point="10" draw:end-shape="id12" draw:end-glue-point="6" svg:d="M18270 19877h293v2h292" svg:viewBox="0 0 586 3">
          <text:p/>
        </draw:connector>
        <draw:custom-shape draw:style-name="gr2" draw:text-style-name="P1" xml:id="id13" draw:id="id1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13" draw:start-glue-point="10" draw:end-shape="id14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13" draw:start-glue-point="8" draw:end-shape="id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3" draw:start-glue-point="8" draw:end-shape="id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4" draw:start-glue-point="4" draw:end-shape="id14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14" draw:start-glue-point="8" draw:end-shape="id10" draw:end-glue-point="4" svg:d="M18384 15345l1470 1573" svg:viewBox="0 0 1471 1574">
          <text:p/>
        </draw:connector>
        <draw:custom-shape draw:style-name="gr2" draw:text-style-name="P1" xml:id="id19" draw:id="id1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5" draw:start-glue-point="10" draw:end-shape="id16" draw:end-glue-point="6" svg:d="M22998 19877h312v2h313" svg:viewBox="0 0 626 3">
          <text:p/>
        </draw:connector>
        <draw:custom-shape draw:style-name="gr2" draw:text-style-name="P1" xml:id="id17" draw:id="id1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7" draw:start-glue-point="10" draw:end-shape="id1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7" draw:start-glue-point="8" draw:end-shape="id1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7" draw:start-glue-point="8" draw:end-shape="id1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0" draw:start-glue-point="4" draw:end-shape="id1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8" draw:start-glue-point="8" draw:end-shape="id1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9" draw:start-glue-point="10" draw:end-shape="id20" draw:end-glue-point="6" svg:d="M21482 19877h293v2h293" svg:viewBox="0 0 587 3">
          <text:p/>
        </draw:connector>
        <draw:custom-shape draw:style-name="gr2" draw:text-style-name="P1" xml:id="id25" draw:id="id2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1" draw:start-glue-point="10" draw:end-shape="id22" draw:end-glue-point="6" svg:d="M26380 19877h312v2h313" svg:viewBox="0 0 626 3">
          <text:p/>
        </draw:connector>
        <draw:custom-shape draw:style-name="gr2" draw:text-style-name="P1" xml:id="id23" draw:id="id2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3" draw:start-glue-point="10" draw:end-shape="id2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3" draw:start-glue-point="8" draw:end-shape="id2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3" draw:start-glue-point="8" draw:end-shape="id2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6" draw:start-glue-point="4" draw:end-shape="id2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4" draw:start-glue-point="8" draw:end-shape="id2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5" draw:start-glue-point="10" draw:end-shape="id26" draw:end-glue-point="6" svg:d="M24864 19877h293v2h292" svg:viewBox="0 0 586 3">
          <text:p/>
        </draw:connector>
        <draw:custom-shape draw:style-name="gr2" draw:text-style-name="P1" xml:id="id27" draw:id="id2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7" draw:start-glue-point="10" draw:end-shape="id2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7" draw:start-glue-point="8" draw:end-shape="id1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7" draw:start-glue-point="8" draw:end-shape="id2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8" draw:start-glue-point="4" draw:end-shape="id2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8" draw:start-glue-point="8" draw:end-shape="id24" draw:end-glue-point="4" svg:d="M24837 15345l1611 1573" svg:viewBox="0 0 1612 1574">
          <text:p/>
        </draw:connector>
        <draw:custom-shape draw:style-name="gr2" draw:text-style-name="P1" xml:id="id29" draw:id="id29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29" draw:start-glue-point="10" draw:end-shape="id30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29" draw:start-glue-point="8" draw:end-shape="id1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29" draw:start-glue-point="8" draw:end-shape="id27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14" draw:start-glue-point="4" draw:end-shape="id30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30" draw:start-glue-point="8" draw:end-shape="id28" draw:end-glue-point="11" svg:d="M21695 11973l3293 2619" svg:viewBox="0 0 3294 2620">
          <text:p/>
        </draw:connector>
        <draw:custom-shape draw:style-name="gr2" draw:text-style-name="P1" xml:id="id31" draw:id="id3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31" draw:start-glue-point="10" draw:end-shape="id3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3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3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3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32" draw:end-glue-point="4" svg:d="M-611-16l3898 2216" svg:viewBox="0 0 3899 2217">
          <text:p/>
        </draw:connector>
        <draw:custom-shape draw:style-name="gr2" draw:text-style-name="P1" xml:id="id37" draw:id="id3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33" draw:start-glue-point="10" draw:end-shape="id34" draw:end-glue-point="6" svg:d="M3043 19877h314v2h312" svg:viewBox="0 0 627 3">
          <text:p/>
        </draw:connector>
        <draw:custom-shape draw:style-name="gr2" draw:text-style-name="P1" xml:id="id35" draw:id="id3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" draw:id="id3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35" draw:start-glue-point="10" draw:end-shape="id3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35" draw:start-glue-point="8" draw:end-shape="id3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35" draw:start-glue-point="8" draw:end-shape="id3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38" draw:start-glue-point="4" draw:end-shape="id3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36" draw:start-glue-point="8" draw:end-shape="id3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37" draw:start-glue-point="10" draw:end-shape="id38" draw:end-glue-point="6" svg:d="M1528 19877h292v2h292" svg:viewBox="0 0 585 3">
          <text:p/>
        </draw:connector>
        <draw:custom-shape draw:style-name="gr2" draw:text-style-name="P1" xml:id="id43" draw:id="id4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" draw:id="id4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39" draw:start-glue-point="10" draw:end-shape="id40" draw:end-glue-point="6" svg:d="M6424 19877h314v2h313" svg:viewBox="0 0 628 3">
          <text:p/>
        </draw:connector>
        <draw:custom-shape draw:style-name="gr2" draw:text-style-name="P1" xml:id="id41" draw:id="id4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1" draw:start-glue-point="10" draw:end-shape="id4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1" draw:start-glue-point="8" draw:end-shape="id4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1" draw:start-glue-point="8" draw:end-shape="id3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4" draw:start-glue-point="4" draw:end-shape="id4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2" draw:start-glue-point="8" draw:end-shape="id4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3" draw:start-glue-point="10" draw:end-shape="id44" draw:end-glue-point="6" svg:d="M4910 19877h292v2h292" svg:viewBox="0 0 585 3">
          <text:p/>
        </draw:connector>
        <draw:custom-shape draw:style-name="gr2" draw:text-style-name="P1" xml:id="id45" draw:id="id4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5" draw:start-glue-point="10" draw:end-shape="id4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5" draw:start-glue-point="8" draw:end-shape="id3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5" draw:start-glue-point="8" draw:end-shape="id4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36" draw:start-glue-point="4" draw:end-shape="id4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6" draw:start-glue-point="8" draw:end-shape="id42" draw:end-glue-point="4" svg:d="M5023 15345l1470 1573" svg:viewBox="0 0 1471 1574">
          <text:p/>
        </draw:connector>
        <draw:custom-shape draw:style-name="gr2" draw:text-style-name="P1" xml:id="id51" draw:id="id5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" draw:id="id5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" draw:id="id4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" draw:id="id4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7" draw:start-glue-point="10" draw:end-shape="id48" draw:end-glue-point="6" svg:d="M9637 19877h313v2h313" svg:viewBox="0 0 627 3">
          <text:p/>
        </draw:connector>
        <draw:custom-shape draw:style-name="gr2" draw:text-style-name="P1" xml:id="id49" draw:id="id4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" draw:id="id5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9" draw:start-glue-point="10" draw:end-shape="id5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9" draw:start-glue-point="8" draw:end-shape="id5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9" draw:start-glue-point="8" draw:end-shape="id4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52" draw:start-glue-point="4" draw:end-shape="id5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50" draw:start-glue-point="8" draw:end-shape="id4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51" draw:start-glue-point="10" draw:end-shape="id52" draw:end-glue-point="6" svg:d="M8121 19877h293v2h293" svg:viewBox="0 0 587 3">
          <text:p/>
        </draw:connector>
        <draw:custom-shape draw:style-name="gr2" draw:text-style-name="P1" xml:id="id57" draw:id="id5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" draw:id="id5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" draw:id="id5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" draw:id="id5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53" draw:start-glue-point="10" draw:end-shape="id54" draw:end-glue-point="6" svg:d="M13019 19877h312v2h313" svg:viewBox="0 0 626 3">
          <text:p/>
        </draw:connector>
        <draw:custom-shape draw:style-name="gr2" draw:text-style-name="P1" xml:id="id55" draw:id="id5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" draw:id="id5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55" draw:start-glue-point="10" draw:end-shape="id5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55" draw:start-glue-point="8" draw:end-shape="id5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55" draw:start-glue-point="8" draw:end-shape="id5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8" draw:start-glue-point="4" draw:end-shape="id5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56" draw:start-glue-point="8" draw:end-shape="id5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7" draw:start-glue-point="10" draw:end-shape="id58" draw:end-glue-point="6" svg:d="M11504 19877h292v2h292" svg:viewBox="0 0 585 3">
          <text:p/>
        </draw:connector>
        <draw:custom-shape draw:style-name="gr2" draw:text-style-name="P1" xml:id="id59" draw:id="id5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" draw:id="id6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9" draw:start-glue-point="10" draw:end-shape="id6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9" draw:start-glue-point="8" draw:end-shape="id4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9" draw:start-glue-point="8" draw:end-shape="id5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50" draw:start-glue-point="4" draw:end-shape="id6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0" draw:start-glue-point="8" draw:end-shape="id56" draw:end-glue-point="4" svg:d="M11476 15345l1611 1573" svg:viewBox="0 0 1612 1574">
          <text:p/>
        </draw:connector>
        <draw:custom-shape draw:style-name="gr2" draw:text-style-name="P1" xml:id="id61" draw:id="id6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" draw:id="id6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1" draw:start-glue-point="10" draw:end-shape="id6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1" draw:start-glue-point="8" draw:end-shape="id4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1" draw:start-glue-point="8" draw:end-shape="id5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6" draw:start-glue-point="4" draw:end-shape="id6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2" draw:start-glue-point="8" draw:end-shape="id60" draw:end-glue-point="11" svg:d="M8335 11973l3292 2619" svg:viewBox="0 0 3293 2620">
          <text:p/>
        </draw:connector>
        <draw:custom-shape draw:style-name="gr2" draw:text-style-name="P1" xml:id="id63" draw:id="id6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" draw:id="id64" draw:layer="Layout" svg:width="0.427cm" svg:height="0.883cm" svg:x="14.222cm" svg:y="6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2cm" svg:y2="6.932cm" draw:start-shape="id63" draw:start-glue-point="10" draw:end-shape="id64" draw:end-glue-point="6" svg:d="M13595 6931h314v1h313" svg:viewBox="0 0 628 2">
          <text:p/>
        </draw:connector>
        <draw:connector draw:style-name="gr4" draw:text-style-name="P1" draw:layer="layout" draw:type="line" svg:x1="13.382cm" svg:y1="7.372cm" svg:x2="7.281cm" svg:y2="11.089cm" draw:start-shape="id63" draw:start-glue-point="8" draw:end-shape="id61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63" draw:start-glue-point="8" draw:end-shape="id29" draw:end-glue-point="4" svg:d="M13382 7372l7260 3717" svg:viewBox="0 0 7261 3718">
          <text:p/>
        </draw:connector>
        <draw:connector draw:style-name="gr5" draw:text-style-name="P1" draw:layer="layout" draw:type="line" svg:x1="8.335cm" svg:y1="11.09cm" svg:x2="14.436cm" svg:y2="7.373cm" draw:start-shape="id62" draw:start-glue-point="4" draw:end-shape="id64" draw:end-glue-point="8" svg:d="M8335 11090l6101-3717" svg:viewBox="0 0 6102 3718">
          <text:p/>
        </draw:connector>
        <draw:connector draw:style-name="gr4" draw:text-style-name="P1" draw:layer="layout" draw:type="line" svg:x1="14.436cm" svg:y1="7.373cm" svg:x2="21.695cm" svg:y2="11.09cm" draw:start-shape="id64" draw:start-glue-point="8" draw:end-shape="id30" draw:end-glue-point="4" svg:d="M14436 7373l7259 3717" svg:viewBox="0 0 7260 3718">
          <text:p/>
        </draw:connector>
        <draw:connector draw:style-name="gr7" draw:text-style-name="P1" draw:layer="layout" draw:type="line" svg:x1="3.287cm" svg:y1="3.083cm" svg:x2="14.587cm" svg:y2="6.619cm" draw:start-shape="id32" draw:start-glue-point="8" draw:end-shape="id64" draw:end-glue-point="11" svg:d="M3287 3083l11300 3536" svg:viewBox="0 0 11301 3537">
          <text:p/>
        </draw:connector>
        <draw:connector draw:style-name="gr7" draw:text-style-name="P1" draw:layer="layout" draw:type="line" svg:x1="1.229cm" svg:y1="3.081cm" svg:x2="13.533cm" svg:y2="6.618cm" draw:start-shape="id31" draw:start-glue-point="8" draw:end-shape="id63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2" draw:text-style-name="P1" xml:id="id69" draw:id="id6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" draw:id="id7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" draw:id="id6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" draw:id="id6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5" draw:start-glue-point="10" draw:end-shape="id66" draw:end-glue-point="6" svg:d="M16404 19877h313v2h312" svg:viewBox="0 0 626 3">
          <text:p/>
        </draw:connector>
        <draw:custom-shape draw:style-name="gr2" draw:text-style-name="P1" xml:id="id67" draw:id="id6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" draw:id="id6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7" draw:start-glue-point="10" draw:end-shape="id6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7" draw:start-glue-point="8" draw:end-shape="id6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7" draw:start-glue-point="8" draw:end-shape="id6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0" draw:start-glue-point="4" draw:end-shape="id6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8" draw:start-glue-point="8" draw:end-shape="id6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9" draw:start-glue-point="10" draw:end-shape="id70" draw:end-glue-point="6" svg:d="M14889 19877h292v2h292" svg:viewBox="0 0 585 3">
          <text:p/>
        </draw:connector>
        <draw:custom-shape draw:style-name="gr2" draw:text-style-name="P1" xml:id="id75" draw:id="id75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" draw:id="id76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" draw:id="id7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" draw:id="id7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1" draw:start-glue-point="10" draw:end-shape="id72" draw:end-glue-point="6" svg:d="M19785 19877h314v2h313" svg:viewBox="0 0 628 3">
          <text:p/>
        </draw:connector>
        <draw:custom-shape draw:style-name="gr2" draw:text-style-name="P1" xml:id="id73" draw:id="id73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" draw:id="id74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73" draw:start-glue-point="10" draw:end-shape="id74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73" draw:start-glue-point="8" draw:end-shape="id75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3" draw:start-glue-point="8" draw:end-shape="id71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76" draw:start-glue-point="4" draw:end-shape="id74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74" draw:start-glue-point="8" draw:end-shape="id72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75" draw:start-glue-point="10" draw:end-shape="id76" draw:end-glue-point="6" svg:d="M18270 19877h293v2h292" svg:viewBox="0 0 586 3">
          <text:p/>
        </draw:connector>
        <draw:custom-shape draw:style-name="gr2" draw:text-style-name="P1" xml:id="id77" draw:id="id7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" draw:id="id78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77" draw:start-glue-point="10" draw:end-shape="id78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77" draw:start-glue-point="8" draw:end-shape="id6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7" draw:start-glue-point="8" draw:end-shape="id73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68" draw:start-glue-point="4" draw:end-shape="id78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78" draw:start-glue-point="8" draw:end-shape="id74" draw:end-glue-point="4" svg:d="M18384 15345l1470 1573" svg:viewBox="0 0 1471 1574">
          <text:p/>
        </draw:connector>
        <draw:custom-shape draw:style-name="gr2" draw:text-style-name="P1" xml:id="id83" draw:id="id83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" draw:id="id84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" draw:id="id79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" draw:id="id80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9" draw:start-glue-point="10" draw:end-shape="id80" draw:end-glue-point="6" svg:d="M22998 19877h312v2h313" svg:viewBox="0 0 626 3">
          <text:p/>
        </draw:connector>
        <draw:custom-shape draw:style-name="gr2" draw:text-style-name="P1" xml:id="id81" draw:id="id81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" draw:id="id82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81" draw:start-glue-point="10" draw:end-shape="id82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81" draw:start-glue-point="8" draw:end-shape="id83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81" draw:start-glue-point="8" draw:end-shape="id79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84" draw:start-glue-point="4" draw:end-shape="id82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82" draw:start-glue-point="8" draw:end-shape="id80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83" draw:start-glue-point="10" draw:end-shape="id84" draw:end-glue-point="6" svg:d="M21482 19877h293v2h293" svg:viewBox="0 0 587 3">
          <text:p/>
        </draw:connector>
        <draw:custom-shape draw:style-name="gr2" draw:text-style-name="P1" xml:id="id89" draw:id="id89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" draw:id="id90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" draw:id="id85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" draw:id="id86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85" draw:start-glue-point="10" draw:end-shape="id86" draw:end-glue-point="6" svg:d="M26380 19877h312v2h313" svg:viewBox="0 0 626 3">
          <text:p/>
        </draw:connector>
        <draw:custom-shape draw:style-name="gr2" draw:text-style-name="P1" xml:id="id87" draw:id="id87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" draw:id="id88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87" draw:start-glue-point="10" draw:end-shape="id88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87" draw:start-glue-point="8" draw:end-shape="id89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87" draw:start-glue-point="8" draw:end-shape="id85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0" draw:start-glue-point="4" draw:end-shape="id88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88" draw:start-glue-point="8" draw:end-shape="id86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89" draw:start-glue-point="10" draw:end-shape="id90" draw:end-glue-point="6" svg:d="M24864 19877h293v2h292" svg:viewBox="0 0 586 3">
          <text:p/>
        </draw:connector>
        <draw:custom-shape draw:style-name="gr2" draw:text-style-name="P1" xml:id="id91" draw:id="id91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" draw:id="id92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1" draw:start-glue-point="10" draw:end-shape="id92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1" draw:start-glue-point="8" draw:end-shape="id81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1" draw:start-glue-point="8" draw:end-shape="id87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82" draw:start-glue-point="4" draw:end-shape="id92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2" draw:start-glue-point="8" draw:end-shape="id88" draw:end-glue-point="4" svg:d="M24837 15345l1611 1573" svg:viewBox="0 0 1612 1574">
          <text:p/>
        </draw:connector>
        <draw:custom-shape draw:style-name="gr2" draw:text-style-name="P1" xml:id="id93" draw:id="id93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" draw:id="id94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93" draw:start-glue-point="10" draw:end-shape="id94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93" draw:start-glue-point="8" draw:end-shape="id77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93" draw:start-glue-point="8" draw:end-shape="id91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78" draw:start-glue-point="4" draw:end-shape="id94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94" draw:start-glue-point="8" draw:end-shape="id92" draw:end-glue-point="11" svg:d="M21695 11973l3293 2619" svg:viewBox="0 0 3294 2620">
          <text:p/>
        </draw:connector>
        <draw:custom-shape draw:style-name="gr2" draw:text-style-name="P1" xml:id="id95" draw:id="id95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" draw:id="id96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5" draw:start-glue-point="10" draw:end-shape="id96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6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5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5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6" draw:end-glue-point="4" svg:d="M-611-16l3898 2216" svg:viewBox="0 0 3899 2217">
          <text:p/>
        </draw:connector>
        <draw:custom-shape draw:style-name="gr2" draw:text-style-name="P1" xml:id="id101" draw:id="id101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2" draw:id="id102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" draw:id="id97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" draw:id="id98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7" draw:start-glue-point="10" draw:end-shape="id98" draw:end-glue-point="6" svg:d="M3043 19877h314v2h312" svg:viewBox="0 0 627 3">
          <text:p/>
        </draw:connector>
        <draw:custom-shape draw:style-name="gr2" draw:text-style-name="P1" xml:id="id99" draw:id="id99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" draw:id="id100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9" draw:start-glue-point="10" draw:end-shape="id100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9" draw:start-glue-point="8" draw:end-shape="id101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9" draw:start-glue-point="8" draw:end-shape="id97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02" draw:start-glue-point="4" draw:end-shape="id100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00" draw:start-glue-point="8" draw:end-shape="id98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01" draw:start-glue-point="10" draw:end-shape="id102" draw:end-glue-point="6" svg:d="M1528 19877h292v2h292" svg:viewBox="0 0 585 3">
          <text:p/>
        </draw:connector>
        <draw:custom-shape draw:style-name="gr2" draw:text-style-name="P1" xml:id="id107" draw:id="id107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8" draw:id="id108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" draw:id="id103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" draw:id="id104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03" draw:start-glue-point="10" draw:end-shape="id104" draw:end-glue-point="6" svg:d="M6424 19877h314v2h313" svg:viewBox="0 0 628 3">
          <text:p/>
        </draw:connector>
        <draw:custom-shape draw:style-name="gr2" draw:text-style-name="P1" xml:id="id105" draw:id="id105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" draw:id="id106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05" draw:start-glue-point="10" draw:end-shape="id106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05" draw:start-glue-point="8" draw:end-shape="id107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05" draw:start-glue-point="8" draw:end-shape="id103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08" draw:start-glue-point="4" draw:end-shape="id106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06" draw:start-glue-point="8" draw:end-shape="id104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07" draw:start-glue-point="10" draw:end-shape="id108" draw:end-glue-point="6" svg:d="M4910 19877h292v2h292" svg:viewBox="0 0 585 3">
          <text:p/>
        </draw:connector>
        <draw:custom-shape draw:style-name="gr2" draw:text-style-name="P1" xml:id="id109" draw:id="id109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0" draw:id="id110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09" draw:start-glue-point="10" draw:end-shape="id110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09" draw:start-glue-point="8" draw:end-shape="id99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09" draw:start-glue-point="8" draw:end-shape="id105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00" draw:start-glue-point="4" draw:end-shape="id110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10" draw:start-glue-point="8" draw:end-shape="id106" draw:end-glue-point="4" svg:d="M5023 15345l1470 1573" svg:viewBox="0 0 1471 1574">
          <text:p/>
        </draw:connector>
        <draw:custom-shape draw:style-name="gr2" draw:text-style-name="P1" xml:id="id115" draw:id="id115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6" draw:id="id116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1" draw:id="id111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2" draw:id="id112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11" draw:start-glue-point="10" draw:end-shape="id112" draw:end-glue-point="6" svg:d="M9637 19877h313v2h313" svg:viewBox="0 0 627 3">
          <text:p/>
        </draw:connector>
        <draw:custom-shape draw:style-name="gr2" draw:text-style-name="P1" xml:id="id113" draw:id="id113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4" draw:id="id114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13" draw:start-glue-point="10" draw:end-shape="id114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13" draw:start-glue-point="8" draw:end-shape="id115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13" draw:start-glue-point="8" draw:end-shape="id111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16" draw:start-glue-point="4" draw:end-shape="id114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14" draw:start-glue-point="8" draw:end-shape="id112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15" draw:start-glue-point="10" draw:end-shape="id116" draw:end-glue-point="6" svg:d="M8121 19877h293v2h293" svg:viewBox="0 0 587 3">
          <text:p/>
        </draw:connector>
        <draw:custom-shape draw:style-name="gr2" draw:text-style-name="P1" xml:id="id121" draw:id="id121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2" draw:id="id122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7" draw:id="id117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8" draw:id="id118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17" draw:start-glue-point="10" draw:end-shape="id118" draw:end-glue-point="6" svg:d="M13019 19877h312v2h313" svg:viewBox="0 0 626 3">
          <text:p/>
        </draw:connector>
        <draw:custom-shape draw:style-name="gr2" draw:text-style-name="P1" xml:id="id119" draw:id="id119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0" draw:id="id120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19" draw:start-glue-point="10" draw:end-shape="id120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19" draw:start-glue-point="8" draw:end-shape="id121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19" draw:start-glue-point="8" draw:end-shape="id117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22" draw:start-glue-point="4" draw:end-shape="id120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20" draw:start-glue-point="8" draw:end-shape="id118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21" draw:start-glue-point="10" draw:end-shape="id122" draw:end-glue-point="6" svg:d="M11504 19877h292v2h292" svg:viewBox="0 0 585 3">
          <text:p/>
        </draw:connector>
        <draw:custom-shape draw:style-name="gr2" draw:text-style-name="P1" xml:id="id123" draw:id="id123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4" draw:id="id124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23" draw:start-glue-point="10" draw:end-shape="id124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23" draw:start-glue-point="8" draw:end-shape="id113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23" draw:start-glue-point="8" draw:end-shape="id119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14" draw:start-glue-point="4" draw:end-shape="id124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24" draw:start-glue-point="8" draw:end-shape="id120" draw:end-glue-point="4" svg:d="M11476 15345l1611 1573" svg:viewBox="0 0 1612 1574">
          <text:p/>
        </draw:connector>
        <draw:custom-shape draw:style-name="gr2" draw:text-style-name="P1" xml:id="id125" draw:id="id125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6" draw:id="id126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25" draw:start-glue-point="10" draw:end-shape="id126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25" draw:start-glue-point="8" draw:end-shape="id109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25" draw:start-glue-point="8" draw:end-shape="id123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10" draw:start-glue-point="4" draw:end-shape="id126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26" draw:start-glue-point="8" draw:end-shape="id124" draw:end-glue-point="11" svg:d="M8335 11973l3292 2619" svg:viewBox="0 0 3293 2620">
          <text:p/>
        </draw:connector>
        <draw:custom-shape draw:style-name="gr2" draw:text-style-name="P1" xml:id="id127" draw:id="id12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27" draw:start-glue-point="8" draw:end-shape="id125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27" draw:start-glue-point="8" draw:end-shape="id93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95" draw:start-glue-point="8" draw:end-shape="id127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2" draw:text-style-name="P1" xml:id="id132" draw:id="id132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3" draw:id="id133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8" draw:id="id128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9" draw:id="id129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28" draw:start-glue-point="10" draw:end-shape="id129" draw:end-glue-point="6" svg:d="M16404 19877h313v2h312" svg:viewBox="0 0 626 3">
          <text:p/>
        </draw:connector>
        <draw:custom-shape draw:style-name="gr2" draw:text-style-name="P1" xml:id="id130" draw:id="id130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1" draw:id="id131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30" draw:start-glue-point="10" draw:end-shape="id131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30" draw:start-glue-point="8" draw:end-shape="id132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30" draw:start-glue-point="8" draw:end-shape="id128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33" draw:start-glue-point="4" draw:end-shape="id131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31" draw:start-glue-point="8" draw:end-shape="id129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32" draw:start-glue-point="10" draw:end-shape="id133" draw:end-glue-point="6" svg:d="M14889 19877h292v2h292" svg:viewBox="0 0 585 3">
          <text:p/>
        </draw:connector>
        <draw:custom-shape draw:style-name="gr2" draw:text-style-name="P1" xml:id="id138" draw:id="id138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9" draw:id="id139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4" draw:id="id134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5" draw:id="id135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34" draw:start-glue-point="10" draw:end-shape="id135" draw:end-glue-point="6" svg:d="M19785 19877h314v2h313" svg:viewBox="0 0 628 3">
          <text:p/>
        </draw:connector>
        <draw:custom-shape draw:style-name="gr2" draw:text-style-name="P1" xml:id="id136" draw:id="id136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7" draw:id="id137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136" draw:start-glue-point="10" draw:end-shape="id137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136" draw:start-glue-point="8" draw:end-shape="id138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36" draw:start-glue-point="8" draw:end-shape="id134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139" draw:start-glue-point="4" draw:end-shape="id137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137" draw:start-glue-point="8" draw:end-shape="id135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138" draw:start-glue-point="10" draw:end-shape="id139" draw:end-glue-point="6" svg:d="M18270 19877h293v2h292" svg:viewBox="0 0 586 3">
          <text:p/>
        </draw:connector>
        <draw:custom-shape draw:style-name="gr2" draw:text-style-name="P1" xml:id="id140" draw:id="id14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1" draw:id="id141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140" draw:start-glue-point="10" draw:end-shape="id141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140" draw:start-glue-point="8" draw:end-shape="id130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40" draw:start-glue-point="8" draw:end-shape="id136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131" draw:start-glue-point="4" draw:end-shape="id141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141" draw:start-glue-point="8" draw:end-shape="id137" draw:end-glue-point="4" svg:d="M18384 15345l1470 1573" svg:viewBox="0 0 1471 1574">
          <text:p/>
        </draw:connector>
        <draw:custom-shape draw:style-name="gr2" draw:text-style-name="P1" xml:id="id146" draw:id="id146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7" draw:id="id147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2" draw:id="id142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3" draw:id="id143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42" draw:start-glue-point="10" draw:end-shape="id143" draw:end-glue-point="6" svg:d="M22998 19877h312v2h313" svg:viewBox="0 0 626 3">
          <text:p/>
        </draw:connector>
        <draw:custom-shape draw:style-name="gr2" draw:text-style-name="P1" xml:id="id144" draw:id="id144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5" draw:id="id145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44" draw:start-glue-point="10" draw:end-shape="id145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44" draw:start-glue-point="8" draw:end-shape="id146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44" draw:start-glue-point="8" draw:end-shape="id142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147" draw:start-glue-point="4" draw:end-shape="id145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45" draw:start-glue-point="8" draw:end-shape="id143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46" draw:start-glue-point="10" draw:end-shape="id147" draw:end-glue-point="6" svg:d="M21482 19877h293v2h293" svg:viewBox="0 0 587 3">
          <text:p/>
        </draw:connector>
        <draw:custom-shape draw:style-name="gr2" draw:text-style-name="P1" xml:id="id152" draw:id="id152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3" draw:id="id153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8" draw:id="id148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9" draw:id="id149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148" draw:start-glue-point="10" draw:end-shape="id149" draw:end-glue-point="6" svg:d="M26380 19877h312v2h313" svg:viewBox="0 0 626 3">
          <text:p/>
        </draw:connector>
        <draw:custom-shape draw:style-name="gr2" draw:text-style-name="P1" xml:id="id150" draw:id="id150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1" draw:id="id151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150" draw:start-glue-point="10" draw:end-shape="id151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150" draw:start-glue-point="8" draw:end-shape="id152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150" draw:start-glue-point="8" draw:end-shape="id148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153" draw:start-glue-point="4" draw:end-shape="id151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151" draw:start-glue-point="8" draw:end-shape="id149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152" draw:start-glue-point="10" draw:end-shape="id153" draw:end-glue-point="6" svg:d="M24864 19877h293v2h292" svg:viewBox="0 0 586 3">
          <text:p/>
        </draw:connector>
        <draw:custom-shape draw:style-name="gr2" draw:text-style-name="P1" xml:id="id154" draw:id="id154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5" draw:id="id155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154" draw:start-glue-point="10" draw:end-shape="id155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154" draw:start-glue-point="8" draw:end-shape="id144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154" draw:start-glue-point="8" draw:end-shape="id150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45" draw:start-glue-point="4" draw:end-shape="id155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155" draw:start-glue-point="8" draw:end-shape="id151" draw:end-glue-point="4" svg:d="M24837 15345l1611 1573" svg:viewBox="0 0 1612 1574">
          <text:p/>
        </draw:connector>
        <draw:custom-shape draw:style-name="gr2" draw:text-style-name="P1" xml:id="id156" draw:id="id156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7" draw:id="id157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156" draw:start-glue-point="10" draw:end-shape="id157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156" draw:start-glue-point="8" draw:end-shape="id140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156" draw:start-glue-point="8" draw:end-shape="id154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14.438cm" svg:y2="7.372cm" draw:start-shape="id141" draw:start-glue-point="4" draw:end-shape="id157" draw:end-glue-point="8" svg:d="M18384 14463l-3946-7091" svg:viewBox="0 0 3947 7092">
          <text:p/>
        </draw:connector>
        <draw:connector draw:style-name="gr4" draw:text-style-name="P1" draw:layer="layout" draw:type="line" svg:x1="14.438cm" svg:y1="7.372cm" svg:x2="24.988cm" svg:y2="14.592cm" draw:start-shape="id157" draw:start-glue-point="8" draw:end-shape="id155" draw:end-glue-point="11" svg:d="M14438 7372l10550 7220" svg:viewBox="0 0 10551 7221">
          <text:p/>
        </draw:connector>
        <draw:custom-shape draw:style-name="gr2" draw:text-style-name="P1" xml:id="id158" draw:id="id158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9" draw:id="id159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158" draw:start-glue-point="10" draw:end-shape="id159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159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158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158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159" draw:end-glue-point="4" svg:d="M-611-16l3898 2216" svg:viewBox="0 0 3899 2217">
          <text:p/>
        </draw:connector>
        <draw:custom-shape draw:style-name="gr2" draw:text-style-name="P1" xml:id="id164" draw:id="id164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5" draw:id="id165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0" draw:id="id160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1" draw:id="id161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160" draw:start-glue-point="10" draw:end-shape="id161" draw:end-glue-point="6" svg:d="M3043 19877h314v2h312" svg:viewBox="0 0 627 3">
          <text:p/>
        </draw:connector>
        <draw:custom-shape draw:style-name="gr2" draw:text-style-name="P1" xml:id="id162" draw:id="id162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3" draw:id="id163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162" draw:start-glue-point="10" draw:end-shape="id163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162" draw:start-glue-point="8" draw:end-shape="id164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162" draw:start-glue-point="8" draw:end-shape="id160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65" draw:start-glue-point="4" draw:end-shape="id163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63" draw:start-glue-point="8" draw:end-shape="id161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64" draw:start-glue-point="10" draw:end-shape="id165" draw:end-glue-point="6" svg:d="M1528 19877h292v2h292" svg:viewBox="0 0 585 3">
          <text:p/>
        </draw:connector>
        <draw:custom-shape draw:style-name="gr2" draw:text-style-name="P1" xml:id="id170" draw:id="id170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1" draw:id="id171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6" draw:id="id166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7" draw:id="id167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66" draw:start-glue-point="10" draw:end-shape="id167" draw:end-glue-point="6" svg:d="M6424 19877h314v2h313" svg:viewBox="0 0 628 3">
          <text:p/>
        </draw:connector>
        <draw:custom-shape draw:style-name="gr2" draw:text-style-name="P1" xml:id="id168" draw:id="id168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9" draw:id="id169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68" draw:start-glue-point="10" draw:end-shape="id169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68" draw:start-glue-point="8" draw:end-shape="id170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68" draw:start-glue-point="8" draw:end-shape="id166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71" draw:start-glue-point="4" draw:end-shape="id169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69" draw:start-glue-point="8" draw:end-shape="id167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70" draw:start-glue-point="10" draw:end-shape="id171" draw:end-glue-point="6" svg:d="M4910 19877h292v2h292" svg:viewBox="0 0 585 3">
          <text:p/>
        </draw:connector>
        <draw:custom-shape draw:style-name="gr2" draw:text-style-name="P1" xml:id="id172" draw:id="id172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3" draw:id="id173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72" draw:start-glue-point="10" draw:end-shape="id173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72" draw:start-glue-point="8" draw:end-shape="id162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72" draw:start-glue-point="8" draw:end-shape="id168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63" draw:start-glue-point="4" draw:end-shape="id173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73" draw:start-glue-point="8" draw:end-shape="id169" draw:end-glue-point="4" svg:d="M5023 15345l1470 1573" svg:viewBox="0 0 1471 1574">
          <text:p/>
        </draw:connector>
        <draw:custom-shape draw:style-name="gr2" draw:text-style-name="P1" xml:id="id178" draw:id="id178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9" draw:id="id179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4" draw:id="id174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5" draw:id="id175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74" draw:start-glue-point="10" draw:end-shape="id175" draw:end-glue-point="6" svg:d="M9637 19877h313v2h313" svg:viewBox="0 0 627 3">
          <text:p/>
        </draw:connector>
        <draw:custom-shape draw:style-name="gr2" draw:text-style-name="P1" xml:id="id176" draw:id="id176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7" draw:id="id177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76" draw:start-glue-point="10" draw:end-shape="id177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76" draw:start-glue-point="8" draw:end-shape="id178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76" draw:start-glue-point="8" draw:end-shape="id174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79" draw:start-glue-point="4" draw:end-shape="id177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77" draw:start-glue-point="8" draw:end-shape="id175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78" draw:start-glue-point="10" draw:end-shape="id179" draw:end-glue-point="6" svg:d="M8121 19877h293v2h293" svg:viewBox="0 0 587 3">
          <text:p/>
        </draw:connector>
        <draw:custom-shape draw:style-name="gr2" draw:text-style-name="P1" xml:id="id184" draw:id="id184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5" draw:id="id185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0" draw:id="id180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1" draw:id="id181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80" draw:start-glue-point="10" draw:end-shape="id181" draw:end-glue-point="6" svg:d="M13019 19877h312v2h313" svg:viewBox="0 0 626 3">
          <text:p/>
        </draw:connector>
        <draw:custom-shape draw:style-name="gr2" draw:text-style-name="P1" xml:id="id182" draw:id="id182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3" draw:id="id183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82" draw:start-glue-point="10" draw:end-shape="id183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82" draw:start-glue-point="8" draw:end-shape="id184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82" draw:start-glue-point="8" draw:end-shape="id180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85" draw:start-glue-point="4" draw:end-shape="id183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83" draw:start-glue-point="8" draw:end-shape="id181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84" draw:start-glue-point="10" draw:end-shape="id185" draw:end-glue-point="6" svg:d="M11504 19877h292v2h292" svg:viewBox="0 0 585 3">
          <text:p/>
        </draw:connector>
        <draw:custom-shape draw:style-name="gr2" draw:text-style-name="P1" xml:id="id186" draw:id="id186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7" draw:id="id187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86" draw:start-glue-point="10" draw:end-shape="id187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86" draw:start-glue-point="8" draw:end-shape="id176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86" draw:start-glue-point="8" draw:end-shape="id182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77" draw:start-glue-point="4" draw:end-shape="id187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87" draw:start-glue-point="8" draw:end-shape="id183" draw:end-glue-point="4" svg:d="M11476 15345l1611 1573" svg:viewBox="0 0 1612 1574">
          <text:p/>
        </draw:connector>
        <draw:custom-shape draw:style-name="gr2" draw:text-style-name="P1" xml:id="id188" draw:id="id188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9" draw:id="id189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88" draw:start-glue-point="10" draw:end-shape="id189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88" draw:start-glue-point="8" draw:end-shape="id172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88" draw:start-glue-point="8" draw:end-shape="id186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73" draw:start-glue-point="4" draw:end-shape="id189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89" draw:start-glue-point="8" draw:end-shape="id187" draw:end-glue-point="11" svg:d="M8335 11973l3292 2619" svg:viewBox="0 0 3293 2620">
          <text:p/>
        </draw:connector>
        <draw:custom-shape draw:style-name="gr2" draw:text-style-name="P1" xml:id="id190" draw:id="id190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90" draw:start-glue-point="8" draw:end-shape="id188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90" draw:start-glue-point="8" draw:end-shape="id156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158" draw:start-glue-point="8" draw:end-shape="id190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1" xml:id="id195" draw:id="id19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6" draw:id="id19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1" draw:id="id19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2" draw:id="id19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91" draw:start-glue-point="10" draw:end-shape="id192" draw:end-glue-point="6" svg:d="M16404 19877h313v2h312" svg:viewBox="0 0 626 3">
          <text:p/>
        </draw:connector>
        <draw:custom-shape draw:style-name="gr2" draw:text-style-name="P1" xml:id="id193" draw:id="id19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4" draw:id="id19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93" draw:start-glue-point="10" draw:end-shape="id19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93" draw:start-glue-point="8" draw:end-shape="id19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93" draw:start-glue-point="8" draw:end-shape="id19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96" draw:start-glue-point="4" draw:end-shape="id19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94" draw:start-glue-point="8" draw:end-shape="id19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95" draw:start-glue-point="10" draw:end-shape="id196" draw:end-glue-point="6" svg:d="M14889 19877h292v2h292" svg:viewBox="0 0 585 3">
          <text:p/>
        </draw:connector>
        <draw:custom-shape draw:style-name="gr2" draw:text-style-name="P1" xml:id="id201" draw:id="id20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2" draw:id="id20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7" draw:id="id19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8" draw:id="id19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97" draw:start-glue-point="10" draw:end-shape="id198" draw:end-glue-point="6" svg:d="M19785 19877h314v2h313" svg:viewBox="0 0 628 3">
          <text:p/>
        </draw:connector>
        <draw:custom-shape draw:style-name="gr2" draw:text-style-name="P1" xml:id="id199" draw:id="id19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0" draw:id="id20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199" draw:start-glue-point="10" draw:end-shape="id20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199" draw:start-glue-point="8" draw:end-shape="id20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99" draw:start-glue-point="8" draw:end-shape="id19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202" draw:start-glue-point="4" draw:end-shape="id20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200" draw:start-glue-point="8" draw:end-shape="id19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201" draw:start-glue-point="10" draw:end-shape="id202" draw:end-glue-point="6" svg:d="M18270 19877h293v2h292" svg:viewBox="0 0 586 3">
          <text:p/>
        </draw:connector>
        <draw:custom-shape draw:style-name="gr2" draw:text-style-name="P1" xml:id="id203" draw:id="id20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4" draw:id="id204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357cm" svg:y2="11.531cm" draw:start-shape="id203" draw:start-glue-point="10" draw:end-shape="id204" draw:end-glue-point="6" svg:d="M17544 14903h1906v-3372h1907" svg:viewBox="0 0 3814 3373">
          <text:p/>
        </draw:connector>
        <draw:connector draw:style-name="gr4" draw:text-style-name="P1" draw:layer="layout" draw:type="line" svg:x1="17.331cm" svg:y1="15.345cm" svg:x2="15.471cm" svg:y2="16.918cm" draw:start-shape="id203" draw:start-glue-point="8" draw:end-shape="id19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203" draw:start-glue-point="8" draw:end-shape="id19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194" draw:start-glue-point="4" draw:end-shape="id204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9.854cm" svg:y2="16.918cm" draw:start-shape="id204" draw:start-glue-point="8" draw:end-shape="id200" draw:end-glue-point="4" svg:d="M21571 11972l-1717 4946" svg:viewBox="0 0 1718 4947">
          <text:p/>
        </draw:connector>
        <draw:custom-shape draw:style-name="gr2" draw:text-style-name="P1" xml:id="id209" draw:id="id20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0" draw:id="id21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5" draw:id="id20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6" draw:id="id20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205" draw:start-glue-point="10" draw:end-shape="id206" draw:end-glue-point="6" svg:d="M22998 19877h312v2h313" svg:viewBox="0 0 626 3">
          <text:p/>
        </draw:connector>
        <draw:custom-shape draw:style-name="gr2" draw:text-style-name="P1" xml:id="id207" draw:id="id20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8" draw:id="id20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207" draw:start-glue-point="10" draw:end-shape="id20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207" draw:start-glue-point="8" draw:end-shape="id20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207" draw:start-glue-point="8" draw:end-shape="id20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10" draw:start-glue-point="4" draw:end-shape="id20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208" draw:start-glue-point="8" draw:end-shape="id20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209" draw:start-glue-point="10" draw:end-shape="id210" draw:end-glue-point="6" svg:d="M21482 19877h293v2h293" svg:viewBox="0 0 587 3">
          <text:p/>
        </draw:connector>
        <draw:custom-shape draw:style-name="gr2" draw:text-style-name="P1" xml:id="id215" draw:id="id21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6" draw:id="id21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1" draw:id="id21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2" draw:id="id21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11" draw:start-glue-point="10" draw:end-shape="id212" draw:end-glue-point="6" svg:d="M26380 19877h312v2h313" svg:viewBox="0 0 626 3">
          <text:p/>
        </draw:connector>
        <draw:custom-shape draw:style-name="gr2" draw:text-style-name="P1" xml:id="id213" draw:id="id21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4" draw:id="id21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13" draw:start-glue-point="10" draw:end-shape="id21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13" draw:start-glue-point="8" draw:end-shape="id21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13" draw:start-glue-point="8" draw:end-shape="id21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16" draw:start-glue-point="4" draw:end-shape="id21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14" draw:start-glue-point="8" draw:end-shape="id21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15" draw:start-glue-point="10" draw:end-shape="id216" draw:end-glue-point="6" svg:d="M24864 19877h293v2h292" svg:viewBox="0 0 586 3">
          <text:p/>
        </draw:connector>
        <draw:custom-shape draw:style-name="gr2" draw:text-style-name="P1" xml:id="id217" draw:id="id21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8" draw:id="id21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17" draw:start-glue-point="10" draw:end-shape="id21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17" draw:start-glue-point="8" draw:end-shape="id20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17" draw:start-glue-point="8" draw:end-shape="id21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208" draw:start-glue-point="4" draw:end-shape="id21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18" draw:start-glue-point="8" draw:end-shape="id214" draw:end-glue-point="4" svg:d="M24837 15345l1611 1573" svg:viewBox="0 0 1612 1574">
          <text:p/>
        </draw:connector>
        <draw:custom-shape draw:style-name="gr2" draw:text-style-name="P1" xml:id="id219" draw:id="id219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0" draw:id="id220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219" draw:start-glue-point="10" draw:end-shape="id220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219" draw:start-glue-point="8" draw:end-shape="id20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219" draw:start-glue-point="8" draw:end-shape="id217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204" draw:start-glue-point="4" draw:end-shape="id220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220" draw:start-glue-point="8" draw:end-shape="id218" draw:end-glue-point="11" svg:d="M14438 7372l10550 7220" svg:viewBox="0 0 10551 7221">
          <text:p/>
        </draw:connector>
        <draw:custom-shape draw:style-name="gr2" draw:text-style-name="P1" xml:id="id221" draw:id="id22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2" draw:id="id22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221" draw:start-glue-point="10" draw:end-shape="id22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22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22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22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222" draw:end-glue-point="4" svg:d="M-611-16l3898 2216" svg:viewBox="0 0 3899 2217">
          <text:p/>
        </draw:connector>
        <draw:custom-shape draw:style-name="gr2" draw:text-style-name="P1" xml:id="id227" draw:id="id22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8" draw:id="id22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3" draw:id="id22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4" draw:id="id22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223" draw:start-glue-point="10" draw:end-shape="id224" draw:end-glue-point="6" svg:d="M3043 19877h314v2h312" svg:viewBox="0 0 627 3">
          <text:p/>
        </draw:connector>
        <draw:custom-shape draw:style-name="gr2" draw:text-style-name="P1" xml:id="id225" draw:id="id22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6" draw:id="id22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225" draw:start-glue-point="10" draw:end-shape="id22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225" draw:start-glue-point="8" draw:end-shape="id22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225" draw:start-glue-point="8" draw:end-shape="id22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228" draw:start-glue-point="4" draw:end-shape="id22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226" draw:start-glue-point="8" draw:end-shape="id22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227" draw:start-glue-point="10" draw:end-shape="id228" draw:end-glue-point="6" svg:d="M1528 19877h292v2h292" svg:viewBox="0 0 585 3">
          <text:p/>
        </draw:connector>
        <draw:custom-shape draw:style-name="gr2" draw:text-style-name="P1" xml:id="id233" draw:id="id23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4" draw:id="id23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9" draw:id="id22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0" draw:id="id23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229" draw:start-glue-point="10" draw:end-shape="id230" draw:end-glue-point="6" svg:d="M6424 19877h314v2h313" svg:viewBox="0 0 628 3">
          <text:p/>
        </draw:connector>
        <draw:custom-shape draw:style-name="gr2" draw:text-style-name="P1" xml:id="id231" draw:id="id23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2" draw:id="id23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231" draw:start-glue-point="10" draw:end-shape="id23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231" draw:start-glue-point="8" draw:end-shape="id23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231" draw:start-glue-point="8" draw:end-shape="id22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234" draw:start-glue-point="4" draw:end-shape="id23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232" draw:start-glue-point="8" draw:end-shape="id23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233" draw:start-glue-point="10" draw:end-shape="id234" draw:end-glue-point="6" svg:d="M4910 19877h292v2h292" svg:viewBox="0 0 585 3">
          <text:p/>
        </draw:connector>
        <draw:custom-shape draw:style-name="gr2" draw:text-style-name="P1" xml:id="id235" draw:id="id23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6" draw:id="id23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235" draw:start-glue-point="10" draw:end-shape="id23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235" draw:start-glue-point="8" draw:end-shape="id22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235" draw:start-glue-point="8" draw:end-shape="id23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226" draw:start-glue-point="4" draw:end-shape="id23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236" draw:start-glue-point="8" draw:end-shape="id232" draw:end-glue-point="4" svg:d="M5023 15345l1470 1573" svg:viewBox="0 0 1471 1574">
          <text:p/>
        </draw:connector>
        <draw:custom-shape draw:style-name="gr2" draw:text-style-name="P1" xml:id="id241" draw:id="id24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2" draw:id="id24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7" draw:id="id23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8" draw:id="id23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237" draw:start-glue-point="10" draw:end-shape="id238" draw:end-glue-point="6" svg:d="M9637 19877h313v2h313" svg:viewBox="0 0 627 3">
          <text:p/>
        </draw:connector>
        <draw:custom-shape draw:style-name="gr2" draw:text-style-name="P1" xml:id="id239" draw:id="id23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0" draw:id="id24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239" draw:start-glue-point="10" draw:end-shape="id24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239" draw:start-glue-point="8" draw:end-shape="id24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239" draw:start-glue-point="8" draw:end-shape="id23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242" draw:start-glue-point="4" draw:end-shape="id24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240" draw:start-glue-point="8" draw:end-shape="id23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241" draw:start-glue-point="10" draw:end-shape="id242" draw:end-glue-point="6" svg:d="M8121 19877h293v2h293" svg:viewBox="0 0 587 3">
          <text:p/>
        </draw:connector>
        <draw:custom-shape draw:style-name="gr2" draw:text-style-name="P1" xml:id="id247" draw:id="id24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8" draw:id="id24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3" draw:id="id24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4" draw:id="id24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243" draw:start-glue-point="10" draw:end-shape="id244" draw:end-glue-point="6" svg:d="M13019 19877h312v2h313" svg:viewBox="0 0 626 3">
          <text:p/>
        </draw:connector>
        <draw:custom-shape draw:style-name="gr2" draw:text-style-name="P1" xml:id="id245" draw:id="id24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6" draw:id="id24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245" draw:start-glue-point="10" draw:end-shape="id24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245" draw:start-glue-point="8" draw:end-shape="id24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245" draw:start-glue-point="8" draw:end-shape="id24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248" draw:start-glue-point="4" draw:end-shape="id24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246" draw:start-glue-point="8" draw:end-shape="id24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247" draw:start-glue-point="10" draw:end-shape="id248" draw:end-glue-point="6" svg:d="M11504 19877h292v2h292" svg:viewBox="0 0 585 3">
          <text:p/>
        </draw:connector>
        <draw:custom-shape draw:style-name="gr2" draw:text-style-name="P1" xml:id="id249" draw:id="id24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0" draw:id="id25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249" draw:start-glue-point="10" draw:end-shape="id25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249" draw:start-glue-point="8" draw:end-shape="id23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249" draw:start-glue-point="8" draw:end-shape="id24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240" draw:start-glue-point="4" draw:end-shape="id25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250" draw:start-glue-point="8" draw:end-shape="id246" draw:end-glue-point="4" svg:d="M11476 15345l1611 1573" svg:viewBox="0 0 1612 1574">
          <text:p/>
        </draw:connector>
        <draw:custom-shape draw:style-name="gr2" draw:text-style-name="P1" xml:id="id251" draw:id="id25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2" draw:id="id25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251" draw:start-glue-point="10" draw:end-shape="id25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251" draw:start-glue-point="8" draw:end-shape="id23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251" draw:start-glue-point="8" draw:end-shape="id24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236" draw:start-glue-point="4" draw:end-shape="id25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252" draw:start-glue-point="8" draw:end-shape="id250" draw:end-glue-point="11" svg:d="M8335 11973l3292 2619" svg:viewBox="0 0 3293 2620">
          <text:p/>
        </draw:connector>
        <draw:custom-shape draw:style-name="gr2" draw:text-style-name="P1" xml:id="id253" draw:id="id25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253" draw:start-glue-point="8" draw:end-shape="id251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253" draw:start-glue-point="8" draw:end-shape="id219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221" draw:start-glue-point="8" draw:end-shape="id253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2" draw:text-style-name="P1" xml:id="id258" draw:id="id258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9" draw:id="id259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4" draw:id="id254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5" draw:id="id255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254" draw:start-glue-point="10" draw:end-shape="id255" draw:end-glue-point="6" svg:d="M16404 19877h313v2h312" svg:viewBox="0 0 626 3">
          <text:p/>
        </draw:connector>
        <draw:custom-shape draw:style-name="gr2" draw:text-style-name="P1" xml:id="id256" draw:id="id256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7" draw:id="id257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256" draw:start-glue-point="10" draw:end-shape="id257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256" draw:start-glue-point="8" draw:end-shape="id258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256" draw:start-glue-point="8" draw:end-shape="id254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259" draw:start-glue-point="4" draw:end-shape="id257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257" draw:start-glue-point="8" draw:end-shape="id255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258" draw:start-glue-point="10" draw:end-shape="id259" draw:end-glue-point="6" svg:d="M14889 19877h292v2h292" svg:viewBox="0 0 585 3">
          <text:p/>
        </draw:connector>
        <draw:custom-shape draw:style-name="gr2" draw:text-style-name="P1" xml:id="id264" draw:id="id264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5" draw:id="id265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0" draw:id="id260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1" draw:id="id261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260" draw:start-glue-point="10" draw:end-shape="id261" draw:end-glue-point="6" svg:d="M19785 19877h314v2h313" svg:viewBox="0 0 628 3">
          <text:p/>
        </draw:connector>
        <draw:custom-shape draw:style-name="gr2" draw:text-style-name="P1" xml:id="id262" draw:id="id262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3" draw:id="id263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115cm" svg:y2="14.902cm" draw:start-shape="id262" draw:start-glue-point="10" draw:end-shape="id263" draw:end-glue-point="6" svg:d="M19015 17359h501v-1228h-1903v-1229h502" svg:viewBox="0 0 1904 2458">
          <text:p/>
        </draw:connector>
        <draw:connector draw:style-name="gr4" draw:text-style-name="P1" draw:layer="layout" draw:type="line" svg:x1="18.802cm" svg:y1="17.8cm" svg:x2="18.057cm" svg:y2="19.436cm" draw:start-shape="id262" draw:start-glue-point="8" draw:end-shape="id264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262" draw:start-glue-point="8" draw:end-shape="id260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8.329cm" svg:y2="15.343cm" draw:start-shape="id265" draw:start-glue-point="4" draw:end-shape="id263" draw:end-glue-point="8" svg:d="M19069 19437l-740-4094" svg:viewBox="0 0 741 4095">
          <text:p/>
        </draw:connector>
        <draw:connector draw:style-name="gr4" draw:text-style-name="P1" draw:layer="layout" draw:type="line" svg:x1="18.329cm" svg:y1="15.343cm" svg:x2="20.625cm" svg:y2="19.437cm" draw:start-shape="id263" draw:start-glue-point="8" draw:end-shape="id261" draw:end-glue-point="4" svg:d="M18329 15343l2296 4094" svg:viewBox="0 0 2297 4095">
          <text:p/>
        </draw:connector>
        <draw:connector draw:style-name="gr3" draw:text-style-name="P1" draw:layer="layout" svg:x1="18.27cm" svg:y1="19.877cm" svg:x2="18.855cm" svg:y2="19.879cm" draw:start-shape="id264" draw:start-glue-point="10" draw:end-shape="id265" draw:end-glue-point="6" svg:d="M18270 19877h293v2h292" svg:viewBox="0 0 586 3">
          <text:p/>
        </draw:connector>
        <draw:custom-shape draw:style-name="gr2" draw:text-style-name="P1" xml:id="id266" draw:id="id266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7" draw:id="id267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357cm" svg:y2="11.531cm" draw:start-shape="id266" draw:start-glue-point="10" draw:end-shape="id267" draw:end-glue-point="6" svg:d="M17544 14903h1906v-3372h1907" svg:viewBox="0 0 3814 3373">
          <text:p/>
        </draw:connector>
        <draw:connector draw:style-name="gr4" draw:text-style-name="P1" draw:layer="layout" draw:type="line" svg:x1="17.331cm" svg:y1="15.345cm" svg:x2="15.471cm" svg:y2="16.918cm" draw:start-shape="id266" draw:start-glue-point="8" draw:end-shape="id256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266" draw:start-glue-point="8" draw:end-shape="id262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257" draw:start-glue-point="4" draw:end-shape="id267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267" draw:start-glue-point="8" draw:end-shape="id263" draw:end-glue-point="4" svg:d="M21571 11972l-3242 2489" svg:viewBox="0 0 3243 2490">
          <text:p/>
        </draw:connector>
        <draw:custom-shape draw:style-name="gr2" draw:text-style-name="P1" xml:id="id272" draw:id="id272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3" draw:id="id273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8" draw:id="id268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9" draw:id="id269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268" draw:start-glue-point="10" draw:end-shape="id269" draw:end-glue-point="6" svg:d="M22998 19877h312v2h313" svg:viewBox="0 0 626 3">
          <text:p/>
        </draw:connector>
        <draw:custom-shape draw:style-name="gr2" draw:text-style-name="P1" xml:id="id270" draw:id="id270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1" draw:id="id271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270" draw:start-glue-point="10" draw:end-shape="id271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270" draw:start-glue-point="8" draw:end-shape="id272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270" draw:start-glue-point="8" draw:end-shape="id268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73" draw:start-glue-point="4" draw:end-shape="id271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271" draw:start-glue-point="8" draw:end-shape="id269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272" draw:start-glue-point="10" draw:end-shape="id273" draw:end-glue-point="6" svg:d="M21482 19877h293v2h293" svg:viewBox="0 0 587 3">
          <text:p/>
        </draw:connector>
        <draw:custom-shape draw:style-name="gr2" draw:text-style-name="P1" xml:id="id278" draw:id="id278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9" draw:id="id279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4" draw:id="id274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5" draw:id="id275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74" draw:start-glue-point="10" draw:end-shape="id275" draw:end-glue-point="6" svg:d="M26380 19877h312v2h313" svg:viewBox="0 0 626 3">
          <text:p/>
        </draw:connector>
        <draw:custom-shape draw:style-name="gr2" draw:text-style-name="P1" xml:id="id276" draw:id="id276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7" draw:id="id277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76" draw:start-glue-point="10" draw:end-shape="id277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76" draw:start-glue-point="8" draw:end-shape="id278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76" draw:start-glue-point="8" draw:end-shape="id274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79" draw:start-glue-point="4" draw:end-shape="id277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77" draw:start-glue-point="8" draw:end-shape="id275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78" draw:start-glue-point="10" draw:end-shape="id279" draw:end-glue-point="6" svg:d="M24864 19877h293v2h292" svg:viewBox="0 0 586 3">
          <text:p/>
        </draw:connector>
        <draw:custom-shape draw:style-name="gr2" draw:text-style-name="P1" xml:id="id280" draw:id="id280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1" draw:id="id281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80" draw:start-glue-point="10" draw:end-shape="id281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80" draw:start-glue-point="8" draw:end-shape="id270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80" draw:start-glue-point="8" draw:end-shape="id276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271" draw:start-glue-point="4" draw:end-shape="id281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81" draw:start-glue-point="8" draw:end-shape="id277" draw:end-glue-point="4" svg:d="M24837 15345l1611 1573" svg:viewBox="0 0 1612 1574">
          <text:p/>
        </draw:connector>
        <draw:custom-shape draw:style-name="gr2" draw:text-style-name="P1" xml:id="id282" draw:id="id282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3" draw:id="id283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282" draw:start-glue-point="10" draw:end-shape="id283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282" draw:start-glue-point="8" draw:end-shape="id266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282" draw:start-glue-point="8" draw:end-shape="id280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267" draw:start-glue-point="4" draw:end-shape="id283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283" draw:start-glue-point="8" draw:end-shape="id281" draw:end-glue-point="11" svg:d="M14438 7372l10550 7220" svg:viewBox="0 0 10551 7221">
          <text:p/>
        </draw:connector>
        <draw:custom-shape draw:style-name="gr2" draw:text-style-name="P1" xml:id="id284" draw:id="id284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5" draw:id="id285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284" draw:start-glue-point="10" draw:end-shape="id285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285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284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284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285" draw:end-glue-point="4" svg:d="M-611-16l3898 2216" svg:viewBox="0 0 3899 2217">
          <text:p/>
        </draw:connector>
        <draw:custom-shape draw:style-name="gr2" draw:text-style-name="P1" xml:id="id290" draw:id="id290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1" draw:id="id291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6" draw:id="id286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7" draw:id="id287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286" draw:start-glue-point="10" draw:end-shape="id287" draw:end-glue-point="6" svg:d="M3043 19877h314v2h312" svg:viewBox="0 0 627 3">
          <text:p/>
        </draw:connector>
        <draw:custom-shape draw:style-name="gr2" draw:text-style-name="P1" xml:id="id288" draw:id="id288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9" draw:id="id289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288" draw:start-glue-point="10" draw:end-shape="id289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288" draw:start-glue-point="8" draw:end-shape="id290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288" draw:start-glue-point="8" draw:end-shape="id286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291" draw:start-glue-point="4" draw:end-shape="id289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289" draw:start-glue-point="8" draw:end-shape="id287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290" draw:start-glue-point="10" draw:end-shape="id291" draw:end-glue-point="6" svg:d="M1528 19877h292v2h292" svg:viewBox="0 0 585 3">
          <text:p/>
        </draw:connector>
        <draw:custom-shape draw:style-name="gr2" draw:text-style-name="P1" xml:id="id296" draw:id="id296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7" draw:id="id297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2" draw:id="id292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3" draw:id="id293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292" draw:start-glue-point="10" draw:end-shape="id293" draw:end-glue-point="6" svg:d="M6424 19877h314v2h313" svg:viewBox="0 0 628 3">
          <text:p/>
        </draw:connector>
        <draw:custom-shape draw:style-name="gr2" draw:text-style-name="P1" xml:id="id294" draw:id="id294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5" draw:id="id295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294" draw:start-glue-point="10" draw:end-shape="id295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294" draw:start-glue-point="8" draw:end-shape="id296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294" draw:start-glue-point="8" draw:end-shape="id292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297" draw:start-glue-point="4" draw:end-shape="id295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295" draw:start-glue-point="8" draw:end-shape="id293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296" draw:start-glue-point="10" draw:end-shape="id297" draw:end-glue-point="6" svg:d="M4910 19877h292v2h292" svg:viewBox="0 0 585 3">
          <text:p/>
        </draw:connector>
        <draw:custom-shape draw:style-name="gr2" draw:text-style-name="P1" xml:id="id298" draw:id="id298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9" draw:id="id299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298" draw:start-glue-point="10" draw:end-shape="id299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298" draw:start-glue-point="8" draw:end-shape="id288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298" draw:start-glue-point="8" draw:end-shape="id294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289" draw:start-glue-point="4" draw:end-shape="id299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299" draw:start-glue-point="8" draw:end-shape="id295" draw:end-glue-point="4" svg:d="M5023 15345l1470 1573" svg:viewBox="0 0 1471 1574">
          <text:p/>
        </draw:connector>
        <draw:custom-shape draw:style-name="gr2" draw:text-style-name="P1" xml:id="id304" draw:id="id304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5" draw:id="id305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0" draw:id="id300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1" draw:id="id301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300" draw:start-glue-point="10" draw:end-shape="id301" draw:end-glue-point="6" svg:d="M9637 19877h313v2h313" svg:viewBox="0 0 627 3">
          <text:p/>
        </draw:connector>
        <draw:custom-shape draw:style-name="gr2" draw:text-style-name="P1" xml:id="id302" draw:id="id302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3" draw:id="id303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302" draw:start-glue-point="10" draw:end-shape="id303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302" draw:start-glue-point="8" draw:end-shape="id304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302" draw:start-glue-point="8" draw:end-shape="id300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305" draw:start-glue-point="4" draw:end-shape="id303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303" draw:start-glue-point="8" draw:end-shape="id301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304" draw:start-glue-point="10" draw:end-shape="id305" draw:end-glue-point="6" svg:d="M8121 19877h293v2h293" svg:viewBox="0 0 587 3">
          <text:p/>
        </draw:connector>
        <draw:custom-shape draw:style-name="gr2" draw:text-style-name="P1" xml:id="id310" draw:id="id310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1" draw:id="id311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6" draw:id="id306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7" draw:id="id307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306" draw:start-glue-point="10" draw:end-shape="id307" draw:end-glue-point="6" svg:d="M13019 19877h312v2h313" svg:viewBox="0 0 626 3">
          <text:p/>
        </draw:connector>
        <draw:custom-shape draw:style-name="gr2" draw:text-style-name="P1" xml:id="id308" draw:id="id308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9" draw:id="id309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308" draw:start-glue-point="10" draw:end-shape="id309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308" draw:start-glue-point="8" draw:end-shape="id310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308" draw:start-glue-point="8" draw:end-shape="id306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311" draw:start-glue-point="4" draw:end-shape="id309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309" draw:start-glue-point="8" draw:end-shape="id307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310" draw:start-glue-point="10" draw:end-shape="id311" draw:end-glue-point="6" svg:d="M11504 19877h292v2h292" svg:viewBox="0 0 585 3">
          <text:p/>
        </draw:connector>
        <draw:custom-shape draw:style-name="gr2" draw:text-style-name="P1" xml:id="id312" draw:id="id312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3" draw:id="id313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312" draw:start-glue-point="10" draw:end-shape="id313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312" draw:start-glue-point="8" draw:end-shape="id302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312" draw:start-glue-point="8" draw:end-shape="id308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303" draw:start-glue-point="4" draw:end-shape="id313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313" draw:start-glue-point="8" draw:end-shape="id309" draw:end-glue-point="4" svg:d="M11476 15345l1611 1573" svg:viewBox="0 0 1612 1574">
          <text:p/>
        </draw:connector>
        <draw:custom-shape draw:style-name="gr2" draw:text-style-name="P1" xml:id="id314" draw:id="id314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5" draw:id="id315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314" draw:start-glue-point="10" draw:end-shape="id315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314" draw:start-glue-point="8" draw:end-shape="id298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314" draw:start-glue-point="8" draw:end-shape="id312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299" draw:start-glue-point="4" draw:end-shape="id315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315" draw:start-glue-point="8" draw:end-shape="id313" draw:end-glue-point="11" svg:d="M8335 11973l3292 2619" svg:viewBox="0 0 3293 2620">
          <text:p/>
        </draw:connector>
        <draw:custom-shape draw:style-name="gr2" draw:text-style-name="P1" xml:id="id316" draw:id="id316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316" draw:start-glue-point="8" draw:end-shape="id314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316" draw:start-glue-point="8" draw:end-shape="id282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284" draw:start-glue-point="8" draw:end-shape="id316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2" draw:text-style-name="P1" xml:id="id321" draw:id="id321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2" draw:id="id322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7" draw:id="id317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8" draw:id="id318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317" draw:start-glue-point="10" draw:end-shape="id318" draw:end-glue-point="6" svg:d="M16404 19877h313v2h312" svg:viewBox="0 0 626 3">
          <text:p/>
        </draw:connector>
        <draw:custom-shape draw:style-name="gr2" draw:text-style-name="P1" xml:id="id319" draw:id="id319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0" draw:id="id320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19" draw:start-glue-point="10" draw:end-shape="id320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19" draw:start-glue-point="8" draw:end-shape="id321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19" draw:start-glue-point="8" draw:end-shape="id317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322" draw:start-glue-point="4" draw:end-shape="id320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320" draw:start-glue-point="8" draw:end-shape="id318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321" draw:start-glue-point="10" draw:end-shape="id322" draw:end-glue-point="6" svg:d="M14889 19877h292v2h292" svg:viewBox="0 0 585 3">
          <text:p/>
        </draw:connector>
        <draw:custom-shape draw:style-name="gr2" draw:text-style-name="P1" xml:id="id327" draw:id="id327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8" draw:id="id328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3" draw:id="id323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4" draw:id="id324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323" draw:start-glue-point="10" draw:end-shape="id324" draw:end-glue-point="6" svg:d="M19785 19877h314v2h313" svg:viewBox="0 0 628 3">
          <text:p/>
        </draw:connector>
        <draw:custom-shape draw:style-name="gr2" draw:text-style-name="P1" xml:id="id325" draw:id="id325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6" draw:id="id326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115cm" svg:y2="14.902cm" draw:start-shape="id325" draw:start-glue-point="10" draw:end-shape="id326" draw:end-glue-point="6" svg:d="M19015 17359h501v-1228h-1903v-1229h502" svg:viewBox="0 0 1904 2458">
          <text:p/>
        </draw:connector>
        <draw:connector draw:style-name="gr4" draw:text-style-name="P1" draw:layer="layout" draw:type="line" svg:x1="18.802cm" svg:y1="17.8cm" svg:x2="18.057cm" svg:y2="19.436cm" draw:start-shape="id325" draw:start-glue-point="8" draw:end-shape="id327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325" draw:start-glue-point="8" draw:end-shape="id323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328" draw:start-glue-point="4" draw:end-shape="id326" draw:end-glue-point="8" svg:d="M19640 16897l-1311-1554" svg:viewBox="0 0 1312 1555">
          <text:p/>
        </draw:connector>
        <draw:connector draw:style-name="gr4" draw:text-style-name="P1" draw:layer="layout" draw:type="line" svg:x1="18.329cm" svg:y1="15.343cm" svg:x2="20.625cm" svg:y2="19.437cm" draw:start-shape="id326" draw:start-glue-point="8" draw:end-shape="id324" draw:end-glue-point="4" svg:d="M18329 15343l2296 4094" svg:viewBox="0 0 2297 4095">
          <text:p/>
        </draw:connector>
        <draw:connector draw:style-name="gr3" draw:text-style-name="P1" draw:layer="layout" svg:x1="18.27cm" svg:y1="19.877cm" svg:x2="19.426cm" svg:y2="17.339cm" draw:start-shape="id327" draw:start-glue-point="10" draw:end-shape="id328" draw:end-glue-point="6" svg:d="M18270 19877h578v-2538h578" svg:viewBox="0 0 1157 2539">
          <text:p/>
        </draw:connector>
        <draw:custom-shape draw:style-name="gr2" draw:text-style-name="P1" xml:id="id329" draw:id="id329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0" draw:id="id330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357cm" svg:y2="11.531cm" draw:start-shape="id329" draw:start-glue-point="10" draw:end-shape="id330" draw:end-glue-point="6" svg:d="M17544 14903h1906v-3372h1907" svg:viewBox="0 0 3814 3373">
          <text:p/>
        </draw:connector>
        <draw:connector draw:style-name="gr4" draw:text-style-name="P1" draw:layer="layout" draw:type="line" svg:x1="17.331cm" svg:y1="15.345cm" svg:x2="15.471cm" svg:y2="16.918cm" draw:start-shape="id329" draw:start-glue-point="8" draw:end-shape="id319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329" draw:start-glue-point="8" draw:end-shape="id325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320" draw:start-glue-point="4" draw:end-shape="id330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330" draw:start-glue-point="8" draw:end-shape="id326" draw:end-glue-point="4" svg:d="M21571 11972l-3242 2489" svg:viewBox="0 0 3243 2490">
          <text:p/>
        </draw:connector>
        <draw:custom-shape draw:style-name="gr2" draw:text-style-name="P1" xml:id="id335" draw:id="id335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6" draw:id="id336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1" draw:id="id331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2" draw:id="id332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331" draw:start-glue-point="10" draw:end-shape="id332" draw:end-glue-point="6" svg:d="M22998 19877h312v2h313" svg:viewBox="0 0 626 3">
          <text:p/>
        </draw:connector>
        <draw:custom-shape draw:style-name="gr2" draw:text-style-name="P1" xml:id="id333" draw:id="id333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4" draw:id="id334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333" draw:start-glue-point="10" draw:end-shape="id334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333" draw:start-glue-point="8" draw:end-shape="id335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333" draw:start-glue-point="8" draw:end-shape="id331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336" draw:start-glue-point="4" draw:end-shape="id334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334" draw:start-glue-point="8" draw:end-shape="id332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335" draw:start-glue-point="10" draw:end-shape="id336" draw:end-glue-point="6" svg:d="M21482 19877h293v2h293" svg:viewBox="0 0 587 3">
          <text:p/>
        </draw:connector>
        <draw:custom-shape draw:style-name="gr2" draw:text-style-name="P1" xml:id="id341" draw:id="id341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2" draw:id="id342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7" draw:id="id337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8" draw:id="id338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337" draw:start-glue-point="10" draw:end-shape="id338" draw:end-glue-point="6" svg:d="M26380 19877h312v2h313" svg:viewBox="0 0 626 3">
          <text:p/>
        </draw:connector>
        <draw:custom-shape draw:style-name="gr2" draw:text-style-name="P1" xml:id="id339" draw:id="id339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0" draw:id="id340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339" draw:start-glue-point="10" draw:end-shape="id340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339" draw:start-glue-point="8" draw:end-shape="id341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339" draw:start-glue-point="8" draw:end-shape="id337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342" draw:start-glue-point="4" draw:end-shape="id340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340" draw:start-glue-point="8" draw:end-shape="id338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341" draw:start-glue-point="10" draw:end-shape="id342" draw:end-glue-point="6" svg:d="M24864 19877h293v2h292" svg:viewBox="0 0 586 3">
          <text:p/>
        </draw:connector>
        <draw:custom-shape draw:style-name="gr2" draw:text-style-name="P1" xml:id="id343" draw:id="id343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4" draw:id="id344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343" draw:start-glue-point="10" draw:end-shape="id344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343" draw:start-glue-point="8" draw:end-shape="id333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343" draw:start-glue-point="8" draw:end-shape="id339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334" draw:start-glue-point="4" draw:end-shape="id344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344" draw:start-glue-point="8" draw:end-shape="id340" draw:end-glue-point="4" svg:d="M24837 15345l1611 1573" svg:viewBox="0 0 1612 1574">
          <text:p/>
        </draw:connector>
        <draw:custom-shape draw:style-name="gr2" draw:text-style-name="P1" xml:id="id345" draw:id="id345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6" draw:id="id346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345" draw:start-glue-point="10" draw:end-shape="id346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345" draw:start-glue-point="8" draw:end-shape="id329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345" draw:start-glue-point="8" draw:end-shape="id343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330" draw:start-glue-point="4" draw:end-shape="id346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346" draw:start-glue-point="8" draw:end-shape="id344" draw:end-glue-point="11" svg:d="M14438 7372l10550 7220" svg:viewBox="0 0 10551 7221">
          <text:p/>
        </draw:connector>
        <draw:custom-shape draw:style-name="gr2" draw:text-style-name="P1" xml:id="id347" draw:id="id347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8" draw:id="id348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347" draw:start-glue-point="10" draw:end-shape="id348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348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347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347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348" draw:end-glue-point="4" svg:d="M-611-16l3898 2216" svg:viewBox="0 0 3899 2217">
          <text:p/>
        </draw:connector>
        <draw:custom-shape draw:style-name="gr2" draw:text-style-name="P1" xml:id="id353" draw:id="id353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4" draw:id="id354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9" draw:id="id349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0" draw:id="id350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349" draw:start-glue-point="10" draw:end-shape="id350" draw:end-glue-point="6" svg:d="M3043 19877h314v2h312" svg:viewBox="0 0 627 3">
          <text:p/>
        </draw:connector>
        <draw:custom-shape draw:style-name="gr2" draw:text-style-name="P1" xml:id="id351" draw:id="id351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2" draw:id="id352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351" draw:start-glue-point="10" draw:end-shape="id352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351" draw:start-glue-point="8" draw:end-shape="id353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351" draw:start-glue-point="8" draw:end-shape="id349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354" draw:start-glue-point="4" draw:end-shape="id352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352" draw:start-glue-point="8" draw:end-shape="id350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353" draw:start-glue-point="10" draw:end-shape="id354" draw:end-glue-point="6" svg:d="M1528 19877h292v2h292" svg:viewBox="0 0 585 3">
          <text:p/>
        </draw:connector>
        <draw:custom-shape draw:style-name="gr2" draw:text-style-name="P1" xml:id="id359" draw:id="id359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0" draw:id="id360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5" draw:id="id355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6" draw:id="id356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355" draw:start-glue-point="10" draw:end-shape="id356" draw:end-glue-point="6" svg:d="M6424 19877h314v2h313" svg:viewBox="0 0 628 3">
          <text:p/>
        </draw:connector>
        <draw:custom-shape draw:style-name="gr2" draw:text-style-name="P1" xml:id="id357" draw:id="id357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8" draw:id="id358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357" draw:start-glue-point="10" draw:end-shape="id358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357" draw:start-glue-point="8" draw:end-shape="id359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357" draw:start-glue-point="8" draw:end-shape="id355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360" draw:start-glue-point="4" draw:end-shape="id358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358" draw:start-glue-point="8" draw:end-shape="id356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359" draw:start-glue-point="10" draw:end-shape="id360" draw:end-glue-point="6" svg:d="M4910 19877h292v2h292" svg:viewBox="0 0 585 3">
          <text:p/>
        </draw:connector>
        <draw:custom-shape draw:style-name="gr2" draw:text-style-name="P1" xml:id="id361" draw:id="id361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2" draw:id="id362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361" draw:start-glue-point="10" draw:end-shape="id362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361" draw:start-glue-point="8" draw:end-shape="id351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361" draw:start-glue-point="8" draw:end-shape="id357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352" draw:start-glue-point="4" draw:end-shape="id362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362" draw:start-glue-point="8" draw:end-shape="id358" draw:end-glue-point="4" svg:d="M5023 15345l1470 1573" svg:viewBox="0 0 1471 1574">
          <text:p/>
        </draw:connector>
        <draw:custom-shape draw:style-name="gr2" draw:text-style-name="P1" xml:id="id367" draw:id="id367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8" draw:id="id368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3" draw:id="id363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4" draw:id="id364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363" draw:start-glue-point="10" draw:end-shape="id364" draw:end-glue-point="6" svg:d="M9637 19877h313v2h313" svg:viewBox="0 0 627 3">
          <text:p/>
        </draw:connector>
        <draw:custom-shape draw:style-name="gr2" draw:text-style-name="P1" xml:id="id365" draw:id="id365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6" draw:id="id366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365" draw:start-glue-point="10" draw:end-shape="id366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365" draw:start-glue-point="8" draw:end-shape="id367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365" draw:start-glue-point="8" draw:end-shape="id363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368" draw:start-glue-point="4" draw:end-shape="id366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366" draw:start-glue-point="8" draw:end-shape="id364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367" draw:start-glue-point="10" draw:end-shape="id368" draw:end-glue-point="6" svg:d="M8121 19877h293v2h293" svg:viewBox="0 0 587 3">
          <text:p/>
        </draw:connector>
        <draw:custom-shape draw:style-name="gr2" draw:text-style-name="P1" xml:id="id373" draw:id="id373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4" draw:id="id374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9" draw:id="id369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0" draw:id="id370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369" draw:start-glue-point="10" draw:end-shape="id370" draw:end-glue-point="6" svg:d="M13019 19877h312v2h313" svg:viewBox="0 0 626 3">
          <text:p/>
        </draw:connector>
        <draw:custom-shape draw:style-name="gr2" draw:text-style-name="P1" xml:id="id371" draw:id="id371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2" draw:id="id372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371" draw:start-glue-point="10" draw:end-shape="id372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371" draw:start-glue-point="8" draw:end-shape="id373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371" draw:start-glue-point="8" draw:end-shape="id369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374" draw:start-glue-point="4" draw:end-shape="id372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372" draw:start-glue-point="8" draw:end-shape="id370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373" draw:start-glue-point="10" draw:end-shape="id374" draw:end-glue-point="6" svg:d="M11504 19877h292v2h292" svg:viewBox="0 0 585 3">
          <text:p/>
        </draw:connector>
        <draw:custom-shape draw:style-name="gr2" draw:text-style-name="P1" xml:id="id375" draw:id="id375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6" draw:id="id376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375" draw:start-glue-point="10" draw:end-shape="id376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375" draw:start-glue-point="8" draw:end-shape="id365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375" draw:start-glue-point="8" draw:end-shape="id371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366" draw:start-glue-point="4" draw:end-shape="id376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376" draw:start-glue-point="8" draw:end-shape="id372" draw:end-glue-point="4" svg:d="M11476 15345l1611 1573" svg:viewBox="0 0 1612 1574">
          <text:p/>
        </draw:connector>
        <draw:custom-shape draw:style-name="gr2" draw:text-style-name="P1" xml:id="id377" draw:id="id377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8" draw:id="id378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377" draw:start-glue-point="10" draw:end-shape="id378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377" draw:start-glue-point="8" draw:end-shape="id361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377" draw:start-glue-point="8" draw:end-shape="id375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362" draw:start-glue-point="4" draw:end-shape="id378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378" draw:start-glue-point="8" draw:end-shape="id376" draw:end-glue-point="11" svg:d="M8335 11973l3292 2619" svg:viewBox="0 0 3293 2620">
          <text:p/>
        </draw:connector>
        <draw:custom-shape draw:style-name="gr2" draw:text-style-name="P1" xml:id="id379" draw:id="id379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379" draw:start-glue-point="8" draw:end-shape="id377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379" draw:start-glue-point="8" draw:end-shape="id345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347" draw:start-glue-point="8" draw:end-shape="id379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2" draw:text-style-name="P1" xml:id="id384" draw:id="id384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5" draw:id="id385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0" draw:id="id380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1" draw:id="id381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380" draw:start-glue-point="10" draw:end-shape="id381" draw:end-glue-point="6" svg:d="M16404 19877h313v2h312" svg:viewBox="0 0 626 3">
          <text:p/>
        </draw:connector>
        <draw:custom-shape draw:style-name="gr2" draw:text-style-name="P1" xml:id="id382" draw:id="id382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3" draw:id="id383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82" draw:start-glue-point="10" draw:end-shape="id383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82" draw:start-glue-point="8" draw:end-shape="id384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82" draw:start-glue-point="8" draw:end-shape="id380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385" draw:start-glue-point="4" draw:end-shape="id383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383" draw:start-glue-point="8" draw:end-shape="id381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384" draw:start-glue-point="10" draw:end-shape="id385" draw:end-glue-point="6" svg:d="M14889 19877h292v2h292" svg:viewBox="0 0 585 3">
          <text:p/>
        </draw:connector>
        <draw:custom-shape draw:style-name="gr2" draw:text-style-name="P1" xml:id="id390" draw:id="id390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1" draw:id="id391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6" draw:id="id386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7" draw:id="id387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386" draw:start-glue-point="10" draw:end-shape="id387" draw:end-glue-point="6" svg:d="M19785 19877h314v2h313" svg:viewBox="0 0 628 3">
          <text:p/>
        </draw:connector>
        <draw:custom-shape draw:style-name="gr2" draw:text-style-name="P1" xml:id="id388" draw:id="id388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9" draw:id="id389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115cm" svg:y2="14.902cm" draw:start-shape="id388" draw:start-glue-point="10" draw:end-shape="id389" draw:end-glue-point="6" svg:d="M19015 17359h501v-1228h-1903v-1229h502" svg:viewBox="0 0 1904 2458">
          <text:p/>
        </draw:connector>
        <draw:connector draw:style-name="gr4" draw:text-style-name="P1" draw:layer="layout" draw:type="line" svg:x1="18.802cm" svg:y1="17.8cm" svg:x2="18.057cm" svg:y2="19.436cm" draw:start-shape="id388" draw:start-glue-point="8" draw:end-shape="id390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388" draw:start-glue-point="8" draw:end-shape="id386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391" draw:start-glue-point="4" draw:end-shape="id389" draw:end-glue-point="8" svg:d="M19640 16897l-1311-1554" svg:viewBox="0 0 1312 1555">
          <text:p/>
        </draw:connector>
        <draw:connector draw:style-name="gr4" draw:text-style-name="P1" draw:layer="layout" draw:type="line" svg:x1="18.329cm" svg:y1="15.343cm" svg:x2="20.625cm" svg:y2="19.437cm" draw:start-shape="id389" draw:start-glue-point="8" draw:end-shape="id387" draw:end-glue-point="4" svg:d="M18329 15343l2296 4094" svg:viewBox="0 0 2297 4095">
          <text:p/>
        </draw:connector>
        <draw:connector draw:style-name="gr3" draw:text-style-name="P1" draw:layer="layout" svg:x1="18.27cm" svg:y1="19.877cm" svg:x2="19.426cm" svg:y2="17.339cm" draw:start-shape="id390" draw:start-glue-point="10" draw:end-shape="id391" draw:end-glue-point="6" svg:d="M18270 19877h578v-2538h578" svg:viewBox="0 0 1157 2539">
          <text:p/>
        </draw:connector>
        <draw:custom-shape draw:style-name="gr2" draw:text-style-name="P1" xml:id="id392" draw:id="id392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3" draw:id="id393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357cm" svg:y2="11.531cm" draw:start-shape="id392" draw:start-glue-point="10" draw:end-shape="id393" draw:end-glue-point="6" svg:d="M17544 14903h1906v-3372h1907" svg:viewBox="0 0 3814 3373">
          <text:p/>
        </draw:connector>
        <draw:connector draw:style-name="gr4" draw:text-style-name="P1" draw:layer="layout" draw:type="line" svg:x1="17.331cm" svg:y1="15.345cm" svg:x2="15.471cm" svg:y2="16.918cm" draw:start-shape="id392" draw:start-glue-point="8" draw:end-shape="id382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392" draw:start-glue-point="8" draw:end-shape="id388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383" draw:start-glue-point="4" draw:end-shape="id393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393" draw:start-glue-point="8" draw:end-shape="id389" draw:end-glue-point="4" svg:d="M21571 11972l-3242 2489" svg:viewBox="0 0 3243 2490">
          <text:p/>
        </draw:connector>
        <draw:custom-shape draw:style-name="gr2" draw:text-style-name="P1" xml:id="id398" draw:id="id398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9" draw:id="id399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4" draw:id="id394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5" draw:id="id395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394" draw:start-glue-point="10" draw:end-shape="id395" draw:end-glue-point="6" svg:d="M22998 19877h312v2h313" svg:viewBox="0 0 626 3">
          <text:p/>
        </draw:connector>
        <draw:custom-shape draw:style-name="gr2" draw:text-style-name="P1" xml:id="id396" draw:id="id396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7" draw:id="id397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396" draw:start-glue-point="10" draw:end-shape="id397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396" draw:start-glue-point="8" draw:end-shape="id398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396" draw:start-glue-point="8" draw:end-shape="id394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399" draw:start-glue-point="4" draw:end-shape="id397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397" draw:start-glue-point="8" draw:end-shape="id395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398" draw:start-glue-point="10" draw:end-shape="id399" draw:end-glue-point="6" svg:d="M21482 19877h293v2h293" svg:viewBox="0 0 587 3">
          <text:p/>
        </draw:connector>
        <draw:custom-shape draw:style-name="gr2" draw:text-style-name="P1" xml:id="id404" draw:id="id404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5" draw:id="id405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0" draw:id="id400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1" draw:id="id401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400" draw:start-glue-point="10" draw:end-shape="id401" draw:end-glue-point="6" svg:d="M26380 19877h312v2h313" svg:viewBox="0 0 626 3">
          <text:p/>
        </draw:connector>
        <draw:custom-shape draw:style-name="gr2" draw:text-style-name="P1" xml:id="id402" draw:id="id402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3" draw:id="id403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402" draw:start-glue-point="10" draw:end-shape="id403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402" draw:start-glue-point="8" draw:end-shape="id404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402" draw:start-glue-point="8" draw:end-shape="id400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405" draw:start-glue-point="4" draw:end-shape="id403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403" draw:start-glue-point="8" draw:end-shape="id401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404" draw:start-glue-point="10" draw:end-shape="id405" draw:end-glue-point="6" svg:d="M24864 19877h293v2h292" svg:viewBox="0 0 586 3">
          <text:p/>
        </draw:connector>
        <draw:custom-shape draw:style-name="gr2" draw:text-style-name="P1" xml:id="id406" draw:id="id406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7" draw:id="id407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406" draw:start-glue-point="10" draw:end-shape="id407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406" draw:start-glue-point="8" draw:end-shape="id396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406" draw:start-glue-point="8" draw:end-shape="id402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397" draw:start-glue-point="4" draw:end-shape="id407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407" draw:start-glue-point="8" draw:end-shape="id403" draw:end-glue-point="4" svg:d="M24837 15345l1611 1573" svg:viewBox="0 0 1612 1574">
          <text:p/>
        </draw:connector>
        <draw:custom-shape draw:style-name="gr2" draw:text-style-name="P1" xml:id="id408" draw:id="id408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9" draw:id="id409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408" draw:start-glue-point="10" draw:end-shape="id409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408" draw:start-glue-point="8" draw:end-shape="id392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408" draw:start-glue-point="8" draw:end-shape="id406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393" draw:start-glue-point="4" draw:end-shape="id409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409" draw:start-glue-point="8" draw:end-shape="id407" draw:end-glue-point="11" svg:d="M14438 7372l10550 7220" svg:viewBox="0 0 10551 7221">
          <text:p/>
        </draw:connector>
        <draw:custom-shape draw:style-name="gr2" draw:text-style-name="P1" xml:id="id410" draw:id="id410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1" draw:id="id411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410" draw:start-glue-point="10" draw:end-shape="id411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411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410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410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411" draw:end-glue-point="4" svg:d="M-611-16l3898 2216" svg:viewBox="0 0 3899 2217">
          <text:p/>
        </draw:connector>
        <draw:custom-shape draw:style-name="gr2" draw:text-style-name="P1" xml:id="id416" draw:id="id416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7" draw:id="id417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2" draw:id="id412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3" draw:id="id413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412" draw:start-glue-point="10" draw:end-shape="id413" draw:end-glue-point="6" svg:d="M3043 19877h314v2h312" svg:viewBox="0 0 627 3">
          <text:p/>
        </draw:connector>
        <draw:custom-shape draw:style-name="gr2" draw:text-style-name="P1" xml:id="id414" draw:id="id414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5" draw:id="id415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414" draw:start-glue-point="10" draw:end-shape="id415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414" draw:start-glue-point="8" draw:end-shape="id416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414" draw:start-glue-point="8" draw:end-shape="id412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417" draw:start-glue-point="4" draw:end-shape="id415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415" draw:start-glue-point="8" draw:end-shape="id413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416" draw:start-glue-point="10" draw:end-shape="id417" draw:end-glue-point="6" svg:d="M1528 19877h292v2h292" svg:viewBox="0 0 585 3">
          <text:p/>
        </draw:connector>
        <draw:custom-shape draw:style-name="gr2" draw:text-style-name="P1" xml:id="id422" draw:id="id422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3" draw:id="id423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8" draw:id="id418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9" draw:id="id419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418" draw:start-glue-point="10" draw:end-shape="id419" draw:end-glue-point="6" svg:d="M6424 19877h314v2h313" svg:viewBox="0 0 628 3">
          <text:p/>
        </draw:connector>
        <draw:custom-shape draw:style-name="gr2" draw:text-style-name="P1" xml:id="id420" draw:id="id420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1" draw:id="id421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20" draw:start-glue-point="10" draw:end-shape="id421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20" draw:start-glue-point="8" draw:end-shape="id422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20" draw:start-glue-point="8" draw:end-shape="id418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23" draw:start-glue-point="4" draw:end-shape="id421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21" draw:start-glue-point="8" draw:end-shape="id419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22" draw:start-glue-point="10" draw:end-shape="id423" draw:end-glue-point="6" svg:d="M4910 19877h292v2h292" svg:viewBox="0 0 585 3">
          <text:p/>
        </draw:connector>
        <draw:custom-shape draw:style-name="gr2" draw:text-style-name="P1" xml:id="id424" draw:id="id424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5" draw:id="id425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24" draw:start-glue-point="10" draw:end-shape="id425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24" draw:start-glue-point="8" draw:end-shape="id414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24" draw:start-glue-point="8" draw:end-shape="id420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415" draw:start-glue-point="4" draw:end-shape="id425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25" draw:start-glue-point="8" draw:end-shape="id421" draw:end-glue-point="4" svg:d="M5023 15345l1470 1573" svg:viewBox="0 0 1471 1574">
          <text:p/>
        </draw:connector>
        <draw:custom-shape draw:style-name="gr2" draw:text-style-name="P1" xml:id="id430" draw:id="id430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1" draw:id="id431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6" draw:id="id426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7" draw:id="id427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26" draw:start-glue-point="10" draw:end-shape="id427" draw:end-glue-point="6" svg:d="M9637 19877h313v2h313" svg:viewBox="0 0 627 3">
          <text:p/>
        </draw:connector>
        <draw:custom-shape draw:style-name="gr2" draw:text-style-name="P1" xml:id="id428" draw:id="id428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9" draw:id="id429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28" draw:start-glue-point="10" draw:end-shape="id429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28" draw:start-glue-point="8" draw:end-shape="id430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28" draw:start-glue-point="8" draw:end-shape="id426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431" draw:start-glue-point="4" draw:end-shape="id429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429" draw:start-glue-point="8" draw:end-shape="id427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430" draw:start-glue-point="10" draw:end-shape="id431" draw:end-glue-point="6" svg:d="M8121 19877h293v2h293" svg:viewBox="0 0 587 3">
          <text:p/>
        </draw:connector>
        <draw:custom-shape draw:style-name="gr2" draw:text-style-name="P1" xml:id="id436" draw:id="id436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7" draw:id="id437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2" draw:id="id432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3" draw:id="id433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432" draw:start-glue-point="10" draw:end-shape="id433" draw:end-glue-point="6" svg:d="M13019 19877h312v2h313" svg:viewBox="0 0 626 3">
          <text:p/>
        </draw:connector>
        <draw:custom-shape draw:style-name="gr2" draw:text-style-name="P1" xml:id="id434" draw:id="id434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5" draw:id="id435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434" draw:start-glue-point="10" draw:end-shape="id435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434" draw:start-glue-point="8" draw:end-shape="id436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434" draw:start-glue-point="8" draw:end-shape="id432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437" draw:start-glue-point="4" draw:end-shape="id435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435" draw:start-glue-point="8" draw:end-shape="id433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436" draw:start-glue-point="10" draw:end-shape="id437" draw:end-glue-point="6" svg:d="M11504 19877h292v2h292" svg:viewBox="0 0 585 3">
          <text:p/>
        </draw:connector>
        <draw:custom-shape draw:style-name="gr2" draw:text-style-name="P1" xml:id="id438" draw:id="id438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9" draw:id="id439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438" draw:start-glue-point="10" draw:end-shape="id439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438" draw:start-glue-point="8" draw:end-shape="id428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438" draw:start-glue-point="8" draw:end-shape="id434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429" draw:start-glue-point="4" draw:end-shape="id439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439" draw:start-glue-point="8" draw:end-shape="id435" draw:end-glue-point="4" svg:d="M11476 15345l1611 1573" svg:viewBox="0 0 1612 1574">
          <text:p/>
        </draw:connector>
        <draw:custom-shape draw:style-name="gr2" draw:text-style-name="P1" xml:id="id440" draw:id="id440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1" draw:id="id441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440" draw:start-glue-point="10" draw:end-shape="id441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440" draw:start-glue-point="8" draw:end-shape="id424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440" draw:start-glue-point="8" draw:end-shape="id438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25" draw:start-glue-point="4" draw:end-shape="id441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441" draw:start-glue-point="8" draw:end-shape="id439" draw:end-glue-point="11" svg:d="M8335 11973l3292 2619" svg:viewBox="0 0 3293 2620">
          <text:p/>
        </draw:connector>
        <draw:custom-shape draw:style-name="gr2" draw:text-style-name="P1" xml:id="id442" draw:id="id442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442" draw:start-glue-point="8" draw:end-shape="id440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442" draw:start-glue-point="8" draw:end-shape="id408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410" draw:start-glue-point="8" draw:end-shape="id442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411" draw:start-glue-point="8" draw:end-shape="id409" draw:end-glue-point="4" svg:d="M3287 3083l11151 3406" svg:viewBox="0 0 11152 340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" draw:text-style-name="P1" xml:id="id447" draw:id="id447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8" draw:id="id448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3" draw:id="id443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4" draw:id="id444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443" draw:start-glue-point="10" draw:end-shape="id444" draw:end-glue-point="6" svg:d="M16404 19877h313v2h312" svg:viewBox="0 0 626 3">
          <text:p/>
        </draw:connector>
        <draw:custom-shape draw:style-name="gr2" draw:text-style-name="P1" xml:id="id445" draw:id="id445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6" draw:id="id446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445" draw:start-glue-point="10" draw:end-shape="id446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445" draw:start-glue-point="8" draw:end-shape="id447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445" draw:start-glue-point="8" draw:end-shape="id443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448" draw:start-glue-point="4" draw:end-shape="id446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446" draw:start-glue-point="8" draw:end-shape="id444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447" draw:start-glue-point="10" draw:end-shape="id448" draw:end-glue-point="6" svg:d="M14889 19877h292v2h292" svg:viewBox="0 0 585 3">
          <text:p/>
        </draw:connector>
        <draw:custom-shape draw:style-name="gr2" draw:text-style-name="P1" xml:id="id453" draw:id="id453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4" draw:id="id454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9" draw:id="id449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0" draw:id="id450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449" draw:start-glue-point="10" draw:end-shape="id450" draw:end-glue-point="6" svg:d="M19785 19877h314v2h313" svg:viewBox="0 0 628 3">
          <text:p/>
        </draw:connector>
        <draw:custom-shape draw:style-name="gr2" draw:text-style-name="P1" xml:id="id451" draw:id="id451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2" draw:id="id452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115cm" svg:y2="14.902cm" draw:start-shape="id451" draw:start-glue-point="10" draw:end-shape="id452" draw:end-glue-point="6" svg:d="M19015 17359h501v-1228h-1903v-1229h502" svg:viewBox="0 0 1904 2458">
          <text:p/>
        </draw:connector>
        <draw:connector draw:style-name="gr4" draw:text-style-name="P1" draw:layer="layout" draw:type="line" svg:x1="18.802cm" svg:y1="17.8cm" svg:x2="18.057cm" svg:y2="19.436cm" draw:start-shape="id451" draw:start-glue-point="8" draw:end-shape="id453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451" draw:start-glue-point="8" draw:end-shape="id449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454" draw:start-glue-point="4" draw:end-shape="id452" draw:end-glue-point="8" svg:d="M19640 16897l-1311-1554" svg:viewBox="0 0 1312 1555">
          <text:p/>
        </draw:connector>
        <draw:connector draw:style-name="gr4" draw:text-style-name="P1" draw:layer="layout" draw:type="line" svg:x1="18.329cm" svg:y1="15.343cm" svg:x2="20.625cm" svg:y2="19.437cm" draw:start-shape="id452" draw:start-glue-point="8" draw:end-shape="id450" draw:end-glue-point="4" svg:d="M18329 15343l2296 4094" svg:viewBox="0 0 2297 4095">
          <text:p/>
        </draw:connector>
        <draw:connector draw:style-name="gr3" draw:text-style-name="P1" draw:layer="layout" svg:x1="18.27cm" svg:y1="19.877cm" svg:x2="19.426cm" svg:y2="17.339cm" draw:start-shape="id453" draw:start-glue-point="10" draw:end-shape="id454" draw:end-glue-point="6" svg:d="M18270 19877h578v-2538h578" svg:viewBox="0 0 1157 2539">
          <text:p/>
        </draw:connector>
        <draw:custom-shape draw:style-name="gr2" draw:text-style-name="P1" xml:id="id455" draw:id="id455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6" draw:id="id456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357cm" svg:y2="11.531cm" draw:start-shape="id455" draw:start-glue-point="10" draw:end-shape="id456" draw:end-glue-point="6" svg:d="M17544 14903h1906v-3372h1907" svg:viewBox="0 0 3814 3373">
          <text:p/>
        </draw:connector>
        <draw:connector draw:style-name="gr4" draw:text-style-name="P1" draw:layer="layout" draw:type="line" svg:x1="17.331cm" svg:y1="15.345cm" svg:x2="15.471cm" svg:y2="16.918cm" draw:start-shape="id455" draw:start-glue-point="8" draw:end-shape="id445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455" draw:start-glue-point="8" draw:end-shape="id451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446" draw:start-glue-point="4" draw:end-shape="id456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456" draw:start-glue-point="8" draw:end-shape="id452" draw:end-glue-point="4" svg:d="M21571 11972l-3242 2489" svg:viewBox="0 0 3243 2490">
          <text:p/>
        </draw:connector>
        <draw:custom-shape draw:style-name="gr2" draw:text-style-name="P1" xml:id="id461" draw:id="id461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2" draw:id="id462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7" draw:id="id457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8" draw:id="id458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457" draw:start-glue-point="10" draw:end-shape="id458" draw:end-glue-point="6" svg:d="M22998 19877h312v2h313" svg:viewBox="0 0 626 3">
          <text:p/>
        </draw:connector>
        <draw:custom-shape draw:style-name="gr2" draw:text-style-name="P1" xml:id="id459" draw:id="id459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0" draw:id="id460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459" draw:start-glue-point="10" draw:end-shape="id460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459" draw:start-glue-point="8" draw:end-shape="id461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459" draw:start-glue-point="8" draw:end-shape="id457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462" draw:start-glue-point="4" draw:end-shape="id460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460" draw:start-glue-point="8" draw:end-shape="id458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461" draw:start-glue-point="10" draw:end-shape="id462" draw:end-glue-point="6" svg:d="M21482 19877h293v2h293" svg:viewBox="0 0 587 3">
          <text:p/>
        </draw:connector>
        <draw:custom-shape draw:style-name="gr2" draw:text-style-name="P1" xml:id="id467" draw:id="id467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8" draw:id="id468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3" draw:id="id463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4" draw:id="id464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463" draw:start-glue-point="10" draw:end-shape="id464" draw:end-glue-point="6" svg:d="M26380 19877h312v2h313" svg:viewBox="0 0 626 3">
          <text:p/>
        </draw:connector>
        <draw:custom-shape draw:style-name="gr2" draw:text-style-name="P1" xml:id="id465" draw:id="id465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6" draw:id="id466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465" draw:start-glue-point="10" draw:end-shape="id466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465" draw:start-glue-point="8" draw:end-shape="id467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465" draw:start-glue-point="8" draw:end-shape="id463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468" draw:start-glue-point="4" draw:end-shape="id466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466" draw:start-glue-point="8" draw:end-shape="id464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467" draw:start-glue-point="10" draw:end-shape="id468" draw:end-glue-point="6" svg:d="M24864 19877h293v2h292" svg:viewBox="0 0 586 3">
          <text:p/>
        </draw:connector>
        <draw:custom-shape draw:style-name="gr2" draw:text-style-name="P1" xml:id="id469" draw:id="id469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0" draw:id="id470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469" draw:start-glue-point="10" draw:end-shape="id470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469" draw:start-glue-point="8" draw:end-shape="id459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469" draw:start-glue-point="8" draw:end-shape="id465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460" draw:start-glue-point="4" draw:end-shape="id470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470" draw:start-glue-point="8" draw:end-shape="id466" draw:end-glue-point="4" svg:d="M24837 15345l1611 1573" svg:viewBox="0 0 1612 1574">
          <text:p/>
        </draw:connector>
        <draw:custom-shape draw:style-name="gr2" draw:text-style-name="P1" xml:id="id473" draw:id="id473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2" draw:id="id472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471" draw:start-glue-point="10" draw:end-shape="id472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473" draw:start-glue-point="8" draw:end-shape="id455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473" draw:start-glue-point="8" draw:end-shape="id469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456" draw:start-glue-point="4" draw:end-shape="id472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472" draw:start-glue-point="8" draw:end-shape="id470" draw:end-glue-point="11" svg:d="M14438 7372l10550 7220" svg:viewBox="0 0 10551 7221">
          <text:p/>
        </draw:connector>
        <draw:custom-shape draw:style-name="gr2" draw:text-style-name="P1" xml:id="id474" draw:id="id474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5" draw:id="id475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474" draw:start-glue-point="10" draw:end-shape="id475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475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474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474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475" draw:end-glue-point="4" svg:d="M-611-16l3898 2216" svg:viewBox="0 0 3899 2217">
          <text:p/>
        </draw:connector>
        <draw:custom-shape draw:style-name="gr2" draw:text-style-name="P1" xml:id="id480" draw:id="id480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1" draw:id="id481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6" draw:id="id476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7" draw:id="id477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476" draw:start-glue-point="10" draw:end-shape="id477" draw:end-glue-point="6" svg:d="M3043 19877h314v2h312" svg:viewBox="0 0 627 3">
          <text:p/>
        </draw:connector>
        <draw:custom-shape draw:style-name="gr2" draw:text-style-name="P1" xml:id="id478" draw:id="id478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9" draw:id="id479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478" draw:start-glue-point="10" draw:end-shape="id479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478" draw:start-glue-point="8" draw:end-shape="id480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478" draw:start-glue-point="8" draw:end-shape="id476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481" draw:start-glue-point="4" draw:end-shape="id479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479" draw:start-glue-point="8" draw:end-shape="id477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480" draw:start-glue-point="10" draw:end-shape="id481" draw:end-glue-point="6" svg:d="M1528 19877h292v2h292" svg:viewBox="0 0 585 3">
          <text:p/>
        </draw:connector>
        <draw:custom-shape draw:style-name="gr2" draw:text-style-name="P1" xml:id="id486" draw:id="id486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7" draw:id="id487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2" draw:id="id482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3" draw:id="id483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482" draw:start-glue-point="10" draw:end-shape="id483" draw:end-glue-point="6" svg:d="M6424 19877h314v2h313" svg:viewBox="0 0 628 3">
          <text:p/>
        </draw:connector>
        <draw:custom-shape draw:style-name="gr2" draw:text-style-name="P1" xml:id="id484" draw:id="id484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5" draw:id="id485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84" draw:start-glue-point="10" draw:end-shape="id485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84" draw:start-glue-point="8" draw:end-shape="id486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84" draw:start-glue-point="8" draw:end-shape="id482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87" draw:start-glue-point="4" draw:end-shape="id485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85" draw:start-glue-point="8" draw:end-shape="id483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86" draw:start-glue-point="10" draw:end-shape="id487" draw:end-glue-point="6" svg:d="M4910 19877h292v2h292" svg:viewBox="0 0 585 3">
          <text:p/>
        </draw:connector>
        <draw:custom-shape draw:style-name="gr2" draw:text-style-name="P1" xml:id="id488" draw:id="id488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9" draw:id="id489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88" draw:start-glue-point="10" draw:end-shape="id489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88" draw:start-glue-point="8" draw:end-shape="id478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88" draw:start-glue-point="8" draw:end-shape="id484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479" draw:start-glue-point="4" draw:end-shape="id489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89" draw:start-glue-point="8" draw:end-shape="id485" draw:end-glue-point="4" svg:d="M5023 15345l1470 1573" svg:viewBox="0 0 1471 1574">
          <text:p/>
        </draw:connector>
        <draw:custom-shape draw:style-name="gr2" draw:text-style-name="P1" xml:id="id494" draw:id="id494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5" draw:id="id495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0" draw:id="id490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1" draw:id="id491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90" draw:start-glue-point="10" draw:end-shape="id491" draw:end-glue-point="6" svg:d="M9637 19877h313v2h313" svg:viewBox="0 0 627 3">
          <text:p/>
        </draw:connector>
        <draw:custom-shape draw:style-name="gr2" draw:text-style-name="P1" xml:id="id492" draw:id="id492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3" draw:id="id493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92" draw:start-glue-point="10" draw:end-shape="id493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92" draw:start-glue-point="8" draw:end-shape="id494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92" draw:start-glue-point="8" draw:end-shape="id490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495" draw:start-glue-point="4" draw:end-shape="id493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493" draw:start-glue-point="8" draw:end-shape="id491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494" draw:start-glue-point="10" draw:end-shape="id495" draw:end-glue-point="6" svg:d="M8121 19877h293v2h293" svg:viewBox="0 0 587 3">
          <text:p/>
        </draw:connector>
        <draw:custom-shape draw:style-name="gr2" draw:text-style-name="P1" xml:id="id500" draw:id="id500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1" draw:id="id501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6" draw:id="id496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7" draw:id="id497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496" draw:start-glue-point="10" draw:end-shape="id497" draw:end-glue-point="6" svg:d="M13019 19877h312v2h313" svg:viewBox="0 0 626 3">
          <text:p/>
        </draw:connector>
        <draw:custom-shape draw:style-name="gr2" draw:text-style-name="P1" xml:id="id498" draw:id="id498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9" draw:id="id499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498" draw:start-glue-point="10" draw:end-shape="id499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498" draw:start-glue-point="8" draw:end-shape="id500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498" draw:start-glue-point="8" draw:end-shape="id496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01" draw:start-glue-point="4" draw:end-shape="id499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499" draw:start-glue-point="8" draw:end-shape="id497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00" draw:start-glue-point="10" draw:end-shape="id501" draw:end-glue-point="6" svg:d="M11504 19877h292v2h292" svg:viewBox="0 0 585 3">
          <text:p/>
        </draw:connector>
        <draw:custom-shape draw:style-name="gr2" draw:text-style-name="P1" xml:id="id502" draw:id="id502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3" draw:id="id503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02" draw:start-glue-point="10" draw:end-shape="id503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02" draw:start-glue-point="8" draw:end-shape="id492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02" draw:start-glue-point="8" draw:end-shape="id498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493" draw:start-glue-point="4" draw:end-shape="id503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503" draw:start-glue-point="8" draw:end-shape="id499" draw:end-glue-point="4" svg:d="M11476 15345l1611 1573" svg:viewBox="0 0 1612 1574">
          <text:p/>
        </draw:connector>
        <draw:custom-shape draw:style-name="gr2" draw:text-style-name="P1" xml:id="id504" draw:id="id504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5" draw:id="id505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504" draw:start-glue-point="10" draw:end-shape="id505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504" draw:start-glue-point="8" draw:end-shape="id488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504" draw:start-glue-point="8" draw:end-shape="id502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89" draw:start-glue-point="4" draw:end-shape="id505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505" draw:start-glue-point="8" draw:end-shape="id503" draw:end-glue-point="11" svg:d="M8335 11973l3292 2619" svg:viewBox="0 0 3293 2620">
          <text:p/>
        </draw:connector>
        <draw:custom-shape draw:style-name="gr2" draw:text-style-name="P1" xml:id="id471" draw:id="id471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471" draw:start-glue-point="8" draw:end-shape="id504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471" draw:start-glue-point="8" draw:end-shape="id473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474" draw:start-glue-point="8" draw:end-shape="id471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475" draw:start-glue-point="8" draw:end-shape="id472" draw:end-glue-point="4" svg:d="M3287 3083l11151 3406" svg:viewBox="0 0 11152 340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2" draw:text-style-name="P1" xml:id="id510" draw:id="id510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1" draw:id="id511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6" draw:id="id506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7" draw:id="id507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506" draw:start-glue-point="10" draw:end-shape="id507" draw:end-glue-point="6" svg:d="M16404 19877h313v2h312" svg:viewBox="0 0 626 3">
          <text:p/>
        </draw:connector>
        <draw:custom-shape draw:style-name="gr2" draw:text-style-name="P1" xml:id="id508" draw:id="id508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9" draw:id="id509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508" draw:start-glue-point="10" draw:end-shape="id509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508" draw:start-glue-point="8" draw:end-shape="id510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508" draw:start-glue-point="8" draw:end-shape="id506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511" draw:start-glue-point="4" draw:end-shape="id509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509" draw:start-glue-point="8" draw:end-shape="id507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10" draw:start-glue-point="10" draw:end-shape="id511" draw:end-glue-point="6" svg:d="M14889 19877h292v2h292" svg:viewBox="0 0 585 3">
          <text:p/>
        </draw:connector>
        <draw:custom-shape draw:style-name="gr2" draw:text-style-name="P1" xml:id="id516" draw:id="id516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7" draw:id="id517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2" draw:id="id512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3" draw:id="id513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512" draw:start-glue-point="10" draw:end-shape="id513" draw:end-glue-point="6" svg:d="M19785 19877h314v2h313" svg:viewBox="0 0 628 3">
          <text:p/>
        </draw:connector>
        <draw:custom-shape draw:style-name="gr2" draw:text-style-name="P1" xml:id="id514" draw:id="id514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5" draw:id="id515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115cm" svg:y2="14.902cm" draw:start-shape="id514" draw:start-glue-point="10" draw:end-shape="id515" draw:end-glue-point="6" svg:d="M19015 17359h501v-1228h-1903v-1229h502" svg:viewBox="0 0 1904 2458">
          <text:p/>
        </draw:connector>
        <draw:connector draw:style-name="gr4" draw:text-style-name="P1" draw:layer="layout" draw:type="line" svg:x1="18.802cm" svg:y1="17.8cm" svg:x2="18.057cm" svg:y2="19.436cm" draw:start-shape="id514" draw:start-glue-point="8" draw:end-shape="id516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514" draw:start-glue-point="8" draw:end-shape="id512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517" draw:start-glue-point="4" draw:end-shape="id515" draw:end-glue-point="8" svg:d="M19640 16897l-1311-1554" svg:viewBox="0 0 1312 1555">
          <text:p/>
        </draw:connector>
        <draw:connector draw:style-name="gr4" draw:text-style-name="P1" draw:layer="layout" draw:type="line" svg:x1="18.329cm" svg:y1="15.343cm" svg:x2="20.625cm" svg:y2="19.437cm" draw:start-shape="id515" draw:start-glue-point="8" draw:end-shape="id513" draw:end-glue-point="4" svg:d="M18329 15343l2296 4094" svg:viewBox="0 0 2297 4095">
          <text:p/>
        </draw:connector>
        <draw:connector draw:style-name="gr3" draw:text-style-name="P1" draw:layer="layout" svg:x1="18.27cm" svg:y1="19.877cm" svg:x2="19.426cm" svg:y2="17.339cm" draw:start-shape="id516" draw:start-glue-point="10" draw:end-shape="id517" draw:end-glue-point="6" svg:d="M18270 19877h578v-2538h578" svg:viewBox="0 0 1157 2539">
          <text:p/>
        </draw:connector>
        <draw:custom-shape draw:style-name="gr2" draw:text-style-name="P1" xml:id="id520" draw:id="id52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9" draw:id="id519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357cm" svg:y2="11.531cm" draw:start-shape="id518" draw:start-glue-point="10" draw:end-shape="id519" draw:end-glue-point="6" svg:d="M20855 11531h502" svg:viewBox="0 0 503 1">
          <text:p/>
        </draw:connector>
        <draw:connector draw:style-name="gr4" draw:text-style-name="P1" draw:layer="layout" draw:type="line" svg:x1="17.331cm" svg:y1="15.345cm" svg:x2="15.471cm" svg:y2="16.918cm" draw:start-shape="id520" draw:start-glue-point="8" draw:end-shape="id508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520" draw:start-glue-point="8" draw:end-shape="id514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509" draw:start-glue-point="4" draw:end-shape="id519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519" draw:start-glue-point="8" draw:end-shape="id515" draw:end-glue-point="4" svg:d="M21571 11972l-3242 2489" svg:viewBox="0 0 3243 2490">
          <text:p/>
        </draw:connector>
        <draw:custom-shape draw:style-name="gr2" draw:text-style-name="P1" xml:id="id525" draw:id="id525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6" draw:id="id526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1" draw:id="id521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2" draw:id="id522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521" draw:start-glue-point="10" draw:end-shape="id522" draw:end-glue-point="6" svg:d="M22998 19877h312v2h313" svg:viewBox="0 0 626 3">
          <text:p/>
        </draw:connector>
        <draw:custom-shape draw:style-name="gr2" draw:text-style-name="P1" xml:id="id523" draw:id="id523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4" draw:id="id524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523" draw:start-glue-point="10" draw:end-shape="id524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523" draw:start-glue-point="8" draw:end-shape="id525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523" draw:start-glue-point="8" draw:end-shape="id521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526" draw:start-glue-point="4" draw:end-shape="id524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524" draw:start-glue-point="8" draw:end-shape="id522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525" draw:start-glue-point="10" draw:end-shape="id526" draw:end-glue-point="6" svg:d="M21482 19877h293v2h293" svg:viewBox="0 0 587 3">
          <text:p/>
        </draw:connector>
        <draw:custom-shape draw:style-name="gr2" draw:text-style-name="P1" xml:id="id531" draw:id="id531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2" draw:id="id532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7" draw:id="id527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8" draw:id="id528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527" draw:start-glue-point="10" draw:end-shape="id528" draw:end-glue-point="6" svg:d="M26380 19877h312v2h313" svg:viewBox="0 0 626 3">
          <text:p/>
        </draw:connector>
        <draw:custom-shape draw:style-name="gr2" draw:text-style-name="P1" xml:id="id529" draw:id="id529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0" draw:id="id530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529" draw:start-glue-point="10" draw:end-shape="id530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529" draw:start-glue-point="8" draw:end-shape="id531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529" draw:start-glue-point="8" draw:end-shape="id527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532" draw:start-glue-point="4" draw:end-shape="id530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530" draw:start-glue-point="8" draw:end-shape="id528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531" draw:start-glue-point="10" draw:end-shape="id532" draw:end-glue-point="6" svg:d="M24864 19877h293v2h292" svg:viewBox="0 0 586 3">
          <text:p/>
        </draw:connector>
        <draw:custom-shape draw:style-name="gr2" draw:text-style-name="P1" xml:id="id533" draw:id="id533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4" draw:id="id534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533" draw:start-glue-point="10" draw:end-shape="id534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533" draw:start-glue-point="8" draw:end-shape="id523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533" draw:start-glue-point="8" draw:end-shape="id529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524" draw:start-glue-point="4" draw:end-shape="id534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534" draw:start-glue-point="8" draw:end-shape="id530" draw:end-glue-point="4" svg:d="M24837 15345l1611 1573" svg:viewBox="0 0 1612 1574">
          <text:p/>
        </draw:connector>
        <draw:custom-shape draw:style-name="gr2" draw:text-style-name="P1" xml:id="id518" draw:id="id518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6" draw:id="id536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535" draw:start-glue-point="10" draw:end-shape="id536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518" draw:start-glue-point="8" draw:end-shape="id520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518" draw:start-glue-point="8" draw:end-shape="id533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519" draw:start-glue-point="4" draw:end-shape="id536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536" draw:start-glue-point="8" draw:end-shape="id534" draw:end-glue-point="11" svg:d="M14438 7372l10550 7220" svg:viewBox="0 0 10551 7221">
          <text:p/>
        </draw:connector>
        <draw:custom-shape draw:style-name="gr2" draw:text-style-name="P1" xml:id="id537" draw:id="id537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8" draw:id="id538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537" draw:start-glue-point="10" draw:end-shape="id538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538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537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537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538" draw:end-glue-point="4" svg:d="M-611-16l3898 2216" svg:viewBox="0 0 3899 2217">
          <text:p/>
        </draw:connector>
        <draw:custom-shape draw:style-name="gr2" draw:text-style-name="P1" xml:id="id543" draw:id="id543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4" draw:id="id544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9" draw:id="id539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0" draw:id="id540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539" draw:start-glue-point="10" draw:end-shape="id540" draw:end-glue-point="6" svg:d="M3043 19877h314v2h312" svg:viewBox="0 0 627 3">
          <text:p/>
        </draw:connector>
        <draw:custom-shape draw:style-name="gr2" draw:text-style-name="P1" xml:id="id541" draw:id="id541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2" draw:id="id542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541" draw:start-glue-point="10" draw:end-shape="id542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541" draw:start-glue-point="8" draw:end-shape="id543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541" draw:start-glue-point="8" draw:end-shape="id539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544" draw:start-glue-point="4" draw:end-shape="id542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542" draw:start-glue-point="8" draw:end-shape="id540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543" draw:start-glue-point="10" draw:end-shape="id544" draw:end-glue-point="6" svg:d="M1528 19877h292v2h292" svg:viewBox="0 0 585 3">
          <text:p/>
        </draw:connector>
        <draw:custom-shape draw:style-name="gr2" draw:text-style-name="P1" xml:id="id549" draw:id="id549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0" draw:id="id550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5" draw:id="id545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6" draw:id="id546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545" draw:start-glue-point="10" draw:end-shape="id546" draw:end-glue-point="6" svg:d="M6424 19877h314v2h313" svg:viewBox="0 0 628 3">
          <text:p/>
        </draw:connector>
        <draw:custom-shape draw:style-name="gr2" draw:text-style-name="P1" xml:id="id547" draw:id="id547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8" draw:id="id548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547" draw:start-glue-point="10" draw:end-shape="id548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547" draw:start-glue-point="8" draw:end-shape="id549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547" draw:start-glue-point="8" draw:end-shape="id545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550" draw:start-glue-point="4" draw:end-shape="id548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548" draw:start-glue-point="8" draw:end-shape="id546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549" draw:start-glue-point="10" draw:end-shape="id550" draw:end-glue-point="6" svg:d="M4910 19877h292v2h292" svg:viewBox="0 0 585 3">
          <text:p/>
        </draw:connector>
        <draw:custom-shape draw:style-name="gr2" draw:text-style-name="P1" xml:id="id551" draw:id="id551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2" draw:id="id552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551" draw:start-glue-point="10" draw:end-shape="id552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551" draw:start-glue-point="8" draw:end-shape="id541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551" draw:start-glue-point="8" draw:end-shape="id547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542" draw:start-glue-point="4" draw:end-shape="id552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552" draw:start-glue-point="8" draw:end-shape="id548" draw:end-glue-point="4" svg:d="M5023 15345l1470 1573" svg:viewBox="0 0 1471 1574">
          <text:p/>
        </draw:connector>
        <draw:custom-shape draw:style-name="gr2" draw:text-style-name="P1" xml:id="id557" draw:id="id557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8" draw:id="id558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3" draw:id="id553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4" draw:id="id554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553" draw:start-glue-point="10" draw:end-shape="id554" draw:end-glue-point="6" svg:d="M9637 19877h313v2h313" svg:viewBox="0 0 627 3">
          <text:p/>
        </draw:connector>
        <draw:custom-shape draw:style-name="gr2" draw:text-style-name="P1" xml:id="id555" draw:id="id555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6" draw:id="id556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555" draw:start-glue-point="10" draw:end-shape="id556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555" draw:start-glue-point="8" draw:end-shape="id557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555" draw:start-glue-point="8" draw:end-shape="id553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558" draw:start-glue-point="4" draw:end-shape="id556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556" draw:start-glue-point="8" draw:end-shape="id554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557" draw:start-glue-point="10" draw:end-shape="id558" draw:end-glue-point="6" svg:d="M8121 19877h293v2h293" svg:viewBox="0 0 587 3">
          <text:p/>
        </draw:connector>
        <draw:custom-shape draw:style-name="gr2" draw:text-style-name="P1" xml:id="id563" draw:id="id563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4" draw:id="id564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9" draw:id="id559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0" draw:id="id560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559" draw:start-glue-point="10" draw:end-shape="id560" draw:end-glue-point="6" svg:d="M13019 19877h312v2h313" svg:viewBox="0 0 626 3">
          <text:p/>
        </draw:connector>
        <draw:custom-shape draw:style-name="gr2" draw:text-style-name="P1" xml:id="id561" draw:id="id561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2" draw:id="id562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561" draw:start-glue-point="10" draw:end-shape="id562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561" draw:start-glue-point="8" draw:end-shape="id563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561" draw:start-glue-point="8" draw:end-shape="id559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64" draw:start-glue-point="4" draw:end-shape="id562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562" draw:start-glue-point="8" draw:end-shape="id560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63" draw:start-glue-point="10" draw:end-shape="id564" draw:end-glue-point="6" svg:d="M11504 19877h292v2h292" svg:viewBox="0 0 585 3">
          <text:p/>
        </draw:connector>
        <draw:custom-shape draw:style-name="gr2" draw:text-style-name="P1" xml:id="id565" draw:id="id565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6" draw:id="id566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65" draw:start-glue-point="10" draw:end-shape="id566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65" draw:start-glue-point="8" draw:end-shape="id555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65" draw:start-glue-point="8" draw:end-shape="id561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556" draw:start-glue-point="4" draw:end-shape="id566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566" draw:start-glue-point="8" draw:end-shape="id562" draw:end-glue-point="4" svg:d="M11476 15345l1611 1573" svg:viewBox="0 0 1612 1574">
          <text:p/>
        </draw:connector>
        <draw:custom-shape draw:style-name="gr2" draw:text-style-name="P1" xml:id="id567" draw:id="id567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8" draw:id="id568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567" draw:start-glue-point="10" draw:end-shape="id568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567" draw:start-glue-point="8" draw:end-shape="id551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567" draw:start-glue-point="8" draw:end-shape="id565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552" draw:start-glue-point="4" draw:end-shape="id568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568" draw:start-glue-point="8" draw:end-shape="id566" draw:end-glue-point="11" svg:d="M8335 11973l3292 2619" svg:viewBox="0 0 3293 2620">
          <text:p/>
        </draw:connector>
        <draw:custom-shape draw:style-name="gr2" draw:text-style-name="P1" xml:id="id535" draw:id="id535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535" draw:start-glue-point="8" draw:end-shape="id567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535" draw:start-glue-point="8" draw:end-shape="id518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537" draw:start-glue-point="8" draw:end-shape="id535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538" draw:start-glue-point="8" draw:end-shape="id536" draw:end-glue-point="4" svg:d="M3287 3083l11151 3406" svg:viewBox="0 0 11152 340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2" draw:text-style-name="P1" xml:id="id573" draw:id="id573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4" draw:id="id574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9" draw:id="id569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0" draw:id="id570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569" draw:start-glue-point="10" draw:end-shape="id570" draw:end-glue-point="6" svg:d="M16404 19877h313v2h312" svg:viewBox="0 0 626 3">
          <text:p/>
        </draw:connector>
        <draw:custom-shape draw:style-name="gr2" draw:text-style-name="P1" xml:id="id571" draw:id="id571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2" draw:id="id572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571" draw:start-glue-point="10" draw:end-shape="id572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571" draw:start-glue-point="8" draw:end-shape="id573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571" draw:start-glue-point="8" draw:end-shape="id569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574" draw:start-glue-point="4" draw:end-shape="id572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572" draw:start-glue-point="8" draw:end-shape="id570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73" draw:start-glue-point="10" draw:end-shape="id574" draw:end-glue-point="6" svg:d="M14889 19877h292v2h292" svg:viewBox="0 0 585 3">
          <text:p/>
        </draw:connector>
        <draw:custom-shape draw:style-name="gr2" draw:text-style-name="P1" xml:id="id580" draw:id="id580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1" draw:id="id581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5" draw:id="id575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6" draw:id="id576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575" draw:start-glue-point="10" draw:end-shape="id576" draw:end-glue-point="6" svg:d="M19785 19877h314v2h313" svg:viewBox="0 0 628 3">
          <text:p/>
        </draw:connector>
        <draw:custom-shape draw:style-name="gr2" draw:text-style-name="P1" xml:id="id579" draw:id="id57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8" draw:id="id578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15cm" svg:y2="14.902cm" draw:start-shape="id577" draw:start-glue-point="10" draw:end-shape="id578" draw:end-glue-point="6" svg:d="M17544 14903h285v-1h286" svg:viewBox="0 0 572 2">
          <text:p/>
        </draw:connector>
        <draw:connector draw:style-name="gr4" draw:text-style-name="P1" draw:layer="layout" draw:type="line" svg:x1="18.802cm" svg:y1="17.8cm" svg:x2="18.057cm" svg:y2="19.436cm" draw:start-shape="id579" draw:start-glue-point="8" draw:end-shape="id580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579" draw:start-glue-point="8" draw:end-shape="id575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581" draw:start-glue-point="4" draw:end-shape="id578" draw:end-glue-point="8" svg:d="M19640 16897l-1311-1554" svg:viewBox="0 0 1312 1555">
          <text:p/>
        </draw:connector>
        <draw:connector draw:style-name="gr4" draw:text-style-name="P1" draw:layer="layout" draw:type="line" svg:x1="18.329cm" svg:y1="15.343cm" svg:x2="20.625cm" svg:y2="19.437cm" draw:start-shape="id578" draw:start-glue-point="8" draw:end-shape="id576" draw:end-glue-point="4" svg:d="M18329 15343l2296 4094" svg:viewBox="0 0 2297 4095">
          <text:p/>
        </draw:connector>
        <draw:connector draw:style-name="gr3" draw:text-style-name="P1" draw:layer="layout" svg:x1="18.27cm" svg:y1="19.877cm" svg:x2="19.426cm" svg:y2="17.339cm" draw:start-shape="id580" draw:start-glue-point="10" draw:end-shape="id581" draw:end-glue-point="6" svg:d="M18270 19877h578v-2538h578" svg:viewBox="0 0 1157 2539">
          <text:p/>
        </draw:connector>
        <draw:custom-shape draw:style-name="gr2" draw:text-style-name="P1" xml:id="id577" draw:id="id57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3" draw:id="id583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357cm" svg:y2="11.531cm" draw:start-shape="id582" draw:start-glue-point="10" draw:end-shape="id583" draw:end-glue-point="6" svg:d="M20855 11531h502" svg:viewBox="0 0 503 1">
          <text:p/>
        </draw:connector>
        <draw:connector draw:style-name="gr4" draw:text-style-name="P1" draw:layer="layout" draw:type="line" svg:x1="17.331cm" svg:y1="15.345cm" svg:x2="15.471cm" svg:y2="16.918cm" draw:start-shape="id577" draw:start-glue-point="8" draw:end-shape="id571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577" draw:start-glue-point="8" draw:end-shape="id57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572" draw:start-glue-point="4" draw:end-shape="id583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583" draw:start-glue-point="8" draw:end-shape="id578" draw:end-glue-point="4" svg:d="M21571 11972l-3242 2489" svg:viewBox="0 0 3243 2490">
          <text:p/>
        </draw:connector>
        <draw:custom-shape draw:style-name="gr2" draw:text-style-name="P1" xml:id="id588" draw:id="id588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9" draw:id="id589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4" draw:id="id584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5" draw:id="id585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584" draw:start-glue-point="10" draw:end-shape="id585" draw:end-glue-point="6" svg:d="M22998 19877h312v2h313" svg:viewBox="0 0 626 3">
          <text:p/>
        </draw:connector>
        <draw:custom-shape draw:style-name="gr2" draw:text-style-name="P1" xml:id="id586" draw:id="id586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7" draw:id="id587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586" draw:start-glue-point="10" draw:end-shape="id587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586" draw:start-glue-point="8" draw:end-shape="id588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586" draw:start-glue-point="8" draw:end-shape="id584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589" draw:start-glue-point="4" draw:end-shape="id587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587" draw:start-glue-point="8" draw:end-shape="id585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588" draw:start-glue-point="10" draw:end-shape="id589" draw:end-glue-point="6" svg:d="M21482 19877h293v2h293" svg:viewBox="0 0 587 3">
          <text:p/>
        </draw:connector>
        <draw:custom-shape draw:style-name="gr2" draw:text-style-name="P1" xml:id="id594" draw:id="id594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5" draw:id="id595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0" draw:id="id590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1" draw:id="id591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590" draw:start-glue-point="10" draw:end-shape="id591" draw:end-glue-point="6" svg:d="M26380 19877h312v2h313" svg:viewBox="0 0 626 3">
          <text:p/>
        </draw:connector>
        <draw:custom-shape draw:style-name="gr2" draw:text-style-name="P1" xml:id="id592" draw:id="id592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3" draw:id="id593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592" draw:start-glue-point="10" draw:end-shape="id593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592" draw:start-glue-point="8" draw:end-shape="id594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592" draw:start-glue-point="8" draw:end-shape="id590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595" draw:start-glue-point="4" draw:end-shape="id593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593" draw:start-glue-point="8" draw:end-shape="id591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594" draw:start-glue-point="10" draw:end-shape="id595" draw:end-glue-point="6" svg:d="M24864 19877h293v2h292" svg:viewBox="0 0 586 3">
          <text:p/>
        </draw:connector>
        <draw:custom-shape draw:style-name="gr2" draw:text-style-name="P1" xml:id="id596" draw:id="id596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7" draw:id="id597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596" draw:start-glue-point="10" draw:end-shape="id597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596" draw:start-glue-point="8" draw:end-shape="id586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596" draw:start-glue-point="8" draw:end-shape="id592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587" draw:start-glue-point="4" draw:end-shape="id597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597" draw:start-glue-point="8" draw:end-shape="id593" draw:end-glue-point="4" svg:d="M24837 15345l1611 1573" svg:viewBox="0 0 1612 1574">
          <text:p/>
        </draw:connector>
        <draw:custom-shape draw:style-name="gr2" draw:text-style-name="P1" xml:id="id582" draw:id="id582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9" draw:id="id599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598" draw:start-glue-point="10" draw:end-shape="id599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582" draw:start-glue-point="8" draw:end-shape="id577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582" draw:start-glue-point="8" draw:end-shape="id596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583" draw:start-glue-point="4" draw:end-shape="id599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599" draw:start-glue-point="8" draw:end-shape="id597" draw:end-glue-point="11" svg:d="M14438 7372l10550 7220" svg:viewBox="0 0 10551 7221">
          <text:p/>
        </draw:connector>
        <draw:custom-shape draw:style-name="gr2" draw:text-style-name="P1" xml:id="id600" draw:id="id600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1" draw:id="id601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600" draw:start-glue-point="10" draw:end-shape="id601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601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600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600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601" draw:end-glue-point="4" svg:d="M-611-16l3898 2216" svg:viewBox="0 0 3899 2217">
          <text:p/>
        </draw:connector>
        <draw:custom-shape draw:style-name="gr2" draw:text-style-name="P1" xml:id="id606" draw:id="id606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7" draw:id="id607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2" draw:id="id602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3" draw:id="id603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602" draw:start-glue-point="10" draw:end-shape="id603" draw:end-glue-point="6" svg:d="M3043 19877h314v2h312" svg:viewBox="0 0 627 3">
          <text:p/>
        </draw:connector>
        <draw:custom-shape draw:style-name="gr2" draw:text-style-name="P1" xml:id="id604" draw:id="id604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5" draw:id="id605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604" draw:start-glue-point="10" draw:end-shape="id605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604" draw:start-glue-point="8" draw:end-shape="id606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604" draw:start-glue-point="8" draw:end-shape="id602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607" draw:start-glue-point="4" draw:end-shape="id605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605" draw:start-glue-point="8" draw:end-shape="id603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606" draw:start-glue-point="10" draw:end-shape="id607" draw:end-glue-point="6" svg:d="M1528 19877h292v2h292" svg:viewBox="0 0 585 3">
          <text:p/>
        </draw:connector>
        <draw:custom-shape draw:style-name="gr2" draw:text-style-name="P1" xml:id="id612" draw:id="id612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3" draw:id="id613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8" draw:id="id608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9" draw:id="id609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608" draw:start-glue-point="10" draw:end-shape="id609" draw:end-glue-point="6" svg:d="M6424 19877h314v2h313" svg:viewBox="0 0 628 3">
          <text:p/>
        </draw:connector>
        <draw:custom-shape draw:style-name="gr2" draw:text-style-name="P1" xml:id="id610" draw:id="id610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1" draw:id="id611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610" draw:start-glue-point="10" draw:end-shape="id611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610" draw:start-glue-point="8" draw:end-shape="id612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610" draw:start-glue-point="8" draw:end-shape="id608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613" draw:start-glue-point="4" draw:end-shape="id611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611" draw:start-glue-point="8" draw:end-shape="id609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612" draw:start-glue-point="10" draw:end-shape="id613" draw:end-glue-point="6" svg:d="M4910 19877h292v2h292" svg:viewBox="0 0 585 3">
          <text:p/>
        </draw:connector>
        <draw:custom-shape draw:style-name="gr2" draw:text-style-name="P1" xml:id="id614" draw:id="id614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5" draw:id="id615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614" draw:start-glue-point="10" draw:end-shape="id615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614" draw:start-glue-point="8" draw:end-shape="id604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614" draw:start-glue-point="8" draw:end-shape="id610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605" draw:start-glue-point="4" draw:end-shape="id615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615" draw:start-glue-point="8" draw:end-shape="id611" draw:end-glue-point="4" svg:d="M5023 15345l1470 1573" svg:viewBox="0 0 1471 1574">
          <text:p/>
        </draw:connector>
        <draw:custom-shape draw:style-name="gr2" draw:text-style-name="P1" xml:id="id620" draw:id="id620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1" draw:id="id621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6" draw:id="id616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7" draw:id="id617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616" draw:start-glue-point="10" draw:end-shape="id617" draw:end-glue-point="6" svg:d="M9637 19877h313v2h313" svg:viewBox="0 0 627 3">
          <text:p/>
        </draw:connector>
        <draw:custom-shape draw:style-name="gr2" draw:text-style-name="P1" xml:id="id618" draw:id="id618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9" draw:id="id619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618" draw:start-glue-point="10" draw:end-shape="id619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618" draw:start-glue-point="8" draw:end-shape="id620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618" draw:start-glue-point="8" draw:end-shape="id616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621" draw:start-glue-point="4" draw:end-shape="id619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619" draw:start-glue-point="8" draw:end-shape="id617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620" draw:start-glue-point="10" draw:end-shape="id621" draw:end-glue-point="6" svg:d="M8121 19877h293v2h293" svg:viewBox="0 0 587 3">
          <text:p/>
        </draw:connector>
        <draw:custom-shape draw:style-name="gr2" draw:text-style-name="P1" xml:id="id626" draw:id="id626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7" draw:id="id627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2" draw:id="id622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3" draw:id="id623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622" draw:start-glue-point="10" draw:end-shape="id623" draw:end-glue-point="6" svg:d="M13019 19877h312v2h313" svg:viewBox="0 0 626 3">
          <text:p/>
        </draw:connector>
        <draw:custom-shape draw:style-name="gr2" draw:text-style-name="P1" xml:id="id624" draw:id="id624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5" draw:id="id625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624" draw:start-glue-point="10" draw:end-shape="id625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624" draw:start-glue-point="8" draw:end-shape="id626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624" draw:start-glue-point="8" draw:end-shape="id622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627" draw:start-glue-point="4" draw:end-shape="id625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625" draw:start-glue-point="8" draw:end-shape="id623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626" draw:start-glue-point="10" draw:end-shape="id627" draw:end-glue-point="6" svg:d="M11504 19877h292v2h292" svg:viewBox="0 0 585 3">
          <text:p/>
        </draw:connector>
        <draw:custom-shape draw:style-name="gr2" draw:text-style-name="P1" xml:id="id628" draw:id="id628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9" draw:id="id629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628" draw:start-glue-point="10" draw:end-shape="id629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628" draw:start-glue-point="8" draw:end-shape="id618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628" draw:start-glue-point="8" draw:end-shape="id624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619" draw:start-glue-point="4" draw:end-shape="id629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29" draw:start-glue-point="8" draw:end-shape="id625" draw:end-glue-point="4" svg:d="M11476 15345l1611 1573" svg:viewBox="0 0 1612 1574">
          <text:p/>
        </draw:connector>
        <draw:custom-shape draw:style-name="gr2" draw:text-style-name="P1" xml:id="id630" draw:id="id630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1" draw:id="id631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30" draw:start-glue-point="10" draw:end-shape="id631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30" draw:start-glue-point="8" draw:end-shape="id614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30" draw:start-glue-point="8" draw:end-shape="id628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615" draw:start-glue-point="4" draw:end-shape="id631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31" draw:start-glue-point="8" draw:end-shape="id629" draw:end-glue-point="11" svg:d="M8335 11973l3292 2619" svg:viewBox="0 0 3293 2620">
          <text:p/>
        </draw:connector>
        <draw:custom-shape draw:style-name="gr2" draw:text-style-name="P1" xml:id="id598" draw:id="id598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598" draw:start-glue-point="8" draw:end-shape="id630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598" draw:start-glue-point="8" draw:end-shape="id582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600" draw:start-glue-point="8" draw:end-shape="id598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601" draw:start-glue-point="8" draw:end-shape="id599" draw:end-glue-point="4" svg:d="M3287 3083l11151 3406" svg:viewBox="0 0 11152 340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2" draw:text-style-name="P1" xml:id="id636" draw:id="id636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7" draw:id="id637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2" draw:id="id632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3" draw:id="id633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32" draw:start-glue-point="10" draw:end-shape="id633" draw:end-glue-point="6" svg:d="M16404 19877h313v2h312" svg:viewBox="0 0 626 3">
          <text:p/>
        </draw:connector>
        <draw:custom-shape draw:style-name="gr2" draw:text-style-name="P1" xml:id="id634" draw:id="id634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5" draw:id="id635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34" draw:start-glue-point="10" draw:end-shape="id635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34" draw:start-glue-point="8" draw:end-shape="id636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34" draw:start-glue-point="8" draw:end-shape="id632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637" draw:start-glue-point="4" draw:end-shape="id635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35" draw:start-glue-point="8" draw:end-shape="id633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36" draw:start-glue-point="10" draw:end-shape="id637" draw:end-glue-point="6" svg:d="M14889 19877h292v2h292" svg:viewBox="0 0 585 3">
          <text:p/>
        </draw:connector>
        <draw:custom-shape draw:style-name="gr2" draw:text-style-name="P1" xml:id="id643" draw:id="id643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4" draw:id="id644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8" draw:id="id638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9" draw:id="id639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638" draw:start-glue-point="10" draw:end-shape="id639" draw:end-glue-point="6" svg:d="M19785 19877h314v2h313" svg:viewBox="0 0 628 3">
          <text:p/>
        </draw:connector>
        <draw:custom-shape draw:style-name="gr2" draw:text-style-name="P1" xml:id="id642" draw:id="id642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1" draw:id="id641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15cm" svg:y2="14.902cm" draw:start-shape="id640" draw:start-glue-point="10" draw:end-shape="id641" draw:end-glue-point="6" svg:d="M17544 14903h285v-1h286" svg:viewBox="0 0 572 2">
          <text:p/>
        </draw:connector>
        <draw:connector draw:style-name="gr4" draw:text-style-name="P1" draw:layer="layout" draw:type="line" svg:x1="18.802cm" svg:y1="17.8cm" svg:x2="18.057cm" svg:y2="19.436cm" draw:start-shape="id642" draw:start-glue-point="8" draw:end-shape="id643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642" draw:start-glue-point="8" draw:end-shape="id638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644" draw:start-glue-point="4" draw:end-shape="id641" draw:end-glue-point="8" svg:d="M19640 16897l-1311-1554" svg:viewBox="0 0 1312 1555">
          <text:p/>
        </draw:connector>
        <draw:connector draw:style-name="gr4" draw:text-style-name="P1" draw:layer="layout" draw:type="line" svg:x1="18.329cm" svg:y1="15.343cm" svg:x2="20.625cm" svg:y2="19.437cm" draw:start-shape="id641" draw:start-glue-point="8" draw:end-shape="id639" draw:end-glue-point="4" svg:d="M18329 15343l2296 4094" svg:viewBox="0 0 2297 4095">
          <text:p/>
        </draw:connector>
        <draw:custom-shape draw:style-name="gr2" draw:text-style-name="P1" xml:id="id640" draw:id="id64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6" draw:id="id646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357cm" svg:y2="11.531cm" draw:start-shape="id645" draw:start-glue-point="10" draw:end-shape="id646" draw:end-glue-point="6" svg:d="M20855 11531h502" svg:viewBox="0 0 503 1">
          <text:p/>
        </draw:connector>
        <draw:connector draw:style-name="gr4" draw:text-style-name="P1" draw:layer="layout" draw:type="line" svg:x1="17.331cm" svg:y1="15.345cm" svg:x2="15.471cm" svg:y2="16.918cm" draw:start-shape="id640" draw:start-glue-point="8" draw:end-shape="id634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640" draw:start-glue-point="8" draw:end-shape="id642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635" draw:start-glue-point="4" draw:end-shape="id646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646" draw:start-glue-point="8" draw:end-shape="id641" draw:end-glue-point="4" svg:d="M21571 11972l-3242 2489" svg:viewBox="0 0 3243 2490">
          <text:p/>
        </draw:connector>
        <draw:custom-shape draw:style-name="gr2" draw:text-style-name="P1" xml:id="id651" draw:id="id651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2" draw:id="id652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7" draw:id="id647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8" draw:id="id648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647" draw:start-glue-point="10" draw:end-shape="id648" draw:end-glue-point="6" svg:d="M22998 19877h312v2h313" svg:viewBox="0 0 626 3">
          <text:p/>
        </draw:connector>
        <draw:custom-shape draw:style-name="gr2" draw:text-style-name="P1" xml:id="id649" draw:id="id649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0" draw:id="id650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649" draw:start-glue-point="10" draw:end-shape="id650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649" draw:start-glue-point="8" draw:end-shape="id651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649" draw:start-glue-point="8" draw:end-shape="id647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652" draw:start-glue-point="4" draw:end-shape="id650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650" draw:start-glue-point="8" draw:end-shape="id648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651" draw:start-glue-point="10" draw:end-shape="id652" draw:end-glue-point="6" svg:d="M21482 19877h293v2h293" svg:viewBox="0 0 587 3">
          <text:p/>
        </draw:connector>
        <draw:custom-shape draw:style-name="gr2" draw:text-style-name="P1" xml:id="id657" draw:id="id657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8" draw:id="id658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3" draw:id="id653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4" draw:id="id654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653" draw:start-glue-point="10" draw:end-shape="id654" draw:end-glue-point="6" svg:d="M26380 19877h312v2h313" svg:viewBox="0 0 626 3">
          <text:p/>
        </draw:connector>
        <draw:custom-shape draw:style-name="gr2" draw:text-style-name="P1" xml:id="id655" draw:id="id655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6" draw:id="id656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655" draw:start-glue-point="10" draw:end-shape="id656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655" draw:start-glue-point="8" draw:end-shape="id657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655" draw:start-glue-point="8" draw:end-shape="id653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658" draw:start-glue-point="4" draw:end-shape="id656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656" draw:start-glue-point="8" draw:end-shape="id654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657" draw:start-glue-point="10" draw:end-shape="id658" draw:end-glue-point="6" svg:d="M24864 19877h293v2h292" svg:viewBox="0 0 586 3">
          <text:p/>
        </draw:connector>
        <draw:custom-shape draw:style-name="gr2" draw:text-style-name="P1" xml:id="id659" draw:id="id659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0" draw:id="id660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659" draw:start-glue-point="10" draw:end-shape="id660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659" draw:start-glue-point="8" draw:end-shape="id649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659" draw:start-glue-point="8" draw:end-shape="id655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650" draw:start-glue-point="4" draw:end-shape="id660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660" draw:start-glue-point="8" draw:end-shape="id656" draw:end-glue-point="4" svg:d="M24837 15345l1611 1573" svg:viewBox="0 0 1612 1574">
          <text:p/>
        </draw:connector>
        <draw:custom-shape draw:style-name="gr2" draw:text-style-name="P1" xml:id="id645" draw:id="id645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2" draw:id="id662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661" draw:start-glue-point="10" draw:end-shape="id662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645" draw:start-glue-point="8" draw:end-shape="id640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645" draw:start-glue-point="8" draw:end-shape="id659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646" draw:start-glue-point="4" draw:end-shape="id662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662" draw:start-glue-point="8" draw:end-shape="id660" draw:end-glue-point="11" svg:d="M14438 7372l10550 7220" svg:viewBox="0 0 10551 7221">
          <text:p/>
        </draw:connector>
        <draw:custom-shape draw:style-name="gr2" draw:text-style-name="P1" xml:id="id663" draw:id="id663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4" draw:id="id664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663" draw:start-glue-point="10" draw:end-shape="id664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664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663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663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664" draw:end-glue-point="4" svg:d="M-611-16l3898 2216" svg:viewBox="0 0 3899 2217">
          <text:p/>
        </draw:connector>
        <draw:custom-shape draw:style-name="gr2" draw:text-style-name="P1" xml:id="id669" draw:id="id669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0" draw:id="id670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5" draw:id="id665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6" draw:id="id666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665" draw:start-glue-point="10" draw:end-shape="id666" draw:end-glue-point="6" svg:d="M3043 19877h314v2h312" svg:viewBox="0 0 627 3">
          <text:p/>
        </draw:connector>
        <draw:custom-shape draw:style-name="gr2" draw:text-style-name="P1" xml:id="id667" draw:id="id667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8" draw:id="id668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667" draw:start-glue-point="10" draw:end-shape="id668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667" draw:start-glue-point="8" draw:end-shape="id669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667" draw:start-glue-point="8" draw:end-shape="id665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670" draw:start-glue-point="4" draw:end-shape="id668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668" draw:start-glue-point="8" draw:end-shape="id666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669" draw:start-glue-point="10" draw:end-shape="id670" draw:end-glue-point="6" svg:d="M1528 19877h292v2h292" svg:viewBox="0 0 585 3">
          <text:p/>
        </draw:connector>
        <draw:custom-shape draw:style-name="gr2" draw:text-style-name="P1" xml:id="id675" draw:id="id675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6" draw:id="id676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1" draw:id="id671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2" draw:id="id672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671" draw:start-glue-point="10" draw:end-shape="id672" draw:end-glue-point="6" svg:d="M6424 19877h314v2h313" svg:viewBox="0 0 628 3">
          <text:p/>
        </draw:connector>
        <draw:custom-shape draw:style-name="gr2" draw:text-style-name="P1" xml:id="id673" draw:id="id673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4" draw:id="id674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673" draw:start-glue-point="10" draw:end-shape="id674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673" draw:start-glue-point="8" draw:end-shape="id675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673" draw:start-glue-point="8" draw:end-shape="id671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676" draw:start-glue-point="4" draw:end-shape="id674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674" draw:start-glue-point="8" draw:end-shape="id672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675" draw:start-glue-point="10" draw:end-shape="id676" draw:end-glue-point="6" svg:d="M4910 19877h292v2h292" svg:viewBox="0 0 585 3">
          <text:p/>
        </draw:connector>
        <draw:custom-shape draw:style-name="gr2" draw:text-style-name="P1" xml:id="id677" draw:id="id677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8" draw:id="id678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677" draw:start-glue-point="10" draw:end-shape="id678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677" draw:start-glue-point="8" draw:end-shape="id667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677" draw:start-glue-point="8" draw:end-shape="id673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668" draw:start-glue-point="4" draw:end-shape="id678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678" draw:start-glue-point="8" draw:end-shape="id674" draw:end-glue-point="4" svg:d="M5023 15345l1470 1573" svg:viewBox="0 0 1471 1574">
          <text:p/>
        </draw:connector>
        <draw:custom-shape draw:style-name="gr2" draw:text-style-name="P1" xml:id="id683" draw:id="id683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4" draw:id="id684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9" draw:id="id679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0" draw:id="id680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679" draw:start-glue-point="10" draw:end-shape="id680" draw:end-glue-point="6" svg:d="M9637 19877h313v2h313" svg:viewBox="0 0 627 3">
          <text:p/>
        </draw:connector>
        <draw:custom-shape draw:style-name="gr2" draw:text-style-name="P1" xml:id="id681" draw:id="id681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2" draw:id="id682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681" draw:start-glue-point="10" draw:end-shape="id682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681" draw:start-glue-point="8" draw:end-shape="id683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681" draw:start-glue-point="8" draw:end-shape="id679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684" draw:start-glue-point="4" draw:end-shape="id682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682" draw:start-glue-point="8" draw:end-shape="id680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683" draw:start-glue-point="10" draw:end-shape="id684" draw:end-glue-point="6" svg:d="M8121 19877h293v2h293" svg:viewBox="0 0 587 3">
          <text:p/>
        </draw:connector>
        <draw:custom-shape draw:style-name="gr2" draw:text-style-name="P1" xml:id="id689" draw:id="id689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0" draw:id="id690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5" draw:id="id685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6" draw:id="id686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685" draw:start-glue-point="10" draw:end-shape="id686" draw:end-glue-point="6" svg:d="M13019 19877h312v2h313" svg:viewBox="0 0 626 3">
          <text:p/>
        </draw:connector>
        <draw:custom-shape draw:style-name="gr2" draw:text-style-name="P1" xml:id="id687" draw:id="id687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8" draw:id="id688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687" draw:start-glue-point="10" draw:end-shape="id688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687" draw:start-glue-point="8" draw:end-shape="id689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687" draw:start-glue-point="8" draw:end-shape="id685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690" draw:start-glue-point="4" draw:end-shape="id688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688" draw:start-glue-point="8" draw:end-shape="id686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689" draw:start-glue-point="10" draw:end-shape="id690" draw:end-glue-point="6" svg:d="M11504 19877h292v2h292" svg:viewBox="0 0 585 3">
          <text:p/>
        </draw:connector>
        <draw:custom-shape draw:style-name="gr2" draw:text-style-name="P1" xml:id="id691" draw:id="id691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2" draw:id="id692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691" draw:start-glue-point="10" draw:end-shape="id692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691" draw:start-glue-point="8" draw:end-shape="id681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691" draw:start-glue-point="8" draw:end-shape="id687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682" draw:start-glue-point="4" draw:end-shape="id692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92" draw:start-glue-point="8" draw:end-shape="id688" draw:end-glue-point="4" svg:d="M11476 15345l1611 1573" svg:viewBox="0 0 1612 1574">
          <text:p/>
        </draw:connector>
        <draw:custom-shape draw:style-name="gr2" draw:text-style-name="P1" xml:id="id693" draw:id="id693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4" draw:id="id694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93" draw:start-glue-point="10" draw:end-shape="id694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93" draw:start-glue-point="8" draw:end-shape="id677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93" draw:start-glue-point="8" draw:end-shape="id691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678" draw:start-glue-point="4" draw:end-shape="id694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94" draw:start-glue-point="8" draw:end-shape="id692" draw:end-glue-point="11" svg:d="M8335 11973l3292 2619" svg:viewBox="0 0 3293 2620">
          <text:p/>
        </draw:connector>
        <draw:custom-shape draw:style-name="gr2" draw:text-style-name="P1" xml:id="id661" draw:id="id661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661" draw:start-glue-point="8" draw:end-shape="id693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661" draw:start-glue-point="8" draw:end-shape="id645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663" draw:start-glue-point="8" draw:end-shape="id661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664" draw:start-glue-point="8" draw:end-shape="id662" draw:end-glue-point="4" svg:d="M3287 3083l11151 3406" svg:viewBox="0 0 11152 3407">
          <text:p/>
        </draw:connector>
        <draw:connector draw:style-name="gr7" draw:text-style-name="P1" draw:layer="layout" draw:type="line" svg:x1="19.64cm" svg:y1="17.78cm" svg:x2="18.27cm" svg:y2="19.877cm" draw:start-shape="id644" draw:start-glue-point="8" draw:end-shape="id643" draw:end-glue-point="10" svg:d="M19640 17780l-1370 2097" svg:viewBox="0 0 1371 209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2" draw:text-style-name="P1" xml:id="id699" draw:id="id69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0" draw:id="id70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5" draw:id="id69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6" draw:id="id69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95" draw:start-glue-point="10" draw:end-shape="id696" draw:end-glue-point="6" svg:d="M16404 19877h313v2h312" svg:viewBox="0 0 626 3">
          <text:p/>
        </draw:connector>
        <draw:custom-shape draw:style-name="gr2" draw:text-style-name="P1" xml:id="id697" draw:id="id69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8" draw:id="id69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97" draw:start-glue-point="10" draw:end-shape="id69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97" draw:start-glue-point="8" draw:end-shape="id69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97" draw:start-glue-point="8" draw:end-shape="id69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00" draw:start-glue-point="4" draw:end-shape="id69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98" draw:start-glue-point="8" draw:end-shape="id69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99" draw:start-glue-point="10" draw:end-shape="id700" draw:end-glue-point="6" svg:d="M14889 19877h292v2h292" svg:viewBox="0 0 585 3">
          <text:p/>
        </draw:connector>
        <draw:custom-shape draw:style-name="gr2" draw:text-style-name="P1" xml:id="id706" draw:id="id706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7" draw:id="id707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1" draw:id="id70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2" draw:id="id70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01" draw:start-glue-point="10" draw:end-shape="id702" draw:end-glue-point="6" svg:d="M19785 19877h314v2h313" svg:viewBox="0 0 628 3">
          <text:p/>
        </draw:connector>
        <draw:custom-shape draw:style-name="gr2" draw:text-style-name="P1" xml:id="id705" draw:id="id705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4" draw:id="id704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15cm" svg:y2="14.902cm" draw:start-shape="id703" draw:start-glue-point="10" draw:end-shape="id704" draw:end-glue-point="6" svg:d="M17544 14903h285v-1h286" svg:viewBox="0 0 572 2">
          <text:p/>
        </draw:connector>
        <draw:connector draw:style-name="gr4" draw:text-style-name="P1" draw:layer="layout" draw:type="line" svg:x1="18.802cm" svg:y1="17.8cm" svg:x2="18.057cm" svg:y2="19.436cm" draw:start-shape="id705" draw:start-glue-point="8" draw:end-shape="id706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05" draw:start-glue-point="8" draw:end-shape="id701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707" draw:start-glue-point="4" draw:end-shape="id704" draw:end-glue-point="8" svg:d="M19640 16897l-1311-1554" svg:viewBox="0 0 1312 1555">
          <text:p/>
        </draw:connector>
        <draw:connector draw:style-name="gr4" draw:text-style-name="P1" xml:id="id758" draw:id="id758" draw:layer="layout" draw:type="line" svg:x1="18.329cm" svg:y1="15.343cm" svg:x2="20.625cm" svg:y2="19.437cm" draw:start-shape="id704" draw:start-glue-point="8" draw:end-shape="id702" draw:end-glue-point="4" svg:d="M18329 15343l2296 4094" svg:viewBox="0 0 2297 4095">
          <text:p/>
        </draw:connector>
        <draw:custom-shape draw:style-name="gr2" draw:text-style-name="P1" xml:id="id703" draw:id="id70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9" draw:id="id709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357cm" svg:y2="11.531cm" draw:start-shape="id708" draw:start-glue-point="10" draw:end-shape="id709" draw:end-glue-point="6" svg:d="M20855 11531h502" svg:viewBox="0 0 503 1">
          <text:p/>
        </draw:connector>
        <draw:connector draw:style-name="gr4" draw:text-style-name="P1" draw:layer="layout" draw:type="line" svg:x1="17.331cm" svg:y1="15.345cm" svg:x2="15.471cm" svg:y2="16.918cm" draw:start-shape="id703" draw:start-glue-point="8" draw:end-shape="id69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03" draw:start-glue-point="8" draw:end-shape="id705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698" draw:start-glue-point="4" draw:end-shape="id709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709" draw:start-glue-point="8" draw:end-shape="id704" draw:end-glue-point="4" svg:d="M21571 11972l-3242 2489" svg:viewBox="0 0 3243 2490">
          <text:p/>
        </draw:connector>
        <draw:custom-shape draw:style-name="gr2" draw:text-style-name="P1" xml:id="id714" draw:id="id714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5" draw:id="id715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0" draw:id="id710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1" draw:id="id711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10" draw:start-glue-point="10" draw:end-shape="id711" draw:end-glue-point="6" svg:d="M22998 19877h312v2h313" svg:viewBox="0 0 626 3">
          <text:p/>
        </draw:connector>
        <draw:custom-shape draw:style-name="gr2" draw:text-style-name="P1" xml:id="id712" draw:id="id712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3" draw:id="id713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712" draw:start-glue-point="10" draw:end-shape="id713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712" draw:start-glue-point="8" draw:end-shape="id714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712" draw:start-glue-point="8" draw:end-shape="id710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715" draw:start-glue-point="4" draw:end-shape="id713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713" draw:start-glue-point="8" draw:end-shape="id711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714" draw:start-glue-point="10" draw:end-shape="id715" draw:end-glue-point="6" svg:d="M21482 19877h293v2h293" svg:viewBox="0 0 587 3">
          <text:p/>
        </draw:connector>
        <draw:custom-shape draw:style-name="gr2" draw:text-style-name="P1" xml:id="id720" draw:id="id720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1" draw:id="id721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6" draw:id="id716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7" draw:id="id717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716" draw:start-glue-point="10" draw:end-shape="id717" draw:end-glue-point="6" svg:d="M26380 19877h312v2h313" svg:viewBox="0 0 626 3">
          <text:p/>
        </draw:connector>
        <draw:custom-shape draw:style-name="gr2" draw:text-style-name="P1" xml:id="id718" draw:id="id718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9" draw:id="id719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718" draw:start-glue-point="10" draw:end-shape="id719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718" draw:start-glue-point="8" draw:end-shape="id720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718" draw:start-glue-point="8" draw:end-shape="id716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721" draw:start-glue-point="4" draw:end-shape="id719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719" draw:start-glue-point="8" draw:end-shape="id717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720" draw:start-glue-point="10" draw:end-shape="id721" draw:end-glue-point="6" svg:d="M24864 19877h293v2h292" svg:viewBox="0 0 586 3">
          <text:p/>
        </draw:connector>
        <draw:custom-shape draw:style-name="gr2" draw:text-style-name="P1" xml:id="id722" draw:id="id722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3" draw:id="id723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722" draw:start-glue-point="10" draw:end-shape="id723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722" draw:start-glue-point="8" draw:end-shape="id712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722" draw:start-glue-point="8" draw:end-shape="id718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713" draw:start-glue-point="4" draw:end-shape="id723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723" draw:start-glue-point="8" draw:end-shape="id719" draw:end-glue-point="4" svg:d="M24837 15345l1611 1573" svg:viewBox="0 0 1612 1574">
          <text:p/>
        </draw:connector>
        <draw:custom-shape draw:style-name="gr2" draw:text-style-name="P1" xml:id="id708" draw:id="id708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5" draw:id="id725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724" draw:start-glue-point="10" draw:end-shape="id725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708" draw:start-glue-point="8" draw:end-shape="id70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708" draw:start-glue-point="8" draw:end-shape="id722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709" draw:start-glue-point="4" draw:end-shape="id725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725" draw:start-glue-point="8" draw:end-shape="id723" draw:end-glue-point="11" svg:d="M14438 7372l10550 7220" svg:viewBox="0 0 10551 7221">
          <text:p/>
        </draw:connector>
        <draw:custom-shape draw:style-name="gr2" draw:text-style-name="P1" xml:id="id726" draw:id="id726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7" draw:id="id727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726" draw:start-glue-point="10" draw:end-shape="id727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727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726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726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727" draw:end-glue-point="4" svg:d="M-611-16l3898 2216" svg:viewBox="0 0 3899 2217">
          <text:p/>
        </draw:connector>
        <draw:custom-shape draw:style-name="gr2" draw:text-style-name="P1" xml:id="id732" draw:id="id732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3" draw:id="id733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8" draw:id="id728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9" draw:id="id729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728" draw:start-glue-point="10" draw:end-shape="id729" draw:end-glue-point="6" svg:d="M3043 19877h314v2h312" svg:viewBox="0 0 627 3">
          <text:p/>
        </draw:connector>
        <draw:custom-shape draw:style-name="gr2" draw:text-style-name="P1" xml:id="id730" draw:id="id730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1" draw:id="id731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730" draw:start-glue-point="10" draw:end-shape="id731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730" draw:start-glue-point="8" draw:end-shape="id732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730" draw:start-glue-point="8" draw:end-shape="id728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733" draw:start-glue-point="4" draw:end-shape="id731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731" draw:start-glue-point="8" draw:end-shape="id729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732" draw:start-glue-point="10" draw:end-shape="id733" draw:end-glue-point="6" svg:d="M1528 19877h292v2h292" svg:viewBox="0 0 585 3">
          <text:p/>
        </draw:connector>
        <draw:custom-shape draw:style-name="gr2" draw:text-style-name="P1" xml:id="id738" draw:id="id738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9" draw:id="id739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4" draw:id="id734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5" draw:id="id735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734" draw:start-glue-point="10" draw:end-shape="id735" draw:end-glue-point="6" svg:d="M6424 19877h314v2h313" svg:viewBox="0 0 628 3">
          <text:p/>
        </draw:connector>
        <draw:custom-shape draw:style-name="gr2" draw:text-style-name="P1" xml:id="id736" draw:id="id736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7" draw:id="id737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736" draw:start-glue-point="10" draw:end-shape="id737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736" draw:start-glue-point="8" draw:end-shape="id738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736" draw:start-glue-point="8" draw:end-shape="id734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739" draw:start-glue-point="4" draw:end-shape="id737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737" draw:start-glue-point="8" draw:end-shape="id735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738" draw:start-glue-point="10" draw:end-shape="id739" draw:end-glue-point="6" svg:d="M4910 19877h292v2h292" svg:viewBox="0 0 585 3">
          <text:p/>
        </draw:connector>
        <draw:custom-shape draw:style-name="gr2" draw:text-style-name="P1" xml:id="id740" draw:id="id740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1" draw:id="id741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740" draw:start-glue-point="10" draw:end-shape="id741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740" draw:start-glue-point="8" draw:end-shape="id730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740" draw:start-glue-point="8" draw:end-shape="id736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731" draw:start-glue-point="4" draw:end-shape="id741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741" draw:start-glue-point="8" draw:end-shape="id737" draw:end-glue-point="4" svg:d="M5023 15345l1470 1573" svg:viewBox="0 0 1471 1574">
          <text:p/>
        </draw:connector>
        <draw:custom-shape draw:style-name="gr2" draw:text-style-name="P1" xml:id="id746" draw:id="id746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7" draw:id="id747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2" draw:id="id742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3" draw:id="id743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742" draw:start-glue-point="10" draw:end-shape="id743" draw:end-glue-point="6" svg:d="M9637 19877h313v2h313" svg:viewBox="0 0 627 3">
          <text:p/>
        </draw:connector>
        <draw:custom-shape draw:style-name="gr2" draw:text-style-name="P1" xml:id="id744" draw:id="id744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5" draw:id="id745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744" draw:start-glue-point="10" draw:end-shape="id745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744" draw:start-glue-point="8" draw:end-shape="id746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744" draw:start-glue-point="8" draw:end-shape="id742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747" draw:start-glue-point="4" draw:end-shape="id745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745" draw:start-glue-point="8" draw:end-shape="id743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746" draw:start-glue-point="10" draw:end-shape="id747" draw:end-glue-point="6" svg:d="M8121 19877h293v2h293" svg:viewBox="0 0 587 3">
          <text:p/>
        </draw:connector>
        <draw:custom-shape draw:style-name="gr2" draw:text-style-name="P1" xml:id="id752" draw:id="id752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3" draw:id="id753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8" draw:id="id748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9" draw:id="id749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748" draw:start-glue-point="10" draw:end-shape="id749" draw:end-glue-point="6" svg:d="M13019 19877h312v2h313" svg:viewBox="0 0 626 3">
          <text:p/>
        </draw:connector>
        <draw:custom-shape draw:style-name="gr2" draw:text-style-name="P1" xml:id="id750" draw:id="id750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1" draw:id="id751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750" draw:start-glue-point="10" draw:end-shape="id751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750" draw:start-glue-point="8" draw:end-shape="id752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750" draw:start-glue-point="8" draw:end-shape="id748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753" draw:start-glue-point="4" draw:end-shape="id751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751" draw:start-glue-point="8" draw:end-shape="id749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752" draw:start-glue-point="10" draw:end-shape="id753" draw:end-glue-point="6" svg:d="M11504 19877h292v2h292" svg:viewBox="0 0 585 3">
          <text:p/>
        </draw:connector>
        <draw:custom-shape draw:style-name="gr2" draw:text-style-name="P1" xml:id="id754" draw:id="id754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5" draw:id="id755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754" draw:start-glue-point="10" draw:end-shape="id755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754" draw:start-glue-point="8" draw:end-shape="id744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754" draw:start-glue-point="8" draw:end-shape="id750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745" draw:start-glue-point="4" draw:end-shape="id755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755" draw:start-glue-point="8" draw:end-shape="id751" draw:end-glue-point="4" svg:d="M11476 15345l1611 1573" svg:viewBox="0 0 1612 1574">
          <text:p/>
        </draw:connector>
        <draw:custom-shape draw:style-name="gr2" draw:text-style-name="P1" xml:id="id756" draw:id="id756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7" draw:id="id757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756" draw:start-glue-point="10" draw:end-shape="id757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756" draw:start-glue-point="8" draw:end-shape="id740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756" draw:start-glue-point="8" draw:end-shape="id754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741" draw:start-glue-point="4" draw:end-shape="id757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757" draw:start-glue-point="8" draw:end-shape="id755" draw:end-glue-point="11" svg:d="M8335 11973l3292 2619" svg:viewBox="0 0 3293 2620">
          <text:p/>
        </draw:connector>
        <draw:custom-shape draw:style-name="gr2" draw:text-style-name="P1" xml:id="id724" draw:id="id724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724" draw:start-glue-point="8" draw:end-shape="id756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724" draw:start-glue-point="8" draw:end-shape="id708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726" draw:start-glue-point="8" draw:end-shape="id724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727" draw:start-glue-point="8" draw:end-shape="id725" draw:end-glue-point="4" svg:d="M3287 3083l11151 3406" svg:viewBox="0 0 11152 3407">
          <text:p/>
        </draw:connector>
        <draw:connector draw:style-name="gr7" draw:text-style-name="P1" draw:layer="layout" draw:type="line" svg:x1="19.64cm" svg:y1="17.78cm" svg:x2="18.27cm" svg:y2="19.877cm" draw:start-shape="id707" draw:start-glue-point="8" draw:end-shape="id706" draw:end-glue-point="10" svg:d="M19640 17780l-1370 2097" svg:viewBox="0 0 1371 2098">
          <text:p/>
        </draw:connector>
        <draw:connector draw:style-name="gr8" draw:text-style-name="P1" draw:layer="layout" draw:line-skew="-2.11cm" svg:x1="19.015cm" svg:y1="17.359cm" svg:x2="19.477cm" svg:y2="17.39cm" draw:start-shape="id705" draw:start-glue-point="10" draw:end-shape="id758" draw:end-glue-point="0" svg:d="M19015 17359v31h462" svg:viewBox="0 0 463 3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2" draw:text-style-name="P1" xml:id="id763" draw:id="id763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4" draw:id="id764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9" draw:id="id759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0" draw:id="id760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759" draw:start-glue-point="10" draw:end-shape="id760" draw:end-glue-point="6" svg:d="M16404 19877h313v2h312" svg:viewBox="0 0 626 3">
          <text:p/>
        </draw:connector>
        <draw:custom-shape draw:style-name="gr2" draw:text-style-name="P1" xml:id="id761" draw:id="id761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2" draw:id="id762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761" draw:start-glue-point="10" draw:end-shape="id762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761" draw:start-glue-point="8" draw:end-shape="id763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761" draw:start-glue-point="8" draw:end-shape="id759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64" draw:start-glue-point="4" draw:end-shape="id762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762" draw:start-glue-point="8" draw:end-shape="id760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763" draw:start-glue-point="10" draw:end-shape="id764" draw:end-glue-point="6" svg:d="M14889 19877h292v2h292" svg:viewBox="0 0 585 3">
          <text:p/>
        </draw:connector>
        <draw:custom-shape draw:style-name="gr2" draw:text-style-name="P1" xml:id="id770" draw:id="id770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1" draw:id="id771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5" draw:id="id765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6" draw:id="id766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65" draw:start-glue-point="10" draw:end-shape="id766" draw:end-glue-point="6" svg:d="M19785 19877h314v2h313" svg:viewBox="0 0 628 3">
          <text:p/>
        </draw:connector>
        <draw:custom-shape draw:style-name="gr2" draw:text-style-name="P1" xml:id="id769" draw:id="id76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8" draw:id="id768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15cm" svg:y2="14.902cm" draw:start-shape="id767" draw:start-glue-point="10" draw:end-shape="id768" draw:end-glue-point="6" svg:d="M17544 14903h285v-1h286" svg:viewBox="0 0 572 2">
          <text:p/>
        </draw:connector>
        <draw:connector draw:style-name="gr4" draw:text-style-name="P1" draw:layer="layout" draw:type="line" svg:x1="18.802cm" svg:y1="17.8cm" svg:x2="18.057cm" svg:y2="19.436cm" draw:start-shape="id769" draw:start-glue-point="8" draw:end-shape="id770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69" draw:start-glue-point="8" draw:end-shape="id765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771" draw:start-glue-point="4" draw:end-shape="id768" draw:end-glue-point="8" svg:d="M19640 16897l-1311-1554" svg:viewBox="0 0 1312 1555">
          <text:p/>
        </draw:connector>
        <draw:connector draw:style-name="gr4" draw:text-style-name="P1" draw:layer="layout" draw:type="line" svg:x1="19.64cm" svg:y1="17.78cm" svg:x2="20.625cm" svg:y2="19.437cm" draw:start-shape="id771" draw:start-glue-point="8" draw:end-shape="id766" draw:end-glue-point="4" svg:d="M19640 17780l985 1657" svg:viewBox="0 0 986 1658">
          <text:p/>
        </draw:connector>
        <draw:custom-shape draw:style-name="gr2" draw:text-style-name="P1" xml:id="id767" draw:id="id76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3" draw:id="id773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357cm" svg:y2="11.531cm" draw:start-shape="id772" draw:start-glue-point="10" draw:end-shape="id773" draw:end-glue-point="6" svg:d="M20855 11531h502" svg:viewBox="0 0 503 1">
          <text:p/>
        </draw:connector>
        <draw:connector draw:style-name="gr4" draw:text-style-name="P1" draw:layer="layout" draw:type="line" svg:x1="17.331cm" svg:y1="15.345cm" svg:x2="15.471cm" svg:y2="16.918cm" draw:start-shape="id767" draw:start-glue-point="8" draw:end-shape="id761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67" draw:start-glue-point="8" draw:end-shape="id76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571cm" svg:y2="11.972cm" draw:start-shape="id762" draw:start-glue-point="4" draw:end-shape="id773" draw:end-glue-point="8" svg:d="M16524 16918l5047-4946" svg:viewBox="0 0 5048 4947">
          <text:p/>
        </draw:connector>
        <draw:connector draw:style-name="gr4" draw:text-style-name="P1" draw:layer="layout" draw:type="line" svg:x1="21.571cm" svg:y1="11.972cm" svg:x2="18.329cm" svg:y2="14.461cm" draw:start-shape="id773" draw:start-glue-point="8" draw:end-shape="id768" draw:end-glue-point="4" svg:d="M21571 11972l-3242 2489" svg:viewBox="0 0 3243 2490">
          <text:p/>
        </draw:connector>
        <draw:custom-shape draw:style-name="gr2" draw:text-style-name="P1" xml:id="id778" draw:id="id778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9" draw:id="id779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4" draw:id="id774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5" draw:id="id775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74" draw:start-glue-point="10" draw:end-shape="id775" draw:end-glue-point="6" svg:d="M22998 19877h312v2h313" svg:viewBox="0 0 626 3">
          <text:p/>
        </draw:connector>
        <draw:custom-shape draw:style-name="gr2" draw:text-style-name="P1" xml:id="id776" draw:id="id776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7" draw:id="id777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776" draw:start-glue-point="10" draw:end-shape="id777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776" draw:start-glue-point="8" draw:end-shape="id778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776" draw:start-glue-point="8" draw:end-shape="id774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779" draw:start-glue-point="4" draw:end-shape="id777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777" draw:start-glue-point="8" draw:end-shape="id775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778" draw:start-glue-point="10" draw:end-shape="id779" draw:end-glue-point="6" svg:d="M21482 19877h293v2h293" svg:viewBox="0 0 587 3">
          <text:p/>
        </draw:connector>
        <draw:custom-shape draw:style-name="gr2" draw:text-style-name="P1" xml:id="id784" draw:id="id784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5" draw:id="id785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0" draw:id="id780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1" draw:id="id781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780" draw:start-glue-point="10" draw:end-shape="id781" draw:end-glue-point="6" svg:d="M26380 19877h312v2h313" svg:viewBox="0 0 626 3">
          <text:p/>
        </draw:connector>
        <draw:custom-shape draw:style-name="gr2" draw:text-style-name="P1" xml:id="id782" draw:id="id782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3" draw:id="id783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782" draw:start-glue-point="10" draw:end-shape="id783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782" draw:start-glue-point="8" draw:end-shape="id784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782" draw:start-glue-point="8" draw:end-shape="id780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785" draw:start-glue-point="4" draw:end-shape="id783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783" draw:start-glue-point="8" draw:end-shape="id781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784" draw:start-glue-point="10" draw:end-shape="id785" draw:end-glue-point="6" svg:d="M24864 19877h293v2h292" svg:viewBox="0 0 586 3">
          <text:p/>
        </draw:connector>
        <draw:custom-shape draw:style-name="gr2" draw:text-style-name="P1" xml:id="id786" draw:id="id786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7" draw:id="id787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786" draw:start-glue-point="10" draw:end-shape="id787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786" draw:start-glue-point="8" draw:end-shape="id776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786" draw:start-glue-point="8" draw:end-shape="id782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777" draw:start-glue-point="4" draw:end-shape="id787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787" draw:start-glue-point="8" draw:end-shape="id783" draw:end-glue-point="4" svg:d="M24837 15345l1611 1573" svg:viewBox="0 0 1612 1574">
          <text:p/>
        </draw:connector>
        <draw:custom-shape draw:style-name="gr2" draw:text-style-name="P1" xml:id="id772" draw:id="id772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9" draw:id="id789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788" draw:start-glue-point="10" draw:end-shape="id789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772" draw:start-glue-point="8" draw:end-shape="id767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772" draw:start-glue-point="8" draw:end-shape="id786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773" draw:start-glue-point="4" draw:end-shape="id789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789" draw:start-glue-point="8" draw:end-shape="id787" draw:end-glue-point="11" svg:d="M14438 7372l10550 7220" svg:viewBox="0 0 10551 7221">
          <text:p/>
        </draw:connector>
        <draw:custom-shape draw:style-name="gr2" draw:text-style-name="P1" xml:id="id790" draw:id="id790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1" draw:id="id791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790" draw:start-glue-point="10" draw:end-shape="id791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791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790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790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791" draw:end-glue-point="4" svg:d="M-611-16l3898 2216" svg:viewBox="0 0 3899 2217">
          <text:p/>
        </draw:connector>
        <draw:custom-shape draw:style-name="gr2" draw:text-style-name="P1" xml:id="id796" draw:id="id796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7" draw:id="id797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2" draw:id="id792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3" draw:id="id793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792" draw:start-glue-point="10" draw:end-shape="id793" draw:end-glue-point="6" svg:d="M3043 19877h314v2h312" svg:viewBox="0 0 627 3">
          <text:p/>
        </draw:connector>
        <draw:custom-shape draw:style-name="gr2" draw:text-style-name="P1" xml:id="id794" draw:id="id794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5" draw:id="id795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794" draw:start-glue-point="10" draw:end-shape="id795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794" draw:start-glue-point="8" draw:end-shape="id796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794" draw:start-glue-point="8" draw:end-shape="id792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797" draw:start-glue-point="4" draw:end-shape="id795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795" draw:start-glue-point="8" draw:end-shape="id793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796" draw:start-glue-point="10" draw:end-shape="id797" draw:end-glue-point="6" svg:d="M1528 19877h292v2h292" svg:viewBox="0 0 585 3">
          <text:p/>
        </draw:connector>
        <draw:custom-shape draw:style-name="gr2" draw:text-style-name="P1" xml:id="id802" draw:id="id802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3" draw:id="id803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8" draw:id="id798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9" draw:id="id799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798" draw:start-glue-point="10" draw:end-shape="id799" draw:end-glue-point="6" svg:d="M6424 19877h314v2h313" svg:viewBox="0 0 628 3">
          <text:p/>
        </draw:connector>
        <draw:custom-shape draw:style-name="gr2" draw:text-style-name="P1" xml:id="id800" draw:id="id800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1" draw:id="id801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800" draw:start-glue-point="10" draw:end-shape="id801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800" draw:start-glue-point="8" draw:end-shape="id802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800" draw:start-glue-point="8" draw:end-shape="id798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803" draw:start-glue-point="4" draw:end-shape="id801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801" draw:start-glue-point="8" draw:end-shape="id799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802" draw:start-glue-point="10" draw:end-shape="id803" draw:end-glue-point="6" svg:d="M4910 19877h292v2h292" svg:viewBox="0 0 585 3">
          <text:p/>
        </draw:connector>
        <draw:custom-shape draw:style-name="gr2" draw:text-style-name="P1" xml:id="id804" draw:id="id804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5" draw:id="id805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804" draw:start-glue-point="10" draw:end-shape="id805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804" draw:start-glue-point="8" draw:end-shape="id794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804" draw:start-glue-point="8" draw:end-shape="id800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795" draw:start-glue-point="4" draw:end-shape="id805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805" draw:start-glue-point="8" draw:end-shape="id801" draw:end-glue-point="4" svg:d="M5023 15345l1470 1573" svg:viewBox="0 0 1471 1574">
          <text:p/>
        </draw:connector>
        <draw:custom-shape draw:style-name="gr2" draw:text-style-name="P1" xml:id="id810" draw:id="id810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1" draw:id="id811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6" draw:id="id806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7" draw:id="id807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806" draw:start-glue-point="10" draw:end-shape="id807" draw:end-glue-point="6" svg:d="M9637 19877h313v2h313" svg:viewBox="0 0 627 3">
          <text:p/>
        </draw:connector>
        <draw:custom-shape draw:style-name="gr2" draw:text-style-name="P1" xml:id="id808" draw:id="id808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9" draw:id="id809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808" draw:start-glue-point="10" draw:end-shape="id809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808" draw:start-glue-point="8" draw:end-shape="id810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808" draw:start-glue-point="8" draw:end-shape="id806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811" draw:start-glue-point="4" draw:end-shape="id809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809" draw:start-glue-point="8" draw:end-shape="id807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810" draw:start-glue-point="10" draw:end-shape="id811" draw:end-glue-point="6" svg:d="M8121 19877h293v2h293" svg:viewBox="0 0 587 3">
          <text:p/>
        </draw:connector>
        <draw:custom-shape draw:style-name="gr2" draw:text-style-name="P1" xml:id="id816" draw:id="id816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7" draw:id="id817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2" draw:id="id812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3" draw:id="id813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812" draw:start-glue-point="10" draw:end-shape="id813" draw:end-glue-point="6" svg:d="M13019 19877h312v2h313" svg:viewBox="0 0 626 3">
          <text:p/>
        </draw:connector>
        <draw:custom-shape draw:style-name="gr2" draw:text-style-name="P1" xml:id="id814" draw:id="id814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5" draw:id="id815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814" draw:start-glue-point="10" draw:end-shape="id815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814" draw:start-glue-point="8" draw:end-shape="id816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814" draw:start-glue-point="8" draw:end-shape="id812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817" draw:start-glue-point="4" draw:end-shape="id815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815" draw:start-glue-point="8" draw:end-shape="id813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816" draw:start-glue-point="10" draw:end-shape="id817" draw:end-glue-point="6" svg:d="M11504 19877h292v2h292" svg:viewBox="0 0 585 3">
          <text:p/>
        </draw:connector>
        <draw:custom-shape draw:style-name="gr2" draw:text-style-name="P1" xml:id="id818" draw:id="id818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9" draw:id="id819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818" draw:start-glue-point="10" draw:end-shape="id819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818" draw:start-glue-point="8" draw:end-shape="id808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818" draw:start-glue-point="8" draw:end-shape="id814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809" draw:start-glue-point="4" draw:end-shape="id819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819" draw:start-glue-point="8" draw:end-shape="id815" draw:end-glue-point="4" svg:d="M11476 15345l1611 1573" svg:viewBox="0 0 1612 1574">
          <text:p/>
        </draw:connector>
        <draw:custom-shape draw:style-name="gr2" draw:text-style-name="P1" xml:id="id820" draw:id="id820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1" draw:id="id821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820" draw:start-glue-point="10" draw:end-shape="id821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820" draw:start-glue-point="8" draw:end-shape="id804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820" draw:start-glue-point="8" draw:end-shape="id818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805" draw:start-glue-point="4" draw:end-shape="id821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821" draw:start-glue-point="8" draw:end-shape="id819" draw:end-glue-point="11" svg:d="M8335 11973l3292 2619" svg:viewBox="0 0 3293 2620">
          <text:p/>
        </draw:connector>
        <draw:custom-shape draw:style-name="gr2" draw:text-style-name="P1" xml:id="id788" draw:id="id788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788" draw:start-glue-point="8" draw:end-shape="id820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788" draw:start-glue-point="8" draw:end-shape="id772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790" draw:start-glue-point="8" draw:end-shape="id788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791" draw:start-glue-point="8" draw:end-shape="id789" draw:end-glue-point="4" svg:d="M3287 3083l11151 3406" svg:viewBox="0 0 11152 3407">
          <text:p/>
        </draw:connector>
        <draw:connector draw:style-name="gr7" draw:text-style-name="P1" draw:layer="layout" draw:type="line" svg:x1="19.64cm" svg:y1="17.78cm" svg:x2="18.27cm" svg:y2="19.877cm" draw:start-shape="id771" draw:start-glue-point="8" draw:end-shape="id770" draw:end-glue-point="10" svg:d="M19640 17780l-1370 2097" svg:viewBox="0 0 1371 2098">
          <text:p/>
        </draw:connector>
        <draw:connector draw:style-name="gr8" draw:text-style-name="P1" draw:layer="layout" svg:x1="19.015cm" svg:y1="17.359cm" svg:x2="19.426cm" svg:y2="17.339cm" draw:start-shape="id769" draw:start-glue-point="10" draw:end-shape="id771" draw:end-glue-point="6" svg:d="M19015 17359h205v-20h206" svg:viewBox="0 0 412 2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2" draw:text-style-name="P1" xml:id="id826" draw:id="id826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7" draw:id="id827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2" draw:id="id822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3" draw:id="id823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822" draw:start-glue-point="10" draw:end-shape="id823" draw:end-glue-point="6" svg:d="M16404 19877h313v2h312" svg:viewBox="0 0 626 3">
          <text:p/>
        </draw:connector>
        <draw:custom-shape draw:style-name="gr2" draw:text-style-name="P1" xml:id="id824" draw:id="id824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5" draw:id="id825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824" draw:start-glue-point="10" draw:end-shape="id825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824" draw:start-glue-point="8" draw:end-shape="id826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824" draw:start-glue-point="8" draw:end-shape="id822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827" draw:start-glue-point="4" draw:end-shape="id825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825" draw:start-glue-point="8" draw:end-shape="id823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826" draw:start-glue-point="10" draw:end-shape="id827" draw:end-glue-point="6" svg:d="M14889 19877h292v2h292" svg:viewBox="0 0 585 3">
          <text:p/>
        </draw:connector>
        <draw:custom-shape draw:style-name="gr2" draw:text-style-name="P1" xml:id="id833" draw:id="id833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4" draw:id="id834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8" draw:id="id828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9" draw:id="id829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828" draw:start-glue-point="10" draw:end-shape="id829" draw:end-glue-point="6" svg:d="M19785 19877h314v2h313" svg:viewBox="0 0 628 3">
          <text:p/>
        </draw:connector>
        <draw:custom-shape draw:style-name="gr2" draw:text-style-name="P1" xml:id="id832" draw:id="id832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1" draw:id="id831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15cm" svg:y2="14.902cm" draw:start-shape="id830" draw:start-glue-point="10" draw:end-shape="id831" draw:end-glue-point="6" svg:d="M17544 14903h285v-1h286" svg:viewBox="0 0 572 2">
          <text:p/>
        </draw:connector>
        <draw:connector draw:style-name="gr4" draw:text-style-name="P1" draw:layer="layout" draw:type="line" svg:x1="18.802cm" svg:y1="17.8cm" svg:x2="18.057cm" svg:y2="19.436cm" draw:start-shape="id832" draw:start-glue-point="8" draw:end-shape="id833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832" draw:start-glue-point="8" draw:end-shape="id828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834" draw:start-glue-point="4" draw:end-shape="id831" draw:end-glue-point="8" svg:d="M19640 16897l-1311-1554" svg:viewBox="0 0 1312 1555">
          <text:p/>
        </draw:connector>
        <draw:connector draw:style-name="gr4" draw:text-style-name="P1" draw:layer="layout" draw:type="line" svg:x1="19.64cm" svg:y1="17.78cm" svg:x2="20.625cm" svg:y2="19.437cm" draw:start-shape="id834" draw:start-glue-point="8" draw:end-shape="id829" draw:end-glue-point="4" svg:d="M19640 17780l985 1657" svg:viewBox="0 0 986 1658">
          <text:p/>
        </draw:connector>
        <draw:custom-shape draw:style-name="gr2" draw:text-style-name="P1" xml:id="id830" draw:id="id83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6" draw:id="id836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357cm" svg:y2="11.531cm" draw:start-shape="id835" draw:start-glue-point="10" draw:end-shape="id836" draw:end-glue-point="6" svg:d="M20855 11531h502" svg:viewBox="0 0 503 1">
          <text:p/>
        </draw:connector>
        <draw:connector draw:style-name="gr4" draw:text-style-name="P1" draw:layer="layout" draw:type="line" svg:x1="17.331cm" svg:y1="15.345cm" svg:x2="15.471cm" svg:y2="16.918cm" draw:start-shape="id830" draw:start-glue-point="8" draw:end-shape="id824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830" draw:start-glue-point="8" draw:end-shape="id832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29cm" svg:y2="15.343cm" draw:start-shape="id825" draw:start-glue-point="4" draw:end-shape="id831" draw:end-glue-point="8" svg:d="M16524 16918l1805-1575" svg:viewBox="0 0 1806 1576">
          <text:p/>
        </draw:connector>
        <draw:connector draw:style-name="gr4" draw:text-style-name="P1" draw:layer="layout" draw:type="line" svg:x1="21.571cm" svg:y1="11.972cm" svg:x2="18.329cm" svg:y2="14.461cm" draw:start-shape="id836" draw:start-glue-point="8" draw:end-shape="id831" draw:end-glue-point="4" svg:d="M21571 11972l-3242 2489" svg:viewBox="0 0 3243 2490">
          <text:p/>
        </draw:connector>
        <draw:custom-shape draw:style-name="gr2" draw:text-style-name="P1" xml:id="id841" draw:id="id841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2" draw:id="id842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7" draw:id="id837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8" draw:id="id838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837" draw:start-glue-point="10" draw:end-shape="id838" draw:end-glue-point="6" svg:d="M22998 19877h312v2h313" svg:viewBox="0 0 626 3">
          <text:p/>
        </draw:connector>
        <draw:custom-shape draw:style-name="gr2" draw:text-style-name="P1" xml:id="id839" draw:id="id839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0" draw:id="id840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839" draw:start-glue-point="10" draw:end-shape="id840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839" draw:start-glue-point="8" draw:end-shape="id841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839" draw:start-glue-point="8" draw:end-shape="id837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842" draw:start-glue-point="4" draw:end-shape="id840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840" draw:start-glue-point="8" draw:end-shape="id838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841" draw:start-glue-point="10" draw:end-shape="id842" draw:end-glue-point="6" svg:d="M21482 19877h293v2h293" svg:viewBox="0 0 587 3">
          <text:p/>
        </draw:connector>
        <draw:custom-shape draw:style-name="gr2" draw:text-style-name="P1" xml:id="id847" draw:id="id847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8" draw:id="id848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3" draw:id="id843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4" draw:id="id844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843" draw:start-glue-point="10" draw:end-shape="id844" draw:end-glue-point="6" svg:d="M26380 19877h312v2h313" svg:viewBox="0 0 626 3">
          <text:p/>
        </draw:connector>
        <draw:custom-shape draw:style-name="gr2" draw:text-style-name="P1" xml:id="id845" draw:id="id845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6" draw:id="id846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845" draw:start-glue-point="10" draw:end-shape="id846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845" draw:start-glue-point="8" draw:end-shape="id847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845" draw:start-glue-point="8" draw:end-shape="id843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848" draw:start-glue-point="4" draw:end-shape="id846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846" draw:start-glue-point="8" draw:end-shape="id844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847" draw:start-glue-point="10" draw:end-shape="id848" draw:end-glue-point="6" svg:d="M24864 19877h293v2h292" svg:viewBox="0 0 586 3">
          <text:p/>
        </draw:connector>
        <draw:custom-shape draw:style-name="gr2" draw:text-style-name="P1" xml:id="id849" draw:id="id849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0" draw:id="id850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849" draw:start-glue-point="10" draw:end-shape="id850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849" draw:start-glue-point="8" draw:end-shape="id839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849" draw:start-glue-point="8" draw:end-shape="id845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840" draw:start-glue-point="4" draw:end-shape="id850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850" draw:start-glue-point="8" draw:end-shape="id846" draw:end-glue-point="4" svg:d="M24837 15345l1611 1573" svg:viewBox="0 0 1612 1574">
          <text:p/>
        </draw:connector>
        <draw:custom-shape draw:style-name="gr2" draw:text-style-name="P1" xml:id="id835" draw:id="id835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2" draw:id="id852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851" draw:start-glue-point="10" draw:end-shape="id852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835" draw:start-glue-point="8" draw:end-shape="id830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835" draw:start-glue-point="8" draw:end-shape="id849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836" draw:start-glue-point="4" draw:end-shape="id852" draw:end-glue-point="8" svg:d="M21571 11090l-7133-3718" svg:viewBox="0 0 7134 3719">
          <text:p/>
        </draw:connector>
        <draw:connector draw:style-name="gr4" draw:text-style-name="P1" draw:layer="layout" draw:type="line" svg:x1="14.438cm" svg:y1="7.372cm" svg:x2="24.988cm" svg:y2="14.592cm" draw:start-shape="id852" draw:start-glue-point="8" draw:end-shape="id850" draw:end-glue-point="11" svg:d="M14438 7372l10550 7220" svg:viewBox="0 0 10551 7221">
          <text:p/>
        </draw:connector>
        <draw:custom-shape draw:style-name="gr2" draw:text-style-name="P1" xml:id="id853" draw:id="id853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4" draw:id="id854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853" draw:start-glue-point="10" draw:end-shape="id854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854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853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853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854" draw:end-glue-point="4" svg:d="M-611-16l3898 2216" svg:viewBox="0 0 3899 2217">
          <text:p/>
        </draw:connector>
        <draw:custom-shape draw:style-name="gr2" draw:text-style-name="P1" xml:id="id859" draw:id="id859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0" draw:id="id860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5" draw:id="id855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6" draw:id="id856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855" draw:start-glue-point="10" draw:end-shape="id856" draw:end-glue-point="6" svg:d="M3043 19877h314v2h312" svg:viewBox="0 0 627 3">
          <text:p/>
        </draw:connector>
        <draw:custom-shape draw:style-name="gr2" draw:text-style-name="P1" xml:id="id857" draw:id="id857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8" draw:id="id858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857" draw:start-glue-point="10" draw:end-shape="id858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857" draw:start-glue-point="8" draw:end-shape="id859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857" draw:start-glue-point="8" draw:end-shape="id855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860" draw:start-glue-point="4" draw:end-shape="id858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858" draw:start-glue-point="8" draw:end-shape="id856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859" draw:start-glue-point="10" draw:end-shape="id860" draw:end-glue-point="6" svg:d="M1528 19877h292v2h292" svg:viewBox="0 0 585 3">
          <text:p/>
        </draw:connector>
        <draw:custom-shape draw:style-name="gr2" draw:text-style-name="P1" xml:id="id865" draw:id="id865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6" draw:id="id866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1" draw:id="id861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2" draw:id="id862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861" draw:start-glue-point="10" draw:end-shape="id862" draw:end-glue-point="6" svg:d="M6424 19877h314v2h313" svg:viewBox="0 0 628 3">
          <text:p/>
        </draw:connector>
        <draw:custom-shape draw:style-name="gr2" draw:text-style-name="P1" xml:id="id863" draw:id="id863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4" draw:id="id864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863" draw:start-glue-point="10" draw:end-shape="id864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863" draw:start-glue-point="8" draw:end-shape="id865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863" draw:start-glue-point="8" draw:end-shape="id861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866" draw:start-glue-point="4" draw:end-shape="id864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864" draw:start-glue-point="8" draw:end-shape="id862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865" draw:start-glue-point="10" draw:end-shape="id866" draw:end-glue-point="6" svg:d="M4910 19877h292v2h292" svg:viewBox="0 0 585 3">
          <text:p/>
        </draw:connector>
        <draw:custom-shape draw:style-name="gr2" draw:text-style-name="P1" xml:id="id867" draw:id="id867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8" draw:id="id868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867" draw:start-glue-point="10" draw:end-shape="id868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867" draw:start-glue-point="8" draw:end-shape="id857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867" draw:start-glue-point="8" draw:end-shape="id863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858" draw:start-glue-point="4" draw:end-shape="id868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868" draw:start-glue-point="8" draw:end-shape="id864" draw:end-glue-point="4" svg:d="M5023 15345l1470 1573" svg:viewBox="0 0 1471 1574">
          <text:p/>
        </draw:connector>
        <draw:custom-shape draw:style-name="gr2" draw:text-style-name="P1" xml:id="id873" draw:id="id873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4" draw:id="id874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9" draw:id="id869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0" draw:id="id870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869" draw:start-glue-point="10" draw:end-shape="id870" draw:end-glue-point="6" svg:d="M9637 19877h313v2h313" svg:viewBox="0 0 627 3">
          <text:p/>
        </draw:connector>
        <draw:custom-shape draw:style-name="gr2" draw:text-style-name="P1" xml:id="id871" draw:id="id871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2" draw:id="id872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871" draw:start-glue-point="10" draw:end-shape="id872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871" draw:start-glue-point="8" draw:end-shape="id873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871" draw:start-glue-point="8" draw:end-shape="id869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874" draw:start-glue-point="4" draw:end-shape="id872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872" draw:start-glue-point="8" draw:end-shape="id870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873" draw:start-glue-point="10" draw:end-shape="id874" draw:end-glue-point="6" svg:d="M8121 19877h293v2h293" svg:viewBox="0 0 587 3">
          <text:p/>
        </draw:connector>
        <draw:custom-shape draw:style-name="gr2" draw:text-style-name="P1" xml:id="id879" draw:id="id879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0" draw:id="id880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5" draw:id="id875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6" draw:id="id876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875" draw:start-glue-point="10" draw:end-shape="id876" draw:end-glue-point="6" svg:d="M13019 19877h312v2h313" svg:viewBox="0 0 626 3">
          <text:p/>
        </draw:connector>
        <draw:custom-shape draw:style-name="gr2" draw:text-style-name="P1" xml:id="id877" draw:id="id877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8" draw:id="id878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877" draw:start-glue-point="10" draw:end-shape="id878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877" draw:start-glue-point="8" draw:end-shape="id879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877" draw:start-glue-point="8" draw:end-shape="id875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880" draw:start-glue-point="4" draw:end-shape="id878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878" draw:start-glue-point="8" draw:end-shape="id876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879" draw:start-glue-point="10" draw:end-shape="id880" draw:end-glue-point="6" svg:d="M11504 19877h292v2h292" svg:viewBox="0 0 585 3">
          <text:p/>
        </draw:connector>
        <draw:custom-shape draw:style-name="gr2" draw:text-style-name="P1" xml:id="id881" draw:id="id881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2" draw:id="id882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881" draw:start-glue-point="10" draw:end-shape="id882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881" draw:start-glue-point="8" draw:end-shape="id871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881" draw:start-glue-point="8" draw:end-shape="id877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872" draw:start-glue-point="4" draw:end-shape="id882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882" draw:start-glue-point="8" draw:end-shape="id878" draw:end-glue-point="4" svg:d="M11476 15345l1611 1573" svg:viewBox="0 0 1612 1574">
          <text:p/>
        </draw:connector>
        <draw:custom-shape draw:style-name="gr2" draw:text-style-name="P1" xml:id="id883" draw:id="id883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4" draw:id="id884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883" draw:start-glue-point="10" draw:end-shape="id884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883" draw:start-glue-point="8" draw:end-shape="id867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883" draw:start-glue-point="8" draw:end-shape="id881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868" draw:start-glue-point="4" draw:end-shape="id884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884" draw:start-glue-point="8" draw:end-shape="id882" draw:end-glue-point="11" svg:d="M8335 11973l3292 2619" svg:viewBox="0 0 3293 2620">
          <text:p/>
        </draw:connector>
        <draw:custom-shape draw:style-name="gr2" draw:text-style-name="P1" xml:id="id851" draw:id="id851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851" draw:start-glue-point="8" draw:end-shape="id883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851" draw:start-glue-point="8" draw:end-shape="id835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853" draw:start-glue-point="8" draw:end-shape="id851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854" draw:start-glue-point="8" draw:end-shape="id852" draw:end-glue-point="4" svg:d="M3287 3083l11151 3406" svg:viewBox="0 0 11152 3407">
          <text:p/>
        </draw:connector>
        <draw:connector draw:style-name="gr7" draw:text-style-name="P1" draw:layer="layout" draw:type="line" svg:x1="19.64cm" svg:y1="17.78cm" svg:x2="18.27cm" svg:y2="19.877cm" draw:start-shape="id834" draw:start-glue-point="8" draw:end-shape="id833" draw:end-glue-point="10" svg:d="M19640 17780l-1370 2097" svg:viewBox="0 0 1371 2098">
          <text:p/>
        </draw:connector>
        <draw:connector draw:style-name="gr8" draw:text-style-name="P1" draw:layer="layout" svg:x1="19.015cm" svg:y1="17.359cm" svg:x2="19.426cm" svg:y2="17.339cm" draw:start-shape="id832" draw:start-glue-point="10" draw:end-shape="id834" draw:end-glue-point="6" svg:d="M19015 17359h205v-20h206" svg:viewBox="0 0 412 2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2" draw:text-style-name="P1" xml:id="id889" draw:id="id88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0" draw:id="id89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5" draw:id="id88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6" draw:id="id88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885" draw:start-glue-point="10" draw:end-shape="id886" draw:end-glue-point="6" svg:d="M16404 19877h313v2h312" svg:viewBox="0 0 626 3">
          <text:p/>
        </draw:connector>
        <draw:custom-shape draw:style-name="gr2" draw:text-style-name="P1" xml:id="id887" draw:id="id88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8" draw:id="id88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887" draw:start-glue-point="10" draw:end-shape="id88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887" draw:start-glue-point="8" draw:end-shape="id88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887" draw:start-glue-point="8" draw:end-shape="id88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890" draw:start-glue-point="4" draw:end-shape="id88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888" draw:start-glue-point="8" draw:end-shape="id88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889" draw:start-glue-point="10" draw:end-shape="id890" draw:end-glue-point="6" svg:d="M14889 19877h292v2h292" svg:viewBox="0 0 585 3">
          <text:p/>
        </draw:connector>
        <draw:custom-shape draw:style-name="gr2" draw:text-style-name="P1" xml:id="id896" draw:id="id896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7" draw:id="id897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1" draw:id="id89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2" draw:id="id89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891" draw:start-glue-point="10" draw:end-shape="id892" draw:end-glue-point="6" svg:d="M19785 19877h314v2h313" svg:viewBox="0 0 628 3">
          <text:p/>
        </draw:connector>
        <draw:custom-shape draw:style-name="gr2" draw:text-style-name="P1" xml:id="id895" draw:id="id895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4" draw:id="id894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15cm" svg:y2="14.902cm" draw:start-shape="id893" draw:start-glue-point="10" draw:end-shape="id894" draw:end-glue-point="6" svg:d="M17544 14903h285v-1h286" svg:viewBox="0 0 572 2">
          <text:p/>
        </draw:connector>
        <draw:connector draw:style-name="gr4" draw:text-style-name="P1" draw:layer="layout" draw:type="line" svg:x1="18.802cm" svg:y1="17.8cm" svg:x2="18.057cm" svg:y2="19.436cm" draw:start-shape="id895" draw:start-glue-point="8" draw:end-shape="id896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895" draw:start-glue-point="8" draw:end-shape="id891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897" draw:start-glue-point="4" draw:end-shape="id894" draw:end-glue-point="8" svg:d="M19640 16897l-1311-1554" svg:viewBox="0 0 1312 1555">
          <text:p/>
        </draw:connector>
        <draw:connector draw:style-name="gr4" draw:text-style-name="P1" draw:layer="layout" draw:type="line" svg:x1="19.64cm" svg:y1="17.78cm" svg:x2="20.625cm" svg:y2="19.437cm" draw:start-shape="id897" draw:start-glue-point="8" draw:end-shape="id892" draw:end-glue-point="4" svg:d="M19640 17780l985 1657" svg:viewBox="0 0 986 1658">
          <text:p/>
        </draw:connector>
        <draw:custom-shape draw:style-name="gr2" draw:text-style-name="P1" xml:id="id893" draw:id="id89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9" draw:id="id899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357cm" svg:y2="11.531cm" draw:start-shape="id898" draw:start-glue-point="10" draw:end-shape="id899" draw:end-glue-point="6" svg:d="M20855 11531h502" svg:viewBox="0 0 503 1">
          <text:p/>
        </draw:connector>
        <draw:connector draw:style-name="gr4" draw:text-style-name="P1" draw:layer="layout" draw:type="line" svg:x1="17.331cm" svg:y1="15.345cm" svg:x2="15.471cm" svg:y2="16.918cm" draw:start-shape="id893" draw:start-glue-point="8" draw:end-shape="id88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893" draw:start-glue-point="8" draw:end-shape="id895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29cm" svg:y2="15.343cm" draw:start-shape="id888" draw:start-glue-point="4" draw:end-shape="id894" draw:end-glue-point="8" svg:d="M16524 16918l1805-1575" svg:viewBox="0 0 1806 1576">
          <text:p/>
        </draw:connector>
        <draw:connector draw:style-name="gr4" draw:text-style-name="P1" draw:layer="layout" draw:type="line" svg:x1="21.571cm" svg:y1="11.972cm" svg:x2="18.329cm" svg:y2="14.461cm" draw:start-shape="id899" draw:start-glue-point="8" draw:end-shape="id894" draw:end-glue-point="4" svg:d="M21571 11972l-3242 2489" svg:viewBox="0 0 3243 2490">
          <text:p/>
        </draw:connector>
        <draw:custom-shape draw:style-name="gr2" draw:text-style-name="P1" xml:id="id904" draw:id="id904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5" draw:id="id905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0" draw:id="id900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1" draw:id="id901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900" draw:start-glue-point="10" draw:end-shape="id901" draw:end-glue-point="6" svg:d="M22998 19877h312v2h313" svg:viewBox="0 0 626 3">
          <text:p/>
        </draw:connector>
        <draw:custom-shape draw:style-name="gr2" draw:text-style-name="P1" xml:id="id902" draw:id="id902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3" draw:id="id903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902" draw:start-glue-point="10" draw:end-shape="id903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902" draw:start-glue-point="8" draw:end-shape="id904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902" draw:start-glue-point="8" draw:end-shape="id900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905" draw:start-glue-point="4" draw:end-shape="id903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903" draw:start-glue-point="8" draw:end-shape="id901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904" draw:start-glue-point="10" draw:end-shape="id905" draw:end-glue-point="6" svg:d="M21482 19877h293v2h293" svg:viewBox="0 0 587 3">
          <text:p/>
        </draw:connector>
        <draw:custom-shape draw:style-name="gr2" draw:text-style-name="P1" xml:id="id910" draw:id="id910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1" draw:id="id911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6" draw:id="id906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7" draw:id="id907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906" draw:start-glue-point="10" draw:end-shape="id907" draw:end-glue-point="6" svg:d="M26380 19877h312v2h313" svg:viewBox="0 0 626 3">
          <text:p/>
        </draw:connector>
        <draw:custom-shape draw:style-name="gr2" draw:text-style-name="P1" xml:id="id908" draw:id="id908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9" draw:id="id909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908" draw:start-glue-point="10" draw:end-shape="id909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908" draw:start-glue-point="8" draw:end-shape="id910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908" draw:start-glue-point="8" draw:end-shape="id906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11" draw:start-glue-point="4" draw:end-shape="id909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909" draw:start-glue-point="8" draw:end-shape="id907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910" draw:start-glue-point="10" draw:end-shape="id911" draw:end-glue-point="6" svg:d="M24864 19877h293v2h292" svg:viewBox="0 0 586 3">
          <text:p/>
        </draw:connector>
        <draw:custom-shape draw:style-name="gr2" draw:text-style-name="P1" xml:id="id912" draw:id="id912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3" draw:id="id913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12" draw:start-glue-point="10" draw:end-shape="id913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12" draw:start-glue-point="8" draw:end-shape="id902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12" draw:start-glue-point="8" draw:end-shape="id908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903" draw:start-glue-point="4" draw:end-shape="id913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13" draw:start-glue-point="8" draw:end-shape="id909" draw:end-glue-point="4" svg:d="M24837 15345l1611 1573" svg:viewBox="0 0 1612 1574">
          <text:p/>
        </draw:connector>
        <draw:custom-shape draw:style-name="gr2" draw:text-style-name="P1" xml:id="id898" draw:id="id898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5" draw:id="id915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914" draw:start-glue-point="10" draw:end-shape="id915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898" draw:start-glue-point="8" draw:end-shape="id89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898" draw:start-glue-point="8" draw:end-shape="id912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899" draw:start-glue-point="4" draw:end-shape="id915" draw:end-glue-point="8" svg:d="M21571 11090l-7133-3718" svg:viewBox="0 0 7134 3719">
          <text:p/>
        </draw:connector>
        <draw:connector draw:style-name="gr4" draw:text-style-name="P1" draw:layer="layout" draw:type="line" svg:x1="21.571cm" svg:y1="11.972cm" svg:x2="24.988cm" svg:y2="14.592cm" draw:start-shape="id899" draw:start-glue-point="8" draw:end-shape="id913" draw:end-glue-point="11" svg:d="M21571 11972l3417 2620" svg:viewBox="0 0 3418 2621">
          <text:p/>
        </draw:connector>
        <draw:custom-shape draw:style-name="gr2" draw:text-style-name="P1" xml:id="id916" draw:id="id916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7" draw:id="id917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16" draw:start-glue-point="10" draw:end-shape="id917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17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16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16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17" draw:end-glue-point="4" svg:d="M-611-16l3898 2216" svg:viewBox="0 0 3899 2217">
          <text:p/>
        </draw:connector>
        <draw:custom-shape draw:style-name="gr2" draw:text-style-name="P1" xml:id="id922" draw:id="id922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3" draw:id="id923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8" draw:id="id918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9" draw:id="id919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18" draw:start-glue-point="10" draw:end-shape="id919" draw:end-glue-point="6" svg:d="M3043 19877h314v2h312" svg:viewBox="0 0 627 3">
          <text:p/>
        </draw:connector>
        <draw:custom-shape draw:style-name="gr2" draw:text-style-name="P1" xml:id="id920" draw:id="id920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1" draw:id="id921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20" draw:start-glue-point="10" draw:end-shape="id921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20" draw:start-glue-point="8" draw:end-shape="id922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20" draw:start-glue-point="8" draw:end-shape="id918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923" draw:start-glue-point="4" draw:end-shape="id921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921" draw:start-glue-point="8" draw:end-shape="id919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922" draw:start-glue-point="10" draw:end-shape="id923" draw:end-glue-point="6" svg:d="M1528 19877h292v2h292" svg:viewBox="0 0 585 3">
          <text:p/>
        </draw:connector>
        <draw:custom-shape draw:style-name="gr2" draw:text-style-name="P1" xml:id="id928" draw:id="id928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9" draw:id="id929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4" draw:id="id924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5" draw:id="id925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924" draw:start-glue-point="10" draw:end-shape="id925" draw:end-glue-point="6" svg:d="M6424 19877h314v2h313" svg:viewBox="0 0 628 3">
          <text:p/>
        </draw:connector>
        <draw:custom-shape draw:style-name="gr2" draw:text-style-name="P1" xml:id="id926" draw:id="id926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7" draw:id="id927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926" draw:start-glue-point="10" draw:end-shape="id927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926" draw:start-glue-point="8" draw:end-shape="id928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926" draw:start-glue-point="8" draw:end-shape="id924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929" draw:start-glue-point="4" draw:end-shape="id927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927" draw:start-glue-point="8" draw:end-shape="id925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928" draw:start-glue-point="10" draw:end-shape="id929" draw:end-glue-point="6" svg:d="M4910 19877h292v2h292" svg:viewBox="0 0 585 3">
          <text:p/>
        </draw:connector>
        <draw:custom-shape draw:style-name="gr2" draw:text-style-name="P1" xml:id="id930" draw:id="id930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1" draw:id="id931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930" draw:start-glue-point="10" draw:end-shape="id931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930" draw:start-glue-point="8" draw:end-shape="id920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930" draw:start-glue-point="8" draw:end-shape="id926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921" draw:start-glue-point="4" draw:end-shape="id931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931" draw:start-glue-point="8" draw:end-shape="id927" draw:end-glue-point="4" svg:d="M5023 15345l1470 1573" svg:viewBox="0 0 1471 1574">
          <text:p/>
        </draw:connector>
        <draw:custom-shape draw:style-name="gr2" draw:text-style-name="P1" xml:id="id936" draw:id="id936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7" draw:id="id937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2" draw:id="id932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3" draw:id="id933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932" draw:start-glue-point="10" draw:end-shape="id933" draw:end-glue-point="6" svg:d="M9637 19877h313v2h313" svg:viewBox="0 0 627 3">
          <text:p/>
        </draw:connector>
        <draw:custom-shape draw:style-name="gr2" draw:text-style-name="P1" xml:id="id934" draw:id="id934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5" draw:id="id935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934" draw:start-glue-point="10" draw:end-shape="id935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934" draw:start-glue-point="8" draw:end-shape="id936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934" draw:start-glue-point="8" draw:end-shape="id932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937" draw:start-glue-point="4" draw:end-shape="id935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935" draw:start-glue-point="8" draw:end-shape="id933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936" draw:start-glue-point="10" draw:end-shape="id937" draw:end-glue-point="6" svg:d="M8121 19877h293v2h293" svg:viewBox="0 0 587 3">
          <text:p/>
        </draw:connector>
        <draw:custom-shape draw:style-name="gr2" draw:text-style-name="P1" xml:id="id942" draw:id="id942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3" draw:id="id943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8" draw:id="id938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9" draw:id="id939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938" draw:start-glue-point="10" draw:end-shape="id939" draw:end-glue-point="6" svg:d="M13019 19877h312v2h313" svg:viewBox="0 0 626 3">
          <text:p/>
        </draw:connector>
        <draw:custom-shape draw:style-name="gr2" draw:text-style-name="P1" xml:id="id940" draw:id="id940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1" draw:id="id941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940" draw:start-glue-point="10" draw:end-shape="id941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940" draw:start-glue-point="8" draw:end-shape="id942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940" draw:start-glue-point="8" draw:end-shape="id938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943" draw:start-glue-point="4" draw:end-shape="id941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941" draw:start-glue-point="8" draw:end-shape="id939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942" draw:start-glue-point="10" draw:end-shape="id943" draw:end-glue-point="6" svg:d="M11504 19877h292v2h292" svg:viewBox="0 0 585 3">
          <text:p/>
        </draw:connector>
        <draw:custom-shape draw:style-name="gr2" draw:text-style-name="P1" xml:id="id944" draw:id="id944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5" draw:id="id945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944" draw:start-glue-point="10" draw:end-shape="id945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944" draw:start-glue-point="8" draw:end-shape="id934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944" draw:start-glue-point="8" draw:end-shape="id940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935" draw:start-glue-point="4" draw:end-shape="id945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945" draw:start-glue-point="8" draw:end-shape="id941" draw:end-glue-point="4" svg:d="M11476 15345l1611 1573" svg:viewBox="0 0 1612 1574">
          <text:p/>
        </draw:connector>
        <draw:custom-shape draw:style-name="gr2" draw:text-style-name="P1" xml:id="id946" draw:id="id946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7" draw:id="id947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946" draw:start-glue-point="10" draw:end-shape="id947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946" draw:start-glue-point="8" draw:end-shape="id930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946" draw:start-glue-point="8" draw:end-shape="id944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931" draw:start-glue-point="4" draw:end-shape="id947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947" draw:start-glue-point="8" draw:end-shape="id945" draw:end-glue-point="11" svg:d="M8335 11973l3292 2619" svg:viewBox="0 0 3293 2620">
          <text:p/>
        </draw:connector>
        <draw:custom-shape draw:style-name="gr2" draw:text-style-name="P1" xml:id="id914" draw:id="id914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914" draw:start-glue-point="8" draw:end-shape="id946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914" draw:start-glue-point="8" draw:end-shape="id898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916" draw:start-glue-point="8" draw:end-shape="id914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917" draw:start-glue-point="8" draw:end-shape="id915" draw:end-glue-point="4" svg:d="M3287 3083l11151 3406" svg:viewBox="0 0 11152 3407">
          <text:p/>
        </draw:connector>
        <draw:connector draw:style-name="gr7" draw:text-style-name="P1" draw:layer="layout" draw:type="line" svg:x1="19.64cm" svg:y1="17.78cm" svg:x2="18.27cm" svg:y2="19.877cm" draw:start-shape="id897" draw:start-glue-point="8" draw:end-shape="id896" draw:end-glue-point="10" svg:d="M19640 17780l-1370 2097" svg:viewBox="0 0 1371 2098">
          <text:p/>
        </draw:connector>
        <draw:connector draw:style-name="gr8" draw:text-style-name="P1" draw:layer="layout" svg:x1="19.015cm" svg:y1="17.359cm" svg:x2="19.426cm" svg:y2="17.339cm" draw:start-shape="id895" draw:start-glue-point="10" draw:end-shape="id897" draw:end-glue-point="6" svg:d="M19015 17359h205v-20h206" svg:viewBox="0 0 412 2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2" draw:text-style-name="P1" xml:id="id952" draw:id="id952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3" draw:id="id953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8" draw:id="id948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9" draw:id="id949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948" draw:start-glue-point="10" draw:end-shape="id949" draw:end-glue-point="6" svg:d="M16404 19877h313v2h312" svg:viewBox="0 0 626 3">
          <text:p/>
        </draw:connector>
        <draw:custom-shape draw:style-name="gr2" draw:text-style-name="P1" xml:id="id950" draw:id="id950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1" draw:id="id951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950" draw:start-glue-point="10" draw:end-shape="id951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950" draw:start-glue-point="8" draw:end-shape="id952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950" draw:start-glue-point="8" draw:end-shape="id948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953" draw:start-glue-point="4" draw:end-shape="id951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951" draw:start-glue-point="8" draw:end-shape="id949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952" draw:start-glue-point="10" draw:end-shape="id953" draw:end-glue-point="6" svg:d="M14889 19877h292v2h292" svg:viewBox="0 0 585 3">
          <text:p/>
        </draw:connector>
        <draw:custom-shape draw:style-name="gr2" draw:text-style-name="P1" xml:id="id959" draw:id="id959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0" draw:id="id960" draw:layer="Layout" svg:width="0.427cm" svg:height="0.883cm" svg:x="19.426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4" draw:id="id954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5" draw:id="id955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954" draw:start-glue-point="10" draw:end-shape="id955" draw:end-glue-point="6" svg:d="M19785 19877h314v2h313" svg:viewBox="0 0 628 3">
          <text:p/>
        </draw:connector>
        <draw:custom-shape draw:style-name="gr2" draw:text-style-name="P1" xml:id="id958" draw:id="id958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7" draw:id="id957" draw:layer="Layout" svg:width="0.427cm" svg:height="0.882cm" svg:x="18.115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15cm" svg:y2="14.902cm" draw:start-shape="id956" draw:start-glue-point="10" draw:end-shape="id957" draw:end-glue-point="6" svg:d="M17544 14903h285v-1h286" svg:viewBox="0 0 572 2">
          <text:p/>
        </draw:connector>
        <draw:connector draw:style-name="gr4" draw:text-style-name="P1" draw:layer="layout" draw:type="line" svg:x1="18.802cm" svg:y1="17.8cm" svg:x2="18.057cm" svg:y2="19.436cm" draw:start-shape="id958" draw:start-glue-point="8" draw:end-shape="id959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958" draw:start-glue-point="8" draw:end-shape="id954" draw:end-glue-point="4" svg:d="M18802 17800l770 1636" svg:viewBox="0 0 771 1637">
          <text:p/>
        </draw:connector>
        <draw:connector draw:style-name="gr5" draw:text-style-name="P1" draw:layer="layout" draw:type="line" svg:x1="19.64cm" svg:y1="16.897cm" svg:x2="18.329cm" svg:y2="15.343cm" draw:start-shape="id960" draw:start-glue-point="4" draw:end-shape="id957" draw:end-glue-point="8" svg:d="M19640 16897l-1311-1554" svg:viewBox="0 0 1312 1555">
          <text:p/>
        </draw:connector>
        <draw:connector draw:style-name="gr4" draw:text-style-name="P1" draw:layer="layout" draw:type="line" svg:x1="19.64cm" svg:y1="17.78cm" svg:x2="20.625cm" svg:y2="19.437cm" draw:start-shape="id960" draw:start-glue-point="8" draw:end-shape="id955" draw:end-glue-point="4" svg:d="M19640 17780l985 1657" svg:viewBox="0 0 986 1658">
          <text:p/>
        </draw:connector>
        <draw:custom-shape draw:style-name="gr2" draw:text-style-name="P1" xml:id="id956" draw:id="id956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2" draw:id="id962" draw:layer="Layout" svg:width="0.427cm" svg:height="0.882cm" svg:x="21.357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357cm" svg:y2="11.531cm" draw:start-shape="id961" draw:start-glue-point="10" draw:end-shape="id962" draw:end-glue-point="6" svg:d="M20855 11531h502" svg:viewBox="0 0 503 1">
          <text:p/>
        </draw:connector>
        <draw:connector draw:style-name="gr4" draw:text-style-name="P1" draw:layer="layout" draw:type="line" svg:x1="17.331cm" svg:y1="15.345cm" svg:x2="15.471cm" svg:y2="16.918cm" draw:start-shape="id956" draw:start-glue-point="8" draw:end-shape="id950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956" draw:start-glue-point="8" draw:end-shape="id958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29cm" svg:y2="15.343cm" draw:start-shape="id951" draw:start-glue-point="4" draw:end-shape="id957" draw:end-glue-point="8" svg:d="M16524 16918l1805-1575" svg:viewBox="0 0 1806 1576">
          <text:p/>
        </draw:connector>
        <draw:connector draw:style-name="gr4" draw:text-style-name="P1" draw:layer="layout" draw:type="line" svg:x1="21.571cm" svg:y1="11.972cm" svg:x2="18.329cm" svg:y2="14.461cm" draw:start-shape="id962" draw:start-glue-point="8" draw:end-shape="id957" draw:end-glue-point="4" svg:d="M21571 11972l-3242 2489" svg:viewBox="0 0 3243 2490">
          <text:p/>
        </draw:connector>
        <draw:custom-shape draw:style-name="gr2" draw:text-style-name="P1" xml:id="id967" draw:id="id967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8" draw:id="id968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3" draw:id="id963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4" draw:id="id964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963" draw:start-glue-point="10" draw:end-shape="id964" draw:end-glue-point="6" svg:d="M22998 19877h312v2h313" svg:viewBox="0 0 626 3">
          <text:p/>
        </draw:connector>
        <draw:custom-shape draw:style-name="gr2" draw:text-style-name="P1" xml:id="id965" draw:id="id965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6" draw:id="id966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965" draw:start-glue-point="10" draw:end-shape="id966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965" draw:start-glue-point="8" draw:end-shape="id967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965" draw:start-glue-point="8" draw:end-shape="id963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968" draw:start-glue-point="4" draw:end-shape="id966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966" draw:start-glue-point="8" draw:end-shape="id964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967" draw:start-glue-point="10" draw:end-shape="id968" draw:end-glue-point="6" svg:d="M21482 19877h293v2h293" svg:viewBox="0 0 587 3">
          <text:p/>
        </draw:connector>
        <draw:custom-shape draw:style-name="gr2" draw:text-style-name="P1" xml:id="id973" draw:id="id973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4" draw:id="id974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9" draw:id="id969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0" draw:id="id970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969" draw:start-glue-point="10" draw:end-shape="id970" draw:end-glue-point="6" svg:d="M26380 19877h312v2h313" svg:viewBox="0 0 626 3">
          <text:p/>
        </draw:connector>
        <draw:custom-shape draw:style-name="gr2" draw:text-style-name="P1" xml:id="id971" draw:id="id971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2" draw:id="id972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971" draw:start-glue-point="10" draw:end-shape="id972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971" draw:start-glue-point="8" draw:end-shape="id973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971" draw:start-glue-point="8" draw:end-shape="id969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74" draw:start-glue-point="4" draw:end-shape="id972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972" draw:start-glue-point="8" draw:end-shape="id970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973" draw:start-glue-point="10" draw:end-shape="id974" draw:end-glue-point="6" svg:d="M24864 19877h293v2h292" svg:viewBox="0 0 586 3">
          <text:p/>
        </draw:connector>
        <draw:custom-shape draw:style-name="gr2" draw:text-style-name="P1" xml:id="id975" draw:id="id975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6" draw:id="id976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75" draw:start-glue-point="10" draw:end-shape="id976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75" draw:start-glue-point="8" draw:end-shape="id965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75" draw:start-glue-point="8" draw:end-shape="id971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966" draw:start-glue-point="4" draw:end-shape="id976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76" draw:start-glue-point="8" draw:end-shape="id972" draw:end-glue-point="4" svg:d="M24837 15345l1611 1573" svg:viewBox="0 0 1612 1574">
          <text:p/>
        </draw:connector>
        <draw:custom-shape draw:style-name="gr2" draw:text-style-name="P1" xml:id="id961" draw:id="id961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8" draw:id="id978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4cm" svg:y2="6.931cm" draw:start-shape="id977" draw:start-glue-point="10" draw:end-shape="id978" draw:end-glue-point="6" svg:d="M13595 6931h629" svg:viewBox="0 0 630 1">
          <text:p/>
        </draw:connector>
        <draw:connector draw:style-name="gr4" draw:text-style-name="P1" draw:layer="layout" draw:type="line" svg:x1="20.642cm" svg:y1="11.972cm" svg:x2="17.331cm" svg:y2="14.461cm" draw:start-shape="id961" draw:start-glue-point="8" draw:end-shape="id956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961" draw:start-glue-point="8" draw:end-shape="id975" draw:end-glue-point="4" svg:d="M20642 11972l3142 2489" svg:viewBox="0 0 3143 2490">
          <text:p/>
        </draw:connector>
        <draw:connector draw:style-name="gr5" draw:text-style-name="P1" draw:layer="layout" draw:type="line" svg:x1="21.571cm" svg:y1="11.09cm" svg:x2="14.438cm" svg:y2="7.372cm" draw:start-shape="id962" draw:start-glue-point="4" draw:end-shape="id978" draw:end-glue-point="8" svg:d="M21571 11090l-7133-3718" svg:viewBox="0 0 7134 3719">
          <text:p/>
        </draw:connector>
        <draw:connector draw:style-name="gr4" draw:text-style-name="P1" draw:layer="layout" draw:type="line" svg:x1="21.571cm" svg:y1="11.972cm" svg:x2="24.988cm" svg:y2="14.592cm" draw:start-shape="id962" draw:start-glue-point="8" draw:end-shape="id976" draw:end-glue-point="11" svg:d="M21571 11972l3417 2620" svg:viewBox="0 0 3418 2621">
          <text:p/>
        </draw:connector>
        <draw:custom-shape draw:style-name="gr2" draw:text-style-name="P1" xml:id="id979" draw:id="id979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0" draw:id="id980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79" draw:start-glue-point="10" draw:end-shape="id980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80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79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79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80" draw:end-glue-point="4" svg:d="M-611-16l3898 2216" svg:viewBox="0 0 3899 2217">
          <text:p/>
        </draw:connector>
        <draw:custom-shape draw:style-name="gr2" draw:text-style-name="P1" xml:id="id985" draw:id="id985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6" draw:id="id986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1" draw:id="id981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2" draw:id="id982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81" draw:start-glue-point="10" draw:end-shape="id982" draw:end-glue-point="6" svg:d="M3043 19877h314v2h312" svg:viewBox="0 0 627 3">
          <text:p/>
        </draw:connector>
        <draw:custom-shape draw:style-name="gr2" draw:text-style-name="P1" xml:id="id983" draw:id="id983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4" draw:id="id984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83" draw:start-glue-point="10" draw:end-shape="id984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83" draw:start-glue-point="8" draw:end-shape="id985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83" draw:start-glue-point="8" draw:end-shape="id981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986" draw:start-glue-point="4" draw:end-shape="id984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984" draw:start-glue-point="8" draw:end-shape="id982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985" draw:start-glue-point="10" draw:end-shape="id986" draw:end-glue-point="6" svg:d="M1528 19877h292v2h292" svg:viewBox="0 0 585 3">
          <text:p/>
        </draw:connector>
        <draw:custom-shape draw:style-name="gr2" draw:text-style-name="P1" xml:id="id991" draw:id="id991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2" draw:id="id992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7" draw:id="id987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8" draw:id="id988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987" draw:start-glue-point="10" draw:end-shape="id988" draw:end-glue-point="6" svg:d="M6424 19877h314v2h313" svg:viewBox="0 0 628 3">
          <text:p/>
        </draw:connector>
        <draw:custom-shape draw:style-name="gr2" draw:text-style-name="P1" xml:id="id989" draw:id="id989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0" draw:id="id990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989" draw:start-glue-point="10" draw:end-shape="id990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989" draw:start-glue-point="8" draw:end-shape="id991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989" draw:start-glue-point="8" draw:end-shape="id987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992" draw:start-glue-point="4" draw:end-shape="id990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990" draw:start-glue-point="8" draw:end-shape="id988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991" draw:start-glue-point="10" draw:end-shape="id992" draw:end-glue-point="6" svg:d="M4910 19877h292v2h292" svg:viewBox="0 0 585 3">
          <text:p/>
        </draw:connector>
        <draw:custom-shape draw:style-name="gr2" draw:text-style-name="P1" xml:id="id993" draw:id="id993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4" draw:id="id994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993" draw:start-glue-point="10" draw:end-shape="id994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993" draw:start-glue-point="8" draw:end-shape="id983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993" draw:start-glue-point="8" draw:end-shape="id989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984" draw:start-glue-point="4" draw:end-shape="id994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994" draw:start-glue-point="8" draw:end-shape="id990" draw:end-glue-point="4" svg:d="M5023 15345l1470 1573" svg:viewBox="0 0 1471 1574">
          <text:p/>
        </draw:connector>
        <draw:custom-shape draw:style-name="gr2" draw:text-style-name="P1" xml:id="id999" draw:id="id999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0" draw:id="id1000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5" draw:id="id995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6" draw:id="id996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995" draw:start-glue-point="10" draw:end-shape="id996" draw:end-glue-point="6" svg:d="M9637 19877h313v2h313" svg:viewBox="0 0 627 3">
          <text:p/>
        </draw:connector>
        <draw:custom-shape draw:style-name="gr2" draw:text-style-name="P1" xml:id="id997" draw:id="id997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8" draw:id="id998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997" draw:start-glue-point="10" draw:end-shape="id998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997" draw:start-glue-point="8" draw:end-shape="id999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997" draw:start-glue-point="8" draw:end-shape="id995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000" draw:start-glue-point="4" draw:end-shape="id998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998" draw:start-glue-point="8" draw:end-shape="id996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999" draw:start-glue-point="10" draw:end-shape="id1000" draw:end-glue-point="6" svg:d="M8121 19877h293v2h293" svg:viewBox="0 0 587 3">
          <text:p/>
        </draw:connector>
        <draw:custom-shape draw:style-name="gr2" draw:text-style-name="P1" xml:id="id1005" draw:id="id1005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6" draw:id="id1006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1" draw:id="id1001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2" draw:id="id1002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001" draw:start-glue-point="10" draw:end-shape="id1002" draw:end-glue-point="6" svg:d="M13019 19877h312v2h313" svg:viewBox="0 0 626 3">
          <text:p/>
        </draw:connector>
        <draw:custom-shape draw:style-name="gr2" draw:text-style-name="P1" xml:id="id1003" draw:id="id1003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4" draw:id="id1004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003" draw:start-glue-point="10" draw:end-shape="id1004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003" draw:start-glue-point="8" draw:end-shape="id1005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003" draw:start-glue-point="8" draw:end-shape="id1001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006" draw:start-glue-point="4" draw:end-shape="id1004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004" draw:start-glue-point="8" draw:end-shape="id1002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005" draw:start-glue-point="10" draw:end-shape="id1006" draw:end-glue-point="6" svg:d="M11504 19877h292v2h292" svg:viewBox="0 0 585 3">
          <text:p/>
        </draw:connector>
        <draw:custom-shape draw:style-name="gr2" draw:text-style-name="P1" xml:id="id1007" draw:id="id1007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8" draw:id="id1008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007" draw:start-glue-point="10" draw:end-shape="id1008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007" draw:start-glue-point="8" draw:end-shape="id997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007" draw:start-glue-point="8" draw:end-shape="id1003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998" draw:start-glue-point="4" draw:end-shape="id1008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008" draw:start-glue-point="8" draw:end-shape="id1004" draw:end-glue-point="4" svg:d="M11476 15345l1611 1573" svg:viewBox="0 0 1612 1574">
          <text:p/>
        </draw:connector>
        <draw:custom-shape draw:style-name="gr2" draw:text-style-name="P1" xml:id="id1009" draw:id="id1009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10" draw:id="id1010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009" draw:start-glue-point="10" draw:end-shape="id1010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009" draw:start-glue-point="8" draw:end-shape="id993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009" draw:start-glue-point="8" draw:end-shape="id1007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994" draw:start-glue-point="4" draw:end-shape="id1010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010" draw:start-glue-point="8" draw:end-shape="id1008" draw:end-glue-point="11" svg:d="M8335 11973l3292 2619" svg:viewBox="0 0 3293 2620">
          <text:p/>
        </draw:connector>
        <draw:custom-shape draw:style-name="gr2" draw:text-style-name="P1" xml:id="id977" draw:id="id97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977" draw:start-glue-point="8" draw:end-shape="id1009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977" draw:start-glue-point="8" draw:end-shape="id961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979" draw:start-glue-point="8" draw:end-shape="id977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438cm" svg:y2="6.489cm" draw:start-shape="id980" draw:start-glue-point="8" draw:end-shape="id978" draw:end-glue-point="4" svg:d="M3287 3083l11151 3406" svg:viewBox="0 0 11152 3407">
          <text:p/>
        </draw:connector>
        <draw:connector draw:style-name="gr7" draw:text-style-name="P1" draw:layer="layout" draw:type="line" svg:x1="19.64cm" svg:y1="17.78cm" svg:x2="18.27cm" svg:y2="19.877cm" draw:start-shape="id960" draw:start-glue-point="8" draw:end-shape="id959" draw:end-glue-point="10" svg:d="M19640 17780l-1370 2097" svg:viewBox="0 0 1371 2098">
          <text:p/>
        </draw:connector>
        <draw:connector draw:style-name="gr8" draw:text-style-name="P1" draw:layer="layout" svg:x1="19.015cm" svg:y1="17.359cm" svg:x2="19.426cm" svg:y2="17.339cm" draw:start-shape="id958" draw:start-glue-point="10" draw:end-shape="id960" draw:end-glue-point="6" svg:d="M19015 17359h205v-20h206" svg:viewBox="0 0 412 21">
          <text:p/>
        </draw:connector>
        <draw:connector draw:style-name="gr7" draw:text-style-name="P1" draw:layer="layout" draw:type="line" svg:x1="14.438cm" svg:y1="7.372cm" svg:x2="8.335cm" svg:y2="11.09cm" draw:start-shape="id978" draw:start-glue-point="8" draw:end-shape="id1010" draw:end-glue-point="4" svg:d="M14438 7372l-6103 3718" svg:viewBox="0 0 6104 371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19:26:31.008396141</meta:creation-date>
    <meta:editing-duration>P3DT8H7M45S</meta:editing-duration>
    <meta:editing-cycles>43</meta:editing-cycles>
    <dc:date>2018-09-07T13:05:31.424816592</dc:date>
    <meta:generator>LibreOffice/4.2.8.2$Linux_X86_64 LibreOffice_project/420m0$Build-2</meta:generator>
    <meta:document-statistic meta:object-count="2590"/>
  </office:meta>
</office:document-meta>
</file>